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8%" style:writing-mode="rl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left" fo:break-before="auto" fo:line-height="108%" style:writing-mode="rl-tb"/>
    </style:style>
    <style:style style:name="T2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08%" style:writing-mode="rl-tb"/>
    </style:style>
    <style:style style:name="P4" style:family="paragraph" style:parent-style-name="Standard">
      <style:paragraph-properties fo:text-align="left" fo:break-before="auto" fo:line-height="108%" style:writing-mode="rl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T4_7" style:family="text">
      <style:text-properties fo:font-size="14pt" style:font-size-asian="14pt" style:font-size-complex="14pt"/>
    </style:style>
    <style:style style:name="T4_8" style:family="text">
      <style:text-properties fo:font-size="14pt" style:font-size-asian="14pt" style:font-size-complex="14pt"/>
    </style:style>
    <style:style style:name="T4_9" style:family="text">
      <style:text-properties fo:font-size="14pt" style:font-size-asian="14pt" style:font-size-complex="14pt"/>
    </style:style>
    <style:style style:name="T4_10" style:family="text">
      <style:text-properties fo:font-size="14pt" style:font-size-asian="14pt" style:font-size-complex="14pt"/>
    </style:style>
    <style:style style:name="T4_11" style:family="text">
      <style:text-properties fo:font-size="14pt" style:font-size-asian="14pt" style:font-size-complex="14pt"/>
    </style:style>
    <style:style style:name="T4_12" style:family="text">
      <style:text-properties fo:font-size="14pt" style:font-size-asian="14pt" style:font-size-complex="14pt"/>
    </style:style>
    <style:style style:name="T4_13" style:family="text">
      <style:text-properties fo:font-size="14pt" style:font-size-asian="14pt" style:font-size-complex="14pt"/>
    </style:style>
    <style:style style:name="T4_14" style:family="text">
      <style:text-properties fo:font-size="14pt" style:font-size-asian="14pt" style:font-size-complex="14pt"/>
    </style:style>
    <style:style style:name="T4_15" style:family="text">
      <style:text-properties fo:font-size="14pt" style:font-size-asian="14pt" style:font-size-complex="14pt"/>
    </style:style>
    <style:style style:name="T4_16" style:family="text">
      <style:text-properties fo:font-size="14pt" style:font-size-asian="14pt" style:font-size-complex="14pt"/>
    </style:style>
    <style:style style:name="T4_17" style:family="text">
      <style:text-properties fo:font-size="14pt" style:font-size-asian="14pt" style:font-size-complex="14pt"/>
    </style:style>
    <style:style style:name="T4_18" style:family="text">
      <style:text-properties fo:font-size="14pt" style:font-size-asian="14pt" style:font-size-complex="14pt"/>
    </style:style>
    <style:style style:name="T4_19" style:family="text">
      <style:text-properties fo:font-size="14pt" style:font-size-asian="14pt" style:font-size-complex="14pt"/>
    </style:style>
    <style:style style:name="T4_20" style:family="text">
      <style:text-properties fo:font-size="14pt" style:font-size-asian="14pt" style:font-size-complex="14pt"/>
    </style:style>
    <style:style style:name="T4_21" style:family="text">
      <style:text-properties fo:font-size="14pt" style:font-size-asian="14pt" style:font-size-complex="14pt"/>
    </style:style>
    <style:style style:name="T4_22" style:family="text">
      <style:text-properties fo:font-size="14pt" style:font-size-asian="14pt" style:font-size-complex="14pt"/>
    </style:style>
    <style:style style:name="T4_23" style:family="text">
      <style:text-properties fo:font-size="14pt" style:font-size-asian="14pt" style:font-size-complex="14pt"/>
    </style:style>
    <style:style style:name="T4_24" style:family="text">
      <style:text-properties fo:font-size="14pt" style:font-size-asian="14pt" style:font-size-complex="14pt"/>
    </style:style>
    <style:style style:name="T4_25" style:family="text">
      <style:text-properties fo:font-size="14pt" style:font-size-asian="14pt" style:font-size-complex="14pt"/>
    </style:style>
    <style:style style:name="T4_26" style:family="text">
      <style:text-properties fo:font-size="14pt" style:font-size-asian="14pt" style:font-size-complex="14pt"/>
    </style:style>
    <style:style style:name="T4_27" style:family="text">
      <style:text-properties fo:font-size="14pt" style:font-size-asian="14pt" style:font-size-complex="14pt"/>
    </style:style>
    <style:style style:name="T4_28" style:family="text">
      <style:text-properties fo:font-size="14pt" style:font-size-asian="14pt" style:font-size-complex="14pt"/>
    </style:style>
    <style:style style:name="T4_29" style:family="text">
      <style:text-properties fo:font-size="14pt" style:font-size-asian="14pt" style:font-size-complex="14pt"/>
    </style:style>
    <style:style style:name="T4_30" style:family="text">
      <style:text-properties fo:font-size="14pt" style:font-size-asian="14pt" style:font-size-complex="14pt"/>
    </style:style>
    <style:style style:name="T4_31" style:family="text">
      <style:text-properties fo:font-size="14pt" style:font-size-asian="14pt" style:font-size-complex="14pt"/>
    </style:style>
    <style:style style:name="T4_32" style:family="text">
      <style:text-properties fo:font-size="14pt" style:font-size-asian="14pt" style:font-size-complex="14pt"/>
    </style:style>
    <style:style style:name="T4_33" style:family="text">
      <style:text-properties fo:font-size="14pt" style:font-size-asian="14pt" style:font-size-complex="14pt"/>
    </style:style>
    <style:style style:name="T4_34" style:family="text">
      <style:text-properties fo:font-size="14pt" style:font-size-asian="14pt" style:font-size-complex="14pt"/>
    </style:style>
    <style:style style:name="T4_35" style:family="text">
      <style:text-properties fo:font-size="14pt" style:font-size-asian="14pt" style:font-size-complex="14pt"/>
    </style:style>
    <style:style style:name="T4_36" style:family="text">
      <style:text-properties fo:font-size="14pt" style:font-size-asian="14pt" style:font-size-complex="14pt"/>
    </style:style>
    <style:style style:name="T4_37" style:family="text">
      <style:text-properties fo:font-size="14pt" style:font-size-asian="14pt" style:font-size-complex="14pt"/>
    </style:style>
    <style:style style:name="T4_38" style:family="text">
      <style:text-properties fo:font-size="14pt" style:font-size-asian="14pt" style:font-size-complex="14pt"/>
    </style:style>
    <style:style style:name="T4_39" style:family="text">
      <style:text-properties fo:font-size="14pt" style:font-size-asian="14pt" style:font-size-complex="14pt"/>
    </style:style>
    <style:style style:name="T4_40" style:family="text">
      <style:text-properties fo:font-size="14pt" style:font-size-asian="14pt" style:font-size-complex="14pt"/>
    </style:style>
    <style:style style:name="T4_41" style:family="text">
      <style:text-properties fo:font-size="14pt" style:font-size-asian="14pt" style:font-size-complex="14pt"/>
    </style:style>
    <style:style style:name="T4_42" style:family="text">
      <style:text-properties fo:font-size="14pt" style:font-size-asian="14pt" style:font-size-complex="14pt"/>
    </style:style>
    <style:style style:name="T4_43" style:family="text">
      <style:text-properties fo:font-size="14pt" style:font-size-asian="14pt" style:font-size-complex="14pt"/>
    </style:style>
    <style:style style:name="T4_44" style:family="text">
      <style:text-properties fo:font-size="14pt" style:font-size-asian="14pt" style:font-size-complex="14pt"/>
    </style:style>
    <style:style style:name="T4_45" style:family="text">
      <style:text-properties fo:font-size="14pt" style:font-size-asian="14pt" style:font-size-complex="14pt"/>
    </style:style>
    <style:style style:name="T4_46" style:family="text">
      <style:text-properties fo:font-size="14pt" style:font-size-asian="14pt" style:font-size-complex="14pt"/>
    </style:style>
    <style:style style:name="T4_47" style:family="text">
      <style:text-properties fo:font-size="14pt" style:font-size-asian="14pt" style:font-size-complex="14pt"/>
    </style:style>
    <style:style style:name="T4_48" style:family="text">
      <style:text-properties fo:font-size="14pt" style:font-size-asian="14pt" style:font-size-complex="14pt"/>
    </style:style>
    <style:style style:name="T4_49" style:family="text">
      <style:text-properties fo:font-size="14pt" style:font-size-asian="14pt" style:font-size-complex="14pt"/>
    </style:style>
    <style:style style:name="T4_50" style:family="text">
      <style:text-properties fo:font-size="14pt" style:font-size-asian="14pt" style:font-size-complex="14pt"/>
    </style:style>
    <style:style style:name="T4_51" style:family="text">
      <style:text-properties fo:font-size="14pt" style:font-size-asian="14pt" style:font-size-complex="14pt"/>
    </style:style>
    <style:style style:name="T4_52" style:family="text">
      <style:text-properties fo:font-size="14pt" style:font-size-asian="14pt" style:font-size-complex="14pt"/>
    </style:style>
    <style:style style:name="T4_53" style:family="text">
      <style:text-properties fo:font-size="14pt" style:font-size-asian="14pt" style:font-size-complex="14pt"/>
    </style:style>
    <style:style style:name="T4_54" style:family="text">
      <style:text-properties fo:font-size="14pt" style:font-size-asian="14pt" style:font-size-complex="14pt"/>
    </style:style>
    <style:style style:name="T4_55" style:family="text">
      <style:text-properties fo:font-size="14pt" style:font-size-asian="14pt" style:font-size-complex="14pt"/>
    </style:style>
    <style:style style:name="T4_56" style:family="text">
      <style:text-properties fo:font-size="14pt" style:font-size-asian="14pt" style:font-size-complex="14pt"/>
    </style:style>
    <style:style style:name="T4_57" style:family="text">
      <style:text-properties fo:font-size="14pt" style:font-size-asian="14pt" style:font-size-complex="14pt"/>
    </style:style>
    <style:style style:name="T4_58" style:family="text">
      <style:text-properties fo:font-size="14pt" style:font-size-asian="14pt" style:font-size-complex="14pt"/>
    </style:style>
    <style:style style:name="T4_59" style:family="text">
      <style:text-properties fo:font-size="14pt" style:font-size-asian="14pt" style:font-size-complex="14pt"/>
    </style:style>
    <style:style style:name="T4_60" style:family="text">
      <style:text-properties fo:font-size="14pt" style:font-size-asian="14pt" style:font-size-complex="14pt"/>
    </style:style>
    <style:style style:name="T4_61" style:family="text">
      <style:text-properties fo:font-size="14pt" style:font-size-asian="14pt" style:font-size-complex="14pt"/>
    </style:style>
    <style:style style:name="T4_62" style:family="text">
      <style:text-properties fo:font-size="14pt" style:font-size-asian="14pt" style:font-size-complex="14pt"/>
    </style:style>
    <style:style style:name="T4_63" style:family="text">
      <style:text-properties fo:font-size="14pt" style:font-size-asian="14pt" style:font-size-complex="14pt"/>
    </style:style>
    <style:style style:name="T4_64" style:family="text">
      <style:text-properties fo:font-size="14pt" style:font-size-asian="14pt" style:font-size-complex="14pt"/>
    </style:style>
    <style:style style:name="T4_65" style:family="text">
      <style:text-properties fo:font-size="14pt" style:font-size-asian="14pt" style:font-size-complex="14pt"/>
    </style:style>
    <style:style style:name="T4_66" style:family="text">
      <style:text-properties fo:font-size="14pt" style:font-size-asian="14pt" style:font-size-complex="14pt"/>
    </style:style>
    <style:style style:name="T4_67" style:family="text">
      <style:text-properties fo:font-size="14pt" style:font-size-asian="14pt" style:font-size-complex="14pt"/>
    </style:style>
    <style:style style:name="T4_68" style:family="text">
      <style:text-properties fo:font-size="14pt" style:font-size-asian="14pt" style:font-size-complex="14pt"/>
    </style:style>
    <style:style style:name="T4_69" style:family="text">
      <style:text-properties fo:font-size="14pt" style:font-size-asian="14pt" style:font-size-complex="14pt"/>
    </style:style>
    <style:style style:name="T4_70" style:family="text">
      <style:text-properties fo:font-size="14pt" style:font-size-asian="14pt" style:font-size-complex="14pt"/>
    </style:style>
    <style:style style:name="T4_71" style:family="text">
      <style:text-properties fo:font-size="14pt" style:font-size-asian="14pt" style:font-size-complex="14pt"/>
    </style:style>
    <style:style style:name="T4_72" style:family="text">
      <style:text-properties fo:font-size="14pt" style:font-size-asian="14pt" style:font-size-complex="14pt"/>
    </style:style>
    <style:style style:name="T4_73" style:family="text">
      <style:text-properties fo:font-size="14pt" style:font-size-asian="14pt" style:font-size-complex="14pt"/>
    </style:style>
    <style:style style:name="T4_74" style:family="text">
      <style:text-properties fo:font-size="14pt" style:font-size-asian="14pt" style:font-size-complex="14pt"/>
    </style:style>
    <style:style style:name="T4_75" style:family="text">
      <style:text-properties fo:font-size="14pt" style:font-size-asian="14pt" style:font-size-complex="14pt"/>
    </style:style>
    <style:style style:name="T4_76" style:family="text">
      <style:text-properties fo:font-size="14pt" style:font-size-asian="14pt" style:font-size-complex="14pt"/>
    </style:style>
    <style:style style:name="T4_77" style:family="text">
      <style:text-properties fo:font-size="14pt" style:font-size-asian="14pt" style:font-size-complex="14pt"/>
    </style:style>
    <style:style style:name="T4_78" style:family="text">
      <style:text-properties fo:font-size="14pt" style:font-size-asian="14pt" style:font-size-complex="14pt"/>
    </style:style>
    <style:style style:name="T4_79" style:family="text">
      <style:text-properties fo:font-size="14pt" style:font-size-asian="14pt" style:font-size-complex="14pt"/>
    </style:style>
    <style:style style:name="T4_80" style:family="text">
      <style:text-properties fo:font-size="14pt" style:font-size-asian="14pt" style:font-size-complex="14pt"/>
    </style:style>
    <style:style style:name="T4_81" style:family="text">
      <style:text-properties fo:font-size="14pt" style:font-size-asian="14pt" style:font-size-complex="14pt"/>
    </style:style>
    <style:style style:name="T4_82" style:family="text">
      <style:text-properties fo:font-size="14pt" style:font-size-asian="14pt" style:font-size-complex="14pt"/>
    </style:style>
    <style:style style:name="T4_83" style:family="text">
      <style:text-properties fo:font-size="14pt" style:font-size-asian="14pt" style:font-size-complex="14pt"/>
    </style:style>
    <style:style style:name="T4_84" style:family="text">
      <style:text-properties fo:font-size="14pt" style:font-size-asian="14pt" style:font-size-complex="14pt"/>
    </style:style>
    <style:style style:name="T4_85" style:family="text">
      <style:text-properties fo:font-size="14pt" style:font-size-asian="14pt" style:font-size-complex="14pt"/>
    </style:style>
    <style:style style:name="T4_86" style:family="text">
      <style:text-properties fo:font-size="14pt" style:font-size-asian="14pt" style:font-size-complex="14pt"/>
    </style:style>
    <style:style style:name="T4_87" style:family="text">
      <style:text-properties fo:font-size="14pt" style:font-size-asian="14pt" style:font-size-complex="14pt"/>
    </style:style>
    <style:style style:name="T4_88" style:family="text">
      <style:text-properties fo:font-size="14pt" style:font-size-asian="14pt" style:font-size-complex="14pt"/>
    </style:style>
    <style:style style:name="T4_89" style:family="text">
      <style:text-properties fo:font-size="14pt" style:font-size-asian="14pt" style:font-size-complex="14pt"/>
    </style:style>
    <style:style style:name="T4_90" style:family="text">
      <style:text-properties fo:font-size="14pt" style:font-size-asian="14pt" style:font-size-complex="14pt"/>
    </style:style>
    <style:style style:name="T4_91" style:family="text">
      <style:text-properties fo:font-size="14pt" style:font-size-asian="14pt" style:font-size-complex="14pt"/>
    </style:style>
    <style:style style:name="T4_92" style:family="text">
      <style:text-properties fo:font-size="14pt" style:font-size-asian="14pt" style:font-size-complex="14pt"/>
    </style:style>
    <style:style style:name="T4_93" style:family="text">
      <style:text-properties fo:font-size="14pt" style:font-size-asian="14pt" style:font-size-complex="14pt"/>
    </style:style>
    <style:style style:name="T4_94" style:family="text">
      <style:text-properties fo:font-size="14pt" style:font-size-asian="14pt" style:font-size-complex="14pt"/>
    </style:style>
    <style:style style:name="T4_95" style:family="text">
      <style:text-properties fo:font-size="14pt" style:font-size-asian="14pt" style:font-size-complex="14pt"/>
    </style:style>
    <style:style style:name="T4_96" style:family="text">
      <style:text-properties fo:font-size="14pt" style:font-size-asian="14pt" style:font-size-complex="14pt"/>
    </style:style>
    <style:style style:name="T4_97" style:family="text">
      <style:text-properties fo:font-size="14pt" style:font-size-asian="14pt" style:font-size-complex="14pt"/>
    </style:style>
    <style:style style:name="T4_98" style:family="text">
      <style:text-properties fo:font-size="14pt" style:font-size-asian="14pt" style:font-size-complex="14pt"/>
    </style:style>
    <style:style style:name="T4_99" style:family="text">
      <style:text-properties fo:font-size="14pt" style:font-size-asian="14pt" style:font-size-complex="14pt"/>
    </style:style>
    <style:style style:name="T4_100" style:family="text">
      <style:text-properties fo:font-size="14pt" style:font-size-asian="14pt" style:font-size-complex="14pt"/>
    </style:style>
    <style:style style:name="T4_101" style:family="text">
      <style:text-properties fo:font-size="14pt" style:font-size-asian="14pt" style:font-size-complex="14pt"/>
    </style:style>
    <style:style style:name="T4_102" style:family="text">
      <style:text-properties fo:font-size="14pt" style:font-size-asian="14pt" style:font-size-complex="14pt"/>
    </style:style>
    <style:style style:name="T4_103" style:family="text">
      <style:text-properties fo:font-size="14pt" style:font-size-asian="14pt" style:font-size-complex="14pt"/>
    </style:style>
    <style:style style:name="T4_104" style:family="text">
      <style:text-properties fo:font-size="14pt" style:font-size-asian="14pt" style:font-size-complex="14pt"/>
    </style:style>
    <style:style style:name="T4_105" style:family="text">
      <style:text-properties fo:font-size="14pt" style:font-size-asian="14pt" style:font-size-complex="14pt"/>
    </style:style>
    <style:style style:name="T4_106" style:family="text">
      <style:text-properties fo:font-size="14pt" style:font-size-asian="14pt" style:font-size-complex="14pt"/>
    </style:style>
    <style:style style:name="T4_107" style:family="text">
      <style:text-properties fo:font-size="14pt" style:font-size-asian="14pt" style:font-size-complex="14pt"/>
    </style:style>
    <style:style style:name="T4_108" style:family="text">
      <style:text-properties fo:font-size="14pt" style:font-size-asian="14pt" style:font-size-complex="14pt"/>
    </style:style>
    <style:style style:name="T4_109" style:family="text">
      <style:text-properties fo:font-size="14pt" style:font-size-asian="14pt" style:font-size-complex="14pt"/>
    </style:style>
    <style:style style:name="T4_110" style:family="text">
      <style:text-properties fo:font-size="14pt" style:font-size-asian="14pt" style:font-size-complex="14pt"/>
    </style:style>
    <style:style style:name="T4_111" style:family="text">
      <style:text-properties fo:font-size="14pt" style:font-size-asian="14pt" style:font-size-complex="14pt"/>
    </style:style>
    <style:style style:name="T4_112" style:family="text">
      <style:text-properties fo:font-size="14pt" style:font-size-asian="14pt" style:font-size-complex="14pt"/>
    </style:style>
    <style:style style:name="T4_113" style:family="text">
      <style:text-properties fo:font-size="14pt" style:font-size-asian="14pt" style:font-size-complex="14pt"/>
    </style:style>
    <style:style style:name="T4_114" style:family="text">
      <style:text-properties fo:font-size="14pt" style:font-size-asian="14pt" style:font-size-complex="14pt"/>
    </style:style>
    <style:style style:name="T4_115" style:family="text">
      <style:text-properties fo:font-size="14pt" style:font-size-asian="14pt" style:font-size-complex="14pt"/>
    </style:style>
    <style:style style:name="T4_116" style:family="text">
      <style:text-properties fo:font-size="14pt" style:font-size-asian="14pt" style:font-size-complex="14pt"/>
    </style:style>
    <style:style style:name="T4_117" style:family="text">
      <style:text-properties fo:font-size="14pt" style:font-size-asian="14pt" style:font-size-complex="14pt"/>
    </style:style>
    <style:style style:name="T4_118" style:family="text">
      <style:text-properties fo:font-size="14pt" style:font-size-asian="14pt" style:font-size-complex="14pt"/>
    </style:style>
    <style:style style:name="T4_119" style:family="text">
      <style:text-properties fo:font-size="14pt" style:font-size-asian="14pt" style:font-size-complex="14pt"/>
    </style:style>
    <style:style style:name="T4_120" style:family="text">
      <style:text-properties fo:font-size="14pt" style:font-size-asian="14pt" style:font-size-complex="14pt"/>
    </style:style>
    <style:style style:name="T4_121" style:family="text">
      <style:text-properties fo:font-size="14pt" style:font-size-asian="14pt" style:font-size-complex="14pt"/>
    </style:style>
    <style:style style:name="T4_122" style:family="text">
      <style:text-properties fo:font-size="14pt" style:font-size-asian="14pt" style:font-size-complex="14pt"/>
    </style:style>
    <style:style style:name="T4_123" style:family="text">
      <style:text-properties fo:font-size="14pt" style:font-size-asian="14pt" style:font-size-complex="14pt"/>
    </style:style>
    <style:style style:name="T4_124" style:family="text">
      <style:text-properties fo:font-size="14pt" style:font-size-asian="14pt" style:font-size-complex="14pt"/>
    </style:style>
    <style:style style:name="T4_125" style:family="text">
      <style:text-properties fo:font-size="14pt" style:font-size-asian="14pt" style:font-size-complex="14pt"/>
    </style:style>
    <style:style style:name="T4_126" style:family="text">
      <style:text-properties fo:font-size="14pt" style:font-size-asian="14pt" style:font-size-complex="14pt"/>
    </style:style>
    <style:style style:name="T4_127" style:family="text">
      <style:text-properties fo:font-size="14pt" style:font-size-asian="14pt" style:font-size-complex="14pt"/>
    </style:style>
    <style:style style:name="T4_128" style:family="text">
      <style:text-properties fo:font-size="14pt" style:font-size-asian="14pt" style:font-size-complex="14pt"/>
    </style:style>
    <style:style style:name="T4_129" style:family="text">
      <style:text-properties fo:font-size="14pt" style:font-size-asian="14pt" style:font-size-complex="14pt"/>
    </style:style>
    <style:style style:name="T4_130" style:family="text">
      <style:text-properties fo:font-size="14pt" style:font-size-asian="14pt" style:font-size-complex="14pt"/>
    </style:style>
    <style:style style:name="T4_131" style:family="text">
      <style:text-properties fo:font-size="14pt" style:font-size-asian="14pt" style:font-size-complex="14pt"/>
    </style:style>
    <style:style style:name="T4_132" style:family="text">
      <style:text-properties fo:font-size="14pt" style:font-size-asian="14pt" style:font-size-complex="14pt"/>
    </style:style>
    <style:style style:name="T4_133" style:family="text">
      <style:text-properties fo:font-size="14pt" style:font-size-asian="14pt" style:font-size-complex="14pt"/>
    </style:style>
    <style:style style:name="T4_134" style:family="text">
      <style:text-properties fo:font-size="14pt" style:font-size-asian="14pt" style:font-size-complex="14pt"/>
    </style:style>
    <style:style style:name="T4_135" style:family="text">
      <style:text-properties fo:font-size="14pt" style:font-size-asian="14pt" style:font-size-complex="14pt"/>
    </style:style>
    <style:style style:name="T4_136" style:family="text">
      <style:text-properties fo:font-size="14pt" style:font-size-asian="14pt" style:font-size-complex="14pt"/>
    </style:style>
    <style:style style:name="T4_137" style:family="text">
      <style:text-properties fo:font-size="14pt" style:font-size-asian="14pt" style:font-size-complex="14pt"/>
    </style:style>
    <style:style style:name="T4_138" style:family="text">
      <style:text-properties fo:font-size="14pt" style:font-size-asian="14pt" style:font-size-complex="14pt"/>
    </style:style>
    <style:style style:name="T4_139" style:family="text">
      <style:text-properties fo:font-size="14pt" style:font-size-asian="14pt" style:font-size-complex="14pt"/>
    </style:style>
    <style:style style:name="T4_140" style:family="text">
      <style:text-properties fo:font-size="14pt" style:font-size-asian="14pt" style:font-size-complex="14pt"/>
    </style:style>
    <style:style style:name="T4_141" style:family="text">
      <style:text-properties fo:font-size="14pt" style:font-size-asian="14pt" style:font-size-complex="14pt"/>
    </style:style>
    <style:style style:name="T4_142" style:family="text">
      <style:text-properties fo:font-size="14pt" style:font-size-asian="14pt" style:font-size-complex="14pt"/>
    </style:style>
    <style:style style:name="T4_143" style:family="text">
      <style:text-properties fo:font-size="14pt" style:font-size-asian="14pt" style:font-size-complex="14pt"/>
    </style:style>
    <style:style style:name="T4_144" style:family="text">
      <style:text-properties fo:font-size="14pt" style:font-size-asian="14pt" style:font-size-complex="14pt"/>
    </style:style>
    <style:style style:name="T4_145" style:family="text">
      <style:text-properties fo:font-size="14pt" style:font-size-asian="14pt" style:font-size-complex="14pt"/>
    </style:style>
    <style:style style:name="T4_146" style:family="text">
      <style:text-properties fo:font-size="14pt" style:font-size-asian="14pt" style:font-size-complex="14pt"/>
    </style:style>
    <style:style style:name="T4_147" style:family="text">
      <style:text-properties fo:font-size="14pt" style:font-size-asian="14pt" style:font-size-complex="14pt"/>
    </style:style>
    <style:style style:name="T4_148" style:family="text">
      <style:text-properties fo:font-size="14pt" style:font-size-asian="14pt" style:font-size-complex="14pt"/>
    </style:style>
    <style:style style:name="T4_149" style:family="text">
      <style:text-properties fo:font-size="14pt" style:font-size-asian="14pt" style:font-size-complex="14pt"/>
    </style:style>
    <style:style style:name="T4_150" style:family="text">
      <style:text-properties fo:font-size="14pt" style:font-size-asian="14pt" style:font-size-complex="14pt"/>
    </style:style>
    <style:style style:name="T4_151" style:family="text">
      <style:text-properties fo:font-size="14pt" style:font-size-asian="14pt" style:font-size-complex="14pt"/>
    </style:style>
    <style:style style:name="T4_152" style:family="text">
      <style:text-properties fo:font-size="14pt" style:font-size-asian="14pt" style:font-size-complex="14pt"/>
    </style:style>
    <style:style style:name="T4_153" style:family="text">
      <style:text-properties fo:font-size="14pt" style:font-size-asian="14pt" style:font-size-complex="14pt"/>
    </style:style>
    <style:style style:name="T4_154" style:family="text">
      <style:text-properties fo:font-size="14pt" style:font-size-asian="14pt" style:font-size-complex="14pt"/>
    </style:style>
    <style:style style:name="T4_155" style:family="text">
      <style:text-properties fo:font-size="14pt" style:font-size-asian="14pt" style:font-size-complex="14pt"/>
    </style:style>
    <style:style style:name="T4_156" style:family="text">
      <style:text-properties fo:font-size="14pt" style:font-size-asian="14pt" style:font-size-complex="14pt"/>
    </style:style>
    <style:style style:name="T4_157" style:family="text">
      <style:text-properties fo:font-size="14pt" style:font-size-asian="14pt" style:font-size-complex="14pt"/>
    </style:style>
    <style:style style:name="T4_158" style:family="text">
      <style:text-properties fo:font-size="14pt" style:font-size-asian="14pt" style:font-size-complex="14pt"/>
    </style:style>
    <style:style style:name="T4_159" style:family="text">
      <style:text-properties fo:font-size="14pt" style:font-size-asian="14pt" style:font-size-complex="14pt"/>
    </style:style>
    <style:style style:name="T4_160" style:family="text">
      <style:text-properties fo:font-size="14pt" style:font-size-asian="14pt" style:font-size-complex="14pt"/>
    </style:style>
    <style:style style:name="T4_161" style:family="text">
      <style:text-properties fo:font-size="14pt" style:font-size-asian="14pt" style:font-size-complex="14pt"/>
    </style:style>
    <style:style style:name="T4_162" style:family="text">
      <style:text-properties fo:font-size="14pt" style:font-size-asian="14pt" style:font-size-complex="14pt"/>
    </style:style>
    <style:style style:name="T4_163" style:family="text">
      <style:text-properties fo:font-size="14pt" style:font-size-asian="14pt" style:font-size-complex="14pt"/>
    </style:style>
    <style:style style:name="T4_164" style:family="text">
      <style:text-properties fo:font-size="14pt" style:font-size-asian="14pt" style:font-size-complex="14pt"/>
    </style:style>
    <style:style style:name="T4_165" style:family="text">
      <style:text-properties fo:font-size="14pt" style:font-size-asian="14pt" style:font-size-complex="14pt"/>
    </style:style>
    <style:style style:name="T4_166" style:family="text">
      <style:text-properties fo:font-size="14pt" style:font-size-asian="14pt" style:font-size-complex="14pt"/>
    </style:style>
    <style:style style:name="T4_167" style:family="text">
      <style:text-properties fo:font-size="14pt" style:font-size-asian="14pt" style:font-size-complex="14pt"/>
    </style:style>
    <style:style style:name="T4_168" style:family="text">
      <style:text-properties fo:font-size="14pt" style:font-size-asian="14pt" style:font-size-complex="14pt"/>
    </style:style>
    <style:style style:name="T4_169" style:family="text">
      <style:text-properties fo:font-size="14pt" style:font-size-asian="14pt" style:font-size-complex="14pt"/>
    </style:style>
    <style:style style:name="T4_170" style:family="text">
      <style:text-properties fo:font-size="14pt" style:font-size-asian="14pt" style:font-size-complex="14pt"/>
    </style:style>
    <style:style style:name="T4_171" style:family="text">
      <style:text-properties fo:font-size="14pt" style:font-size-asian="14pt" style:font-size-complex="14pt"/>
    </style:style>
    <style:style style:name="T4_172" style:family="text">
      <style:text-properties fo:font-size="14pt" style:font-size-asian="14pt" style:font-size-complex="14pt"/>
    </style:style>
    <style:style style:name="T4_173" style:family="text">
      <style:text-properties fo:font-size="14pt" style:font-size-asian="14pt" style:font-size-complex="14pt"/>
    </style:style>
    <style:style style:name="T4_174" style:family="text">
      <style:text-properties fo:font-size="14pt" style:font-size-asian="14pt" style:font-size-complex="14pt"/>
    </style:style>
    <style:style style:name="T4_175" style:family="text">
      <style:text-properties fo:font-size="14pt" style:font-size-asian="14pt" style:font-size-complex="14pt"/>
    </style:style>
    <style:style style:name="T4_176" style:family="text">
      <style:text-properties fo:font-size="14pt" style:font-size-asian="14pt" style:font-size-complex="14pt"/>
    </style:style>
    <style:style style:name="T4_177" style:family="text">
      <style:text-properties fo:font-size="14pt" style:font-size-asian="14pt" style:font-size-complex="14pt"/>
    </style:style>
    <style:style style:name="T4_178" style:family="text">
      <style:text-properties fo:font-size="14pt" style:font-size-asian="14pt" style:font-size-complex="14pt"/>
    </style:style>
    <style:style style:name="T4_179" style:family="text">
      <style:text-properties fo:font-size="14pt" style:font-size-asian="14pt" style:font-size-complex="14pt"/>
    </style:style>
    <style:style style:name="T4_180" style:family="text">
      <style:text-properties fo:font-size="14pt" style:font-size-asian="14pt" style:font-size-complex="14pt"/>
    </style:style>
    <style:style style:name="T4_181" style:family="text">
      <style:text-properties fo:font-size="14pt" style:font-size-asian="14pt" style:font-size-complex="14pt"/>
    </style:style>
    <style:style style:name="T4_182" style:family="text">
      <style:text-properties fo:font-size="14pt" style:font-size-asian="14pt" style:font-size-complex="14pt"/>
    </style:style>
    <style:style style:name="T4_183" style:family="text">
      <style:text-properties fo:font-size="14pt" style:font-size-asian="14pt" style:font-size-complex="14pt"/>
    </style:style>
    <style:style style:name="T4_184" style:family="text">
      <style:text-properties fo:font-size="14pt" style:font-size-asian="14pt" style:font-size-complex="14pt"/>
    </style:style>
    <style:style style:name="T4_185" style:family="text">
      <style:text-properties fo:font-size="14pt" style:font-size-asian="14pt" style:font-size-complex="14pt"/>
    </style:style>
    <style:style style:name="T4_186" style:family="text">
      <style:text-properties fo:font-size="14pt" style:font-size-asian="14pt" style:font-size-complex="14pt"/>
    </style:style>
    <style:style style:name="T4_187" style:family="text">
      <style:text-properties fo:font-size="14pt" style:font-size-asian="14pt" style:font-size-complex="14pt"/>
    </style:style>
    <style:style style:name="T4_188" style:family="text">
      <style:text-properties fo:font-size="14pt" style:font-size-asian="14pt" style:font-size-complex="14pt"/>
    </style:style>
    <style:style style:name="T4_189" style:family="text">
      <style:text-properties fo:font-size="14pt" style:font-size-asian="14pt" style:font-size-complex="14pt"/>
    </style:style>
    <style:style style:name="T4_190" style:family="text">
      <style:text-properties fo:font-size="14pt" style:font-size-asian="14pt" style:font-size-complex="14pt"/>
    </style:style>
    <style:style style:name="T4_191" style:family="text">
      <style:text-properties fo:font-size="14pt" style:font-size-asian="14pt" style:font-size-complex="14pt"/>
    </style:style>
    <style:style style:name="T4_192" style:family="text">
      <style:text-properties fo:font-size="14pt" style:font-size-asian="14pt" style:font-size-complex="14pt"/>
    </style:style>
    <style:style style:name="T4_193" style:family="text">
      <style:text-properties fo:font-size="14pt" style:font-size-asian="14pt" style:font-size-complex="14pt"/>
    </style:style>
    <style:style style:name="T4_194" style:family="text">
      <style:text-properties fo:font-size="14pt" style:font-size-asian="14pt" style:font-size-complex="14pt"/>
    </style:style>
    <style:style style:name="T4_195" style:family="text">
      <style:text-properties fo:font-size="14pt" style:font-size-asian="14pt" style:font-size-complex="14pt"/>
    </style:style>
    <style:style style:name="T4_196" style:family="text">
      <style:text-properties fo:font-size="14pt" style:font-size-asian="14pt" style:font-size-complex="14pt"/>
    </style:style>
    <style:style style:name="T4_197" style:family="text">
      <style:text-properties fo:font-size="14pt" style:font-size-asian="14pt" style:font-size-complex="14pt"/>
    </style:style>
    <style:style style:name="T4_198" style:family="text">
      <style:text-properties fo:font-size="14pt" style:font-size-asian="14pt" style:font-size-complex="14pt"/>
    </style:style>
    <style:style style:name="T4_199" style:family="text">
      <style:text-properties fo:font-size="14pt" style:font-size-asian="14pt" style:font-size-complex="14pt"/>
    </style:style>
    <style:style style:name="T4_200" style:family="text">
      <style:text-properties fo:font-size="14pt" style:font-size-asian="14pt" style:font-size-complex="14pt"/>
    </style:style>
    <style:style style:name="T4_201" style:family="text">
      <style:text-properties fo:font-size="14pt" style:font-size-asian="14pt" style:font-size-complex="14pt"/>
    </style:style>
    <style:style style:name="T4_202" style:family="text">
      <style:text-properties fo:font-size="14pt" style:font-size-asian="14pt" style:font-size-complex="14pt"/>
    </style:style>
    <style:style style:name="T4_203" style:family="text">
      <style:text-properties fo:font-size="14pt" style:font-size-asian="14pt" style:font-size-complex="14pt"/>
    </style:style>
    <style:style style:name="T4_204" style:family="text">
      <style:text-properties fo:font-size="14pt" style:font-size-asian="14pt" style:font-size-complex="14pt"/>
    </style:style>
    <style:style style:name="T4_205" style:family="text">
      <style:text-properties fo:font-size="14pt" style:font-size-asian="14pt" style:font-size-complex="14pt"/>
    </style:style>
    <style:style style:name="T4_206" style:family="text">
      <style:text-properties fo:font-size="14pt" style:font-size-asian="14pt" style:font-size-complex="14pt"/>
    </style:style>
    <style:style style:name="T4_207" style:family="text">
      <style:text-properties fo:font-size="14pt" style:font-size-asian="14pt" style:font-size-complex="14pt"/>
    </style:style>
    <style:style style:name="T4_208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left" fo:break-before="auto" fo:line-height="108%" style:writing-mode="rl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 fo:font-weight="bold" style:font-weight-asian="bold" style:font-weight-complex="bold"/>
    </style:style>
    <style:style style:name="T5_16" style:family="text">
      <style:text-properties fo:font-size="14pt" style:font-size-asian="14pt" style:font-size-complex="14pt" fo:font-weight="bold" style:font-weight-asian="bold" style:font-weight-complex="bold"/>
    </style:style>
    <style:style style:name="T5_17" style:family="text">
      <style:text-properties fo:font-size="14pt" style:font-size-asian="14pt" style:font-size-complex="14pt" fo:font-weight="bold" style:font-weight-asian="bold" style:font-weight-complex="bold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T5_27" style:family="text">
      <style:text-properties fo:font-size="14pt" style:font-size-asian="14pt" style:font-size-complex="14pt"/>
    </style:style>
    <style:style style:name="T5_28" style:family="text">
      <style:text-properties fo:font-size="14pt" style:font-size-asian="14pt" style:font-size-complex="14pt"/>
    </style:style>
    <style:style style:name="T5_29" style:family="text">
      <style:text-properties fo:font-size="14pt" style:font-size-asian="14pt" style:font-size-complex="14pt"/>
    </style:style>
    <style:style style:name="T5_30" style:family="text">
      <style:text-properties fo:font-size="14pt" style:font-size-asian="14pt" style:font-size-complex="14pt"/>
    </style:style>
    <style:style style:name="T5_31" style:family="text">
      <style:text-properties fo:font-size="14pt" style:font-size-asian="14pt" style:font-size-complex="14pt"/>
    </style:style>
    <style:style style:name="T5_32" style:family="text">
      <style:text-properties fo:font-size="14pt" style:font-size-asian="14pt" style:font-size-complex="14pt"/>
    </style:style>
    <style:style style:name="T5_33" style:family="text">
      <style:text-properties fo:font-size="14pt" style:font-size-asian="14pt" style:font-size-complex="14pt"/>
    </style:style>
    <style:style style:name="T5_34" style:family="text">
      <style:text-properties fo:font-size="14pt" style:font-size-asian="14pt" style:font-size-complex="14pt"/>
    </style:style>
    <style:style style:name="T5_35" style:family="text">
      <style:text-properties fo:font-size="14pt" style:font-size-asian="14pt" style:font-size-complex="14pt"/>
    </style:style>
    <style:style style:name="T5_36" style:family="text">
      <style:text-properties fo:font-size="14pt" style:font-size-asian="14pt" style:font-size-complex="14pt"/>
    </style:style>
    <style:style style:name="T5_37" style:family="text">
      <style:text-properties fo:font-size="14pt" style:font-size-asian="14pt" style:font-size-complex="14pt"/>
    </style:style>
    <style:style style:name="T5_38" style:family="text">
      <style:text-properties fo:font-size="14pt" style:font-size-asian="14pt" style:font-size-complex="14pt"/>
    </style:style>
    <style:style style:name="T5_39" style:family="text">
      <style:text-properties fo:font-size="14pt" style:font-size-asian="14pt" style:font-size-complex="14pt"/>
    </style:style>
    <style:style style:name="T5_40" style:family="text">
      <style:text-properties fo:font-size="14pt" style:font-size-asian="14pt" style:font-size-complex="14pt"/>
    </style:style>
    <style:style style:name="T5_41" style:family="text">
      <style:text-properties fo:font-size="14pt" style:font-size-asian="14pt" style:font-size-complex="14pt"/>
    </style:style>
    <style:style style:name="T5_42" style:family="text">
      <style:text-properties fo:font-size="14pt" style:font-size-asian="14pt" style:font-size-complex="14pt"/>
    </style:style>
    <style:style style:name="T5_43" style:family="text">
      <style:text-properties fo:font-size="14pt" style:font-size-asian="14pt" style:font-size-complex="14pt"/>
    </style:style>
    <style:style style:name="T5_44" style:family="text">
      <style:text-properties fo:font-size="14pt" style:font-size-asian="14pt" style:font-size-complex="14pt"/>
    </style:style>
    <style:style style:name="T5_45" style:family="text">
      <style:text-properties fo:font-size="14pt" style:font-size-asian="14pt" style:font-size-complex="14pt"/>
    </style:style>
    <style:style style:name="T5_46" style:family="text">
      <style:text-properties fo:font-size="14pt" style:font-size-asian="14pt" style:font-size-complex="14pt"/>
    </style:style>
    <style:style style:name="T5_47" style:family="text">
      <style:text-properties fo:font-size="14pt" style:font-size-asian="14pt" style:font-size-complex="14pt"/>
    </style:style>
    <style:style style:name="T5_48" style:family="text">
      <style:text-properties fo:font-size="14pt" style:font-size-asian="14pt" style:font-size-complex="14pt"/>
    </style:style>
    <style:style style:name="T5_49" style:family="text">
      <style:text-properties fo:font-size="14pt" style:font-size-asian="14pt" style:font-size-complex="14pt"/>
    </style:style>
    <style:style style:name="T5_50" style:family="text">
      <style:text-properties fo:font-size="14pt" style:font-size-asian="14pt" style:font-size-complex="14pt"/>
    </style:style>
    <style:style style:name="T5_51" style:family="text">
      <style:text-properties fo:font-size="14pt" style:font-size-asian="14pt" style:font-size-complex="14pt"/>
    </style:style>
    <style:style style:name="T5_52" style:family="text">
      <style:text-properties fo:font-size="14pt" style:font-size-asian="14pt" style:font-size-complex="14pt"/>
    </style:style>
    <style:style style:name="T5_53" style:family="text">
      <style:text-properties fo:font-size="14pt" style:font-size-asian="14pt" style:font-size-complex="14pt"/>
    </style:style>
    <style:style style:name="T5_54" style:family="text">
      <style:text-properties fo:font-size="14pt" style:font-size-asian="14pt" style:font-size-complex="14pt"/>
    </style:style>
    <style:style style:name="T5_55" style:family="text">
      <style:text-properties fo:font-size="14pt" style:font-size-asian="14pt" style:font-size-complex="14pt"/>
    </style:style>
    <style:style style:name="T5_56" style:family="text">
      <style:text-properties fo:font-size="14pt" style:font-size-asian="14pt" style:font-size-complex="14pt"/>
    </style:style>
    <style:style style:name="T5_57" style:family="text">
      <style:text-properties fo:font-size="14pt" style:font-size-asian="14pt" style:font-size-complex="14pt"/>
    </style:style>
    <style:style style:name="T5_58" style:family="text">
      <style:text-properties fo:font-size="14pt" style:font-size-asian="14pt" style:font-size-complex="14pt"/>
    </style:style>
    <style:style style:name="T5_59" style:family="text">
      <style:text-properties fo:font-size="14pt" style:font-size-asian="14pt" style:font-size-complex="14pt"/>
    </style:style>
    <style:style style:name="T5_60" style:family="text">
      <style:text-properties fo:font-size="14pt" style:font-size-asian="14pt" style:font-size-complex="14pt"/>
    </style:style>
    <style:style style:name="T5_61" style:family="text">
      <style:text-properties fo:font-size="14pt" style:font-size-asian="14pt" style:font-size-complex="14pt"/>
    </style:style>
    <style:style style:name="T5_62" style:family="text">
      <style:text-properties fo:font-size="14pt" style:font-size-asian="14pt" style:font-size-complex="14pt"/>
    </style:style>
    <style:style style:name="T5_63" style:family="text">
      <style:text-properties fo:font-size="14pt" style:font-size-asian="14pt" style:font-size-complex="14pt"/>
    </style:style>
    <style:style style:name="T5_64" style:family="text">
      <style:text-properties fo:font-size="14pt" style:font-size-asian="14pt" style:font-size-complex="14pt"/>
    </style:style>
    <style:style style:name="T5_65" style:family="text">
      <style:text-properties fo:font-size="14pt" style:font-size-asian="14pt" style:font-size-complex="14pt"/>
    </style:style>
    <style:style style:name="T5_66" style:family="text">
      <style:text-properties fo:font-size="14pt" style:font-size-asian="14pt" style:font-size-complex="14pt"/>
    </style:style>
    <style:style style:name="T5_67" style:family="text">
      <style:text-properties fo:font-size="14pt" style:font-size-asian="14pt" style:font-size-complex="14pt"/>
    </style:style>
    <style:style style:name="T5_68" style:family="text">
      <style:text-properties fo:font-size="14pt" style:font-size-asian="14pt" style:font-size-complex="14pt"/>
    </style:style>
    <style:style style:name="T5_69" style:family="text">
      <style:text-properties fo:font-size="14pt" style:font-size-asian="14pt" style:font-size-complex="14pt"/>
    </style:style>
    <style:style style:name="T5_70" style:family="text">
      <style:text-properties fo:font-size="14pt" style:font-size-asian="14pt" style:font-size-complex="14pt"/>
    </style:style>
    <style:style style:name="T5_71" style:family="text">
      <style:text-properties fo:font-size="14pt" style:font-size-asian="14pt" style:font-size-complex="14pt"/>
    </style:style>
    <style:style style:name="T5_72" style:family="text">
      <style:text-properties fo:font-size="14pt" style:font-size-asian="14pt" style:font-size-complex="14pt"/>
    </style:style>
    <style:style style:name="T5_73" style:family="text">
      <style:text-properties fo:font-size="14pt" style:font-size-asian="14pt" style:font-size-complex="14pt"/>
    </style:style>
    <style:style style:name="T5_74" style:family="text">
      <style:text-properties fo:font-size="14pt" style:font-size-asian="14pt" style:font-size-complex="14pt"/>
    </style:style>
    <style:style style:name="T5_75" style:family="text">
      <style:text-properties fo:font-size="14pt" style:font-size-asian="14pt" style:font-size-complex="14pt"/>
    </style:style>
    <style:style style:name="T5_76" style:family="text">
      <style:text-properties fo:font-size="14pt" style:font-size-asian="14pt" style:font-size-complex="14pt"/>
    </style:style>
    <style:style style:name="T5_77" style:family="text">
      <style:text-properties fo:font-size="14pt" style:font-size-asian="14pt" style:font-size-complex="14pt"/>
    </style:style>
    <style:style style:name="T5_78" style:family="text">
      <style:text-properties fo:font-size="14pt" style:font-size-asian="14pt" style:font-size-complex="14pt"/>
    </style:style>
    <style:style style:name="T5_79" style:family="text">
      <style:text-properties fo:font-size="14pt" style:font-size-asian="14pt" style:font-size-complex="14pt"/>
    </style:style>
    <style:style style:name="T5_80" style:family="text">
      <style:text-properties fo:font-size="14pt" style:font-size-asian="14pt" style:font-size-complex="14pt"/>
    </style:style>
    <style:style style:name="T5_81" style:family="text">
      <style:text-properties fo:font-size="14pt" style:font-size-asian="14pt" style:font-size-complex="14pt"/>
    </style:style>
    <style:style style:name="T5_82" style:family="text">
      <style:text-properties fo:font-size="14pt" style:font-size-asian="14pt" style:font-size-complex="14pt"/>
    </style:style>
    <style:style style:name="T5_83" style:family="text">
      <style:text-properties fo:font-size="14pt" style:font-size-asian="14pt" style:font-size-complex="14pt"/>
    </style:style>
    <style:style style:name="T5_84" style:family="text">
      <style:text-properties fo:font-size="14pt" style:font-size-asian="14pt" style:font-size-complex="14pt"/>
    </style:style>
    <style:style style:name="T5_85" style:family="text">
      <style:text-properties fo:font-size="14pt" style:font-size-asian="14pt" style:font-size-complex="14pt"/>
    </style:style>
    <style:style style:name="T5_86" style:family="text">
      <style:text-properties fo:font-size="14pt" style:font-size-asian="14pt" style:font-size-complex="14pt"/>
    </style:style>
    <style:style style:name="T5_87" style:family="text">
      <style:text-properties fo:font-size="14pt" style:font-size-asian="14pt" style:font-size-complex="14pt"/>
    </style:style>
    <style:style style:name="T5_88" style:family="text">
      <style:text-properties fo:font-size="14pt" style:font-size-asian="14pt" style:font-size-complex="14pt"/>
    </style:style>
    <style:style style:name="T5_89" style:family="text">
      <style:text-properties fo:font-size="14pt" style:font-size-asian="14pt" style:font-size-complex="14pt"/>
    </style:style>
    <style:style style:name="T5_90" style:family="text">
      <style:text-properties fo:font-size="14pt" style:font-size-asian="14pt" style:font-size-complex="14pt"/>
    </style:style>
    <style:style style:name="T5_91" style:family="text">
      <style:text-properties fo:font-size="14pt" style:font-size-asian="14pt" style:font-size-complex="14pt"/>
    </style:style>
    <style:style style:name="T5_92" style:family="text">
      <style:text-properties fo:font-size="14pt" style:font-size-asian="14pt" style:font-size-complex="14pt"/>
    </style:style>
    <style:style style:name="T5_93" style:family="text">
      <style:text-properties fo:font-size="14pt" style:font-size-asian="14pt" style:font-size-complex="14pt"/>
    </style:style>
    <style:style style:name="T5_94" style:family="text">
      <style:text-properties fo:font-size="14pt" style:font-size-asian="14pt" style:font-size-complex="14pt"/>
    </style:style>
    <style:style style:name="T5_95" style:family="text">
      <style:text-properties fo:font-size="14pt" style:font-size-asian="14pt" style:font-size-complex="14pt"/>
    </style:style>
    <style:style style:name="T5_96" style:family="text">
      <style:text-properties fo:font-size="14pt" style:font-size-asian="14pt" style:font-size-complex="14pt"/>
    </style:style>
    <style:style style:name="T5_97" style:family="text">
      <style:text-properties fo:font-size="14pt" style:font-size-asian="14pt" style:font-size-complex="14pt"/>
    </style:style>
    <style:style style:name="T5_98" style:family="text">
      <style:text-properties fo:font-size="14pt" style:font-size-asian="14pt" style:font-size-complex="14pt"/>
    </style:style>
    <style:style style:name="T5_99" style:family="text">
      <style:text-properties fo:font-size="14pt" style:font-size-asian="14pt" style:font-size-complex="14pt"/>
    </style:style>
    <style:style style:name="T5_100" style:family="text">
      <style:text-properties fo:font-size="14pt" style:font-size-asian="14pt" style:font-size-complex="14pt"/>
    </style:style>
    <style:style style:name="T5_101" style:family="text">
      <style:text-properties fo:font-size="14pt" style:font-size-asian="14pt" style:font-size-complex="14pt"/>
    </style:style>
    <style:style style:name="T5_102" style:family="text">
      <style:text-properties fo:font-size="14pt" style:font-size-asian="14pt" style:font-size-complex="14pt"/>
    </style:style>
    <style:style style:name="T5_103" style:family="text">
      <style:text-properties fo:font-size="14pt" style:font-size-asian="14pt" style:font-size-complex="14pt"/>
    </style:style>
    <style:style style:name="T5_104" style:family="text">
      <style:text-properties fo:font-size="14pt" style:font-size-asian="14pt" style:font-size-complex="14pt"/>
    </style:style>
    <style:style style:name="T5_105" style:family="text">
      <style:text-properties fo:font-size="14pt" style:font-size-asian="14pt" style:font-size-complex="14pt"/>
    </style:style>
    <style:style style:name="T5_106" style:family="text">
      <style:text-properties fo:font-size="14pt" style:font-size-asian="14pt" style:font-size-complex="14pt"/>
    </style:style>
    <style:style style:name="T5_107" style:family="text">
      <style:text-properties fo:font-size="14pt" style:font-size-asian="14pt" style:font-size-complex="14pt"/>
    </style:style>
    <style:style style:name="T5_108" style:family="text">
      <style:text-properties fo:font-size="14pt" style:font-size-asian="14pt" style:font-size-complex="14pt"/>
    </style:style>
    <style:style style:name="T5_109" style:family="text">
      <style:text-properties fo:font-size="14pt" style:font-size-asian="14pt" style:font-size-complex="14pt"/>
    </style:style>
    <style:style style:name="T5_110" style:family="text">
      <style:text-properties fo:font-size="14pt" style:font-size-asian="14pt" style:font-size-complex="14pt"/>
    </style:style>
    <style:style style:name="T5_111" style:family="text">
      <style:text-properties fo:font-size="14pt" style:font-size-asian="14pt" style:font-size-complex="14pt"/>
    </style:style>
    <style:style style:name="T5_112" style:family="text">
      <style:text-properties fo:font-size="14pt" style:font-size-asian="14pt" style:font-size-complex="14pt"/>
    </style:style>
    <style:style style:name="T5_113" style:family="text">
      <style:text-properties fo:font-size="14pt" style:font-size-asian="14pt" style:font-size-complex="14pt"/>
    </style:style>
    <style:style style:name="T5_114" style:family="text">
      <style:text-properties fo:font-size="14pt" style:font-size-asian="14pt" style:font-size-complex="14pt"/>
    </style:style>
    <style:style style:name="T5_115" style:family="text">
      <style:text-properties fo:font-size="14pt" style:font-size-asian="14pt" style:font-size-complex="14pt"/>
    </style:style>
    <style:style style:name="T5_116" style:family="text">
      <style:text-properties fo:font-size="14pt" style:font-size-asian="14pt" style:font-size-complex="14pt"/>
    </style:style>
    <style:style style:name="T5_117" style:family="text">
      <style:text-properties fo:font-size="14pt" style:font-size-asian="14pt" style:font-size-complex="14pt"/>
    </style:style>
    <style:style style:name="T5_118" style:family="text">
      <style:text-properties fo:font-size="14pt" style:font-size-asian="14pt" style:font-size-complex="14pt"/>
    </style:style>
    <style:style style:name="T5_119" style:family="text">
      <style:text-properties fo:font-size="14pt" style:font-size-asian="14pt" style:font-size-complex="14pt"/>
    </style:style>
    <style:style style:name="T5_120" style:family="text">
      <style:text-properties fo:font-size="14pt" style:font-size-asian="14pt" style:font-size-complex="14pt"/>
    </style:style>
    <style:style style:name="T5_12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3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31" style:family="text">
      <style:text-properties fo:font-size="14pt" style:font-size-asian="14pt" style:font-size-complex="14pt"/>
    </style:style>
    <style:style style:name="T5_132" style:family="text">
      <style:text-properties fo:font-size="14pt" style:font-size-asian="14pt" style:font-size-complex="14pt"/>
    </style:style>
    <style:style style:name="T5_133" style:family="text">
      <style:text-properties fo:font-size="14pt" style:font-size-asian="14pt" style:font-size-complex="14pt"/>
    </style:style>
    <style:style style:name="T5_134" style:family="text">
      <style:text-properties fo:font-size="14pt" style:font-size-asian="14pt" style:font-size-complex="14pt"/>
    </style:style>
    <style:style style:name="T5_135" style:family="text">
      <style:text-properties fo:font-size="14pt" style:font-size-asian="14pt" style:font-size-complex="14pt"/>
    </style:style>
    <style:style style:name="T5_136" style:family="text">
      <style:text-properties fo:font-size="14pt" style:font-size-asian="14pt" style:font-size-complex="14pt"/>
    </style:style>
    <style:style style:name="T5_137" style:family="text">
      <style:text-properties fo:font-size="14pt" style:font-size-asian="14pt" style:font-size-complex="14pt"/>
    </style:style>
    <style:style style:name="T5_138" style:family="text">
      <style:text-properties fo:font-size="14pt" style:font-size-asian="14pt" style:font-size-complex="14pt"/>
    </style:style>
    <style:style style:name="T5_139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text-align="left" fo:break-before="auto" fo:line-height="108%" style:writing-mode="rl-tb"/>
    </style:style>
    <style:style style:name="T6_1" style:family="text">
      <style:text-properties fo:font-size="14pt" style:font-size-asian="14pt" style:font-size-complex="14pt"/>
    </style:style>
    <style:style style:name="T6_2" style:family="text">
      <style:text-properties fo:font-size="14pt" style:font-size-asian="14pt" style:font-size-complex="14pt"/>
    </style:style>
    <style:style style:name="T6_3" style:family="text">
      <style:text-properties fo:font-size="14pt" style:font-size-asian="14pt" style:font-size-complex="14pt"/>
    </style:style>
    <style:style style:name="T6_4" style:family="text">
      <style:text-properties fo:font-size="14pt" style:font-size-asian="14pt" style:font-size-complex="14pt"/>
    </style:style>
    <style:style style:name="T6_5" style:family="text">
      <style:text-properties fo:font-size="14pt" style:font-size-asian="14pt" style:font-size-complex="14pt"/>
    </style:style>
    <style:style style:name="T6_6" style:family="text">
      <style:text-properties fo:font-size="14pt" style:font-size-asian="14pt" style:font-size-complex="14pt"/>
    </style:style>
    <style:style style:name="T6_7" style:family="text">
      <style:text-properties fo:font-size="14pt" style:font-size-asian="14pt" style:font-size-complex="14pt"/>
    </style:style>
    <style:style style:name="T6_8" style:family="text">
      <style:text-properties fo:font-size="14pt" style:font-size-asian="14pt" style:font-size-complex="14pt"/>
    </style:style>
    <style:style style:name="T6_9" style:family="text">
      <style:text-properties fo:font-size="14pt" style:font-size-asian="14pt" style:font-size-complex="14pt"/>
    </style:style>
    <style:style style:name="T6_10" style:family="text">
      <style:text-properties fo:font-size="14pt" style:font-size-asian="14pt" style:font-size-complex="14pt"/>
    </style:style>
    <style:style style:name="T6_11" style:family="text">
      <style:text-properties fo:font-size="14pt" style:font-size-asian="14pt" style:font-size-complex="14pt"/>
    </style:style>
    <style:style style:name="T6_12" style:family="text">
      <style:text-properties fo:font-size="14pt" style:font-size-asian="14pt" style:font-size-complex="14pt"/>
    </style:style>
    <style:style style:name="T6_13" style:family="text">
      <style:text-properties fo:font-size="14pt" style:font-size-asian="14pt" style:font-size-complex="14pt"/>
    </style:style>
    <style:style style:name="T6_14" style:family="text">
      <style:text-properties fo:font-size="14pt" style:font-size-asian="14pt" style:font-size-complex="14pt"/>
    </style:style>
    <style:style style:name="T6_15" style:family="text">
      <style:text-properties fo:font-size="14pt" style:font-size-asian="14pt" style:font-size-complex="14pt"/>
    </style:style>
    <style:style style:name="T6_16" style:family="text">
      <style:text-properties fo:font-size="14pt" style:font-size-asian="14pt" style:font-size-complex="14pt"/>
    </style:style>
    <style:style style:name="T6_17" style:family="text">
      <style:text-properties fo:font-size="14pt" style:font-size-asian="14pt" style:font-size-complex="14pt"/>
    </style:style>
    <style:style style:name="T6_18" style:family="text">
      <style:text-properties fo:font-size="14pt" style:font-size-asian="14pt" style:font-size-complex="14pt"/>
    </style:style>
    <style:style style:name="T6_19" style:family="text">
      <style:text-properties fo:font-size="14pt" style:font-size-asian="14pt" style:font-size-complex="14pt"/>
    </style:style>
    <style:style style:name="T6_20" style:family="text">
      <style:text-properties fo:font-size="14pt" style:font-size-asian="14pt" style:font-size-complex="14pt"/>
    </style:style>
    <style:style style:name="T6_21" style:family="text">
      <style:text-properties fo:font-size="14pt" style:font-size-asian="14pt" style:font-size-complex="14pt"/>
    </style:style>
    <style:style style:name="T6_22" style:family="text">
      <style:text-properties fo:font-size="14pt" style:font-size-asian="14pt" style:font-size-complex="14pt"/>
    </style:style>
    <style:style style:name="T6_23" style:family="text">
      <style:text-properties fo:font-size="14pt" style:font-size-asian="14pt" style:font-size-complex="14pt"/>
    </style:style>
    <style:style style:name="T6_24" style:family="text">
      <style:text-properties fo:font-size="14pt" style:font-size-asian="14pt" style:font-size-complex="14pt"/>
    </style:style>
    <style:style style:name="T6_25" style:family="text">
      <style:text-properties fo:font-size="14pt" style:font-size-asian="14pt" style:font-size-complex="14pt"/>
    </style:style>
    <style:style style:name="T6_26" style:family="text">
      <style:text-properties fo:font-size="14pt" style:font-size-asian="14pt" style:font-size-complex="14pt"/>
    </style:style>
    <style:style style:name="T6_27" style:family="text">
      <style:text-properties fo:font-size="14pt" style:font-size-asian="14pt" style:font-size-complex="14pt"/>
    </style:style>
    <style:style style:name="T6_28" style:family="text">
      <style:text-properties fo:font-size="14pt" style:font-size-asian="14pt" style:font-size-complex="14pt"/>
    </style:style>
    <style:style style:name="T6_29" style:family="text">
      <style:text-properties fo:font-size="14pt" style:font-size-asian="14pt" style:font-size-complex="14pt"/>
    </style:style>
    <style:style style:name="T6_30" style:family="text">
      <style:text-properties fo:font-size="14pt" style:font-size-asian="14pt" style:font-size-complex="14pt"/>
    </style:style>
    <style:style style:name="T6_31" style:family="text">
      <style:text-properties fo:font-size="14pt" style:font-size-asian="14pt" style:font-size-complex="14pt"/>
    </style:style>
    <style:style style:name="T6_32" style:family="text">
      <style:text-properties fo:font-size="14pt" style:font-size-asian="14pt" style:font-size-complex="14pt"/>
    </style:style>
    <style:style style:name="T6_33" style:family="text">
      <style:text-properties fo:font-size="14pt" style:font-size-asian="14pt" style:font-size-complex="14pt"/>
    </style:style>
    <style:style style:name="T6_34" style:family="text">
      <style:text-properties fo:font-size="14pt" style:font-size-asian="14pt" style:font-size-complex="14pt"/>
    </style:style>
    <style:style style:name="T6_35" style:family="text">
      <style:text-properties fo:font-size="14pt" style:font-size-asian="14pt" style:font-size-complex="14pt"/>
    </style:style>
    <style:style style:name="T6_36" style:family="text">
      <style:text-properties fo:font-size="14pt" style:font-size-asian="14pt" style:font-size-complex="14pt"/>
    </style:style>
    <style:style style:name="T6_37" style:family="text">
      <style:text-properties fo:font-size="14pt" style:font-size-asian="14pt" style:font-size-complex="14pt"/>
    </style:style>
    <style:style style:name="T6_38" style:family="text">
      <style:text-properties fo:font-size="14pt" style:font-size-asian="14pt" style:font-size-complex="14pt"/>
    </style:style>
    <style:style style:name="T6_39" style:family="text">
      <style:text-properties fo:font-size="14pt" style:font-size-asian="14pt" style:font-size-complex="14pt"/>
    </style:style>
    <style:style style:name="T6_40" style:family="text">
      <style:text-properties fo:font-size="14pt" style:font-size-asian="14pt" style:font-size-complex="14pt"/>
    </style:style>
    <style:style style:name="T6_41" style:family="text">
      <style:text-properties fo:font-size="14pt" style:font-size-asian="14pt" style:font-size-complex="14pt"/>
    </style:style>
    <style:style style:name="T6_42" style:family="text">
      <style:text-properties fo:font-size="14pt" style:font-size-asian="14pt" style:font-size-complex="14pt"/>
    </style:style>
    <style:style style:name="T6_43" style:family="text">
      <style:text-properties fo:font-size="14pt" style:font-size-asian="14pt" style:font-size-complex="14pt"/>
    </style:style>
    <style:style style:name="T6_44" style:family="text">
      <style:text-properties fo:font-size="14pt" style:font-size-asian="14pt" style:font-size-complex="14pt"/>
    </style:style>
    <style:style style:name="T6_45" style:family="text">
      <style:text-properties fo:font-size="14pt" style:font-size-asian="14pt" style:font-size-complex="14pt"/>
    </style:style>
    <style:style style:name="T6_46" style:family="text">
      <style:text-properties fo:font-size="14pt" style:font-size-asian="14pt" style:font-size-complex="14pt"/>
    </style:style>
    <style:style style:name="T6_47" style:family="text">
      <style:text-properties fo:font-size="14pt" style:font-size-asian="14pt" style:font-size-complex="14pt"/>
    </style:style>
    <style:style style:name="T6_48" style:family="text">
      <style:text-properties fo:font-size="14pt" style:font-size-asian="14pt" style:font-size-complex="14pt"/>
    </style:style>
    <style:style style:name="T6_49" style:family="text">
      <style:text-properties fo:font-size="14pt" style:font-size-asian="14pt" style:font-size-complex="14pt"/>
    </style:style>
    <style:style style:name="T6_50" style:family="text">
      <style:text-properties fo:font-size="14pt" style:font-size-asian="14pt" style:font-size-complex="14pt"/>
    </style:style>
    <style:style style:name="T6_51" style:family="text">
      <style:text-properties fo:font-size="14pt" style:font-size-asian="14pt" style:font-size-complex="14pt"/>
    </style:style>
    <style:style style:name="T6_52" style:family="text">
      <style:text-properties fo:font-size="14pt" style:font-size-asian="14pt" style:font-size-complex="14pt"/>
    </style:style>
    <style:style style:name="T6_53" style:family="text">
      <style:text-properties fo:font-size="14pt" style:font-size-asian="14pt" style:font-size-complex="14pt"/>
    </style:style>
    <style:style style:name="T6_54" style:family="text">
      <style:text-properties fo:font-size="14pt" style:font-size-asian="14pt" style:font-size-complex="14pt"/>
    </style:style>
    <style:style style:name="T6_55" style:family="text">
      <style:text-properties fo:font-size="14pt" style:font-size-asian="14pt" style:font-size-complex="14pt"/>
    </style:style>
    <style:style style:name="T6_56" style:family="text">
      <style:text-properties fo:font-size="14pt" style:font-size-asian="14pt" style:font-size-complex="14pt"/>
    </style:style>
    <style:style style:name="T6_57" style:family="text">
      <style:text-properties fo:font-size="14pt" style:font-size-asian="14pt" style:font-size-complex="14pt"/>
    </style:style>
    <style:style style:name="T6_58" style:family="text">
      <style:text-properties fo:font-size="14pt" style:font-size-asian="14pt" style:font-size-complex="14pt"/>
    </style:style>
    <style:style style:name="T6_59" style:family="text">
      <style:text-properties fo:font-size="14pt" style:font-size-asian="14pt" style:font-size-complex="14pt"/>
    </style:style>
    <style:style style:name="T6_60" style:family="text">
      <style:text-properties fo:font-size="14pt" style:font-size-asian="14pt" style:font-size-complex="14pt"/>
    </style:style>
    <style:style style:name="T6_61" style:family="text">
      <style:text-properties fo:font-size="14pt" style:font-size-asian="14pt" style:font-size-complex="14pt"/>
    </style:style>
    <style:style style:name="T6_62" style:family="text">
      <style:text-properties fo:font-size="14pt" style:font-size-asian="14pt" style:font-size-complex="14pt"/>
    </style:style>
    <style:style style:name="T6_63" style:family="text">
      <style:text-properties fo:font-size="14pt" style:font-size-asian="14pt" style:font-size-complex="14pt"/>
    </style:style>
    <style:style style:name="T6_64" style:family="text">
      <style:text-properties fo:font-size="14pt" style:font-size-asian="14pt" style:font-size-complex="14pt"/>
    </style:style>
    <style:style style:name="T6_65" style:family="text">
      <style:text-properties fo:font-size="14pt" style:font-size-asian="14pt" style:font-size-complex="14pt"/>
    </style:style>
    <style:style style:name="T6_66" style:family="text">
      <style:text-properties fo:font-size="14pt" style:font-size-asian="14pt" style:font-size-complex="14pt"/>
    </style:style>
    <style:style style:name="T6_67" style:family="text">
      <style:text-properties fo:font-size="14pt" style:font-size-asian="14pt" style:font-size-complex="14pt"/>
    </style:style>
    <style:style style:name="T6_68" style:family="text">
      <style:text-properties fo:font-size="14pt" style:font-size-asian="14pt" style:font-size-complex="14pt"/>
    </style:style>
    <style:style style:name="T6_69" style:family="text">
      <style:text-properties fo:font-size="14pt" style:font-size-asian="14pt" style:font-size-complex="14pt"/>
    </style:style>
    <style:style style:name="T6_70" style:family="text">
      <style:text-properties fo:font-size="14pt" style:font-size-asian="14pt" style:font-size-complex="14pt"/>
    </style:style>
    <style:style style:name="T6_71" style:family="text">
      <style:text-properties fo:font-size="14pt" style:font-size-asian="14pt" style:font-size-complex="14pt"/>
    </style:style>
    <style:style style:name="T6_72" style:family="text">
      <style:text-properties fo:font-size="14pt" style:font-size-asian="14pt" style:font-size-complex="14pt"/>
    </style:style>
    <style:style style:name="T6_73" style:family="text">
      <style:text-properties fo:font-size="14pt" style:font-size-asian="14pt" style:font-size-complex="14pt"/>
    </style:style>
    <style:style style:name="T6_74" style:family="text">
      <style:text-properties fo:font-size="14pt" style:font-size-asian="14pt" style:font-size-complex="14pt"/>
    </style:style>
    <style:style style:name="T6_75" style:family="text">
      <style:text-properties fo:font-size="14pt" style:font-size-asian="14pt" style:font-size-complex="14pt"/>
    </style:style>
    <style:style style:name="T6_76" style:family="text">
      <style:text-properties fo:font-size="14pt" style:font-size-asian="14pt" style:font-size-complex="14pt"/>
    </style:style>
    <style:style style:name="T6_77" style:family="text">
      <style:text-properties fo:font-size="14pt" style:font-size-asian="14pt" style:font-size-complex="14pt"/>
    </style:style>
    <style:style style:name="T6_78" style:family="text">
      <style:text-properties fo:font-size="14pt" style:font-size-asian="14pt" style:font-size-complex="14pt"/>
    </style:style>
    <style:style style:name="T6_79" style:family="text">
      <style:text-properties fo:font-size="14pt" style:font-size-asian="14pt" style:font-size-complex="14pt"/>
    </style:style>
    <style:style style:name="T6_80" style:family="text">
      <style:text-properties fo:font-size="14pt" style:font-size-asian="14pt" style:font-size-complex="14pt"/>
    </style:style>
    <style:style style:name="T6_81" style:family="text">
      <style:text-properties fo:font-size="14pt" style:font-size-asian="14pt" style:font-size-complex="14pt"/>
    </style:style>
    <style:style style:name="T6_82" style:family="text">
      <style:text-properties fo:font-size="14pt" style:font-size-asian="14pt" style:font-size-complex="14pt"/>
    </style:style>
    <style:style style:name="T6_83" style:family="text">
      <style:text-properties fo:font-size="14pt" style:font-size-asian="14pt" style:font-size-complex="14pt"/>
    </style:style>
    <style:style style:name="T6_84" style:family="text">
      <style:text-properties fo:font-size="14pt" style:font-size-asian="14pt" style:font-size-complex="14pt"/>
    </style:style>
    <style:style style:name="T6_85" style:family="text">
      <style:text-properties fo:font-size="14pt" style:font-size-asian="14pt" style:font-size-complex="14pt"/>
    </style:style>
    <style:style style:name="T6_86" style:family="text">
      <style:text-properties fo:font-size="14pt" style:font-size-asian="14pt" style:font-size-complex="14pt"/>
    </style:style>
    <style:style style:name="T6_87" style:family="text">
      <style:text-properties fo:font-size="14pt" style:font-size-asian="14pt" style:font-size-complex="14pt"/>
    </style:style>
    <style:style style:name="T6_88" style:family="text">
      <style:text-properties fo:font-size="14pt" style:font-size-asian="14pt" style:font-size-complex="14pt"/>
    </style:style>
    <style:style style:name="T6_89" style:family="text">
      <style:text-properties fo:font-size="14pt" style:font-size-asian="14pt" style:font-size-complex="14pt"/>
    </style:style>
    <style:style style:name="T6_90" style:family="text">
      <style:text-properties fo:font-size="14pt" style:font-size-asian="14pt" style:font-size-complex="14pt"/>
    </style:style>
    <style:style style:name="T6_91" style:family="text">
      <style:text-properties fo:font-size="14pt" style:font-size-asian="14pt" style:font-size-complex="14pt"/>
    </style:style>
    <style:style style:name="T6_92" style:family="text">
      <style:text-properties fo:font-size="14pt" style:font-size-asian="14pt" style:font-size-complex="14pt"/>
    </style:style>
    <style:style style:name="P7" style:family="paragraph" style:parent-style-name="Standard">
      <style:paragraph-properties fo:text-align="left" fo:break-before="auto" fo:line-height="108%" style:writing-mode="rl-tb"/>
    </style:style>
    <style:style style:name="T7_1" style:family="text"/>
    <style:style style:name="P8" style:family="paragraph" style:parent-style-name="Standard">
      <style:paragraph-properties fo:text-align="left" fo:break-before="auto" fo:line-height="108%" style:writing-mode="rl-tb"/>
    </style:style>
    <style:style style:name="T8_1" style:family="text">
      <style:text-properties fo:font-size="16pt" style:font-size-asian="16pt" style:font-size-complex="16pt" fo:font-weight="bold" style:font-weight-asian="bold" style:font-weight-complex="bold"/>
    </style:style>
    <style:style style:name="T8_2" style:family="text">
      <style:text-properties fo:font-size="16pt" style:font-size-asian="16pt" style:font-size-complex="16pt" fo:font-weight="bold" style:font-weight-asian="bold" style:font-weight-complex="bold"/>
    </style:style>
    <style:style style:name="T8_3" style:family="text">
      <style:text-properties fo:font-size="16pt" style:font-size-asian="16pt" style:font-size-complex="16pt" fo:font-weight="bold" style:font-weight-asian="bold" style:font-weight-complex="bold"/>
    </style:style>
    <style:style style:name="T8_4" style:family="text">
      <style:text-properties fo:font-size="16pt" style:font-size-asian="16pt" style:font-size-complex="16pt" fo:font-weight="bold" style:font-weight-asian="bold" style:font-weight-complex="bold"/>
    </style:style>
    <style:style style:name="T8_5" style:family="text">
      <style:text-properties fo:font-size="16pt" style:font-size-asian="16pt" style:font-size-complex="16pt" fo:font-weight="bold" style:font-weight-asian="bold" style:font-weight-complex="bold"/>
    </style:style>
    <style:style style:name="T8_6" style:family="text">
      <style:text-properties fo:font-size="16pt" style:font-size-asian="16pt" style:font-size-complex="16pt" fo:font-weight="bold" style:font-weight-asian="bold" style:font-weight-complex="bold"/>
    </style:style>
    <style:style style:name="T8_7" style:family="text">
      <style:text-properties fo:font-size="14pt" style:font-size-asian="14pt" style:font-size-complex="14pt"/>
    </style:style>
    <style:style style:name="T8_8" style:family="text">
      <style:text-properties fo:font-size="14pt" style:font-size-asian="14pt" style:font-size-complex="14pt"/>
    </style:style>
    <style:style style:name="T8_9" style:family="text">
      <style:text-properties fo:font-size="14pt" style:font-size-asian="14pt" style:font-size-complex="14pt"/>
    </style:style>
    <style:style style:name="T8_10" style:family="text">
      <style:text-properties fo:font-size="14pt" style:font-size-asian="14pt" style:font-size-complex="14pt"/>
    </style:style>
    <style:style style:name="T8_11" style:family="text">
      <style:text-properties fo:font-size="14pt" style:font-size-asian="14pt" style:font-size-complex="14pt"/>
    </style:style>
    <style:style style:name="T8_12" style:family="text">
      <style:text-properties fo:font-size="14pt" style:font-size-asian="14pt" style:font-size-complex="14pt"/>
    </style:style>
    <style:style style:name="T8_13" style:family="text">
      <style:text-properties fo:font-size="14pt" style:font-size-asian="14pt" style:font-size-complex="14pt"/>
    </style:style>
    <style:style style:name="T8_14" style:family="text">
      <style:text-properties fo:font-size="14pt" style:font-size-asian="14pt" style:font-size-complex="14pt"/>
    </style:style>
    <style:style style:name="T8_15" style:family="text">
      <style:text-properties fo:font-size="14pt" style:font-size-asian="14pt" style:font-size-complex="14pt"/>
    </style:style>
    <style:style style:name="T8_16" style:family="text">
      <style:text-properties fo:font-size="14pt" style:font-size-asian="14pt" style:font-size-complex="14pt"/>
    </style:style>
    <style:style style:name="T8_17" style:family="text">
      <style:text-properties fo:font-size="14pt" style:font-size-asian="14pt" style:font-size-complex="14pt"/>
    </style:style>
    <style:style style:name="T8_18" style:family="text">
      <style:text-properties fo:font-size="14pt" style:font-size-asian="14pt" style:font-size-complex="14pt"/>
    </style:style>
    <style:style style:name="T8_19" style:family="text">
      <style:text-properties fo:font-size="14pt" style:font-size-asian="14pt" style:font-size-complex="14pt"/>
    </style:style>
    <style:style style:name="T8_20" style:family="text">
      <style:text-properties fo:font-size="14pt" style:font-size-asian="14pt" style:font-size-complex="14pt"/>
    </style:style>
    <style:style style:name="T8_21" style:family="text">
      <style:text-properties fo:font-size="14pt" style:font-size-asian="14pt" style:font-size-complex="14pt"/>
    </style:style>
    <style:style style:name="T8_22" style:family="text">
      <style:text-properties fo:font-size="14pt" style:font-size-asian="14pt" style:font-size-complex="14pt"/>
    </style:style>
    <style:style style:name="T8_23" style:family="text">
      <style:text-properties fo:font-size="14pt" style:font-size-asian="14pt" style:font-size-complex="14pt"/>
    </style:style>
    <style:style style:name="T8_24" style:family="text">
      <style:text-properties fo:font-size="14pt" style:font-size-asian="14pt" style:font-size-complex="14pt"/>
    </style:style>
    <style:style style:name="T8_25" style:family="text">
      <style:text-properties fo:font-size="14pt" style:font-size-asian="14pt" style:font-size-complex="14pt"/>
    </style:style>
    <style:style style:name="T8_26" style:family="text">
      <style:text-properties fo:font-size="14pt" style:font-size-asian="14pt" style:font-size-complex="14pt"/>
    </style:style>
    <style:style style:name="T8_27" style:family="text">
      <style:text-properties fo:font-size="14pt" style:font-size-asian="14pt" style:font-size-complex="14pt"/>
    </style:style>
    <style:style style:name="T8_28" style:family="text">
      <style:text-properties fo:font-size="14pt" style:font-size-asian="14pt" style:font-size-complex="14pt"/>
    </style:style>
    <style:style style:name="T8_29" style:family="text">
      <style:text-properties fo:font-size="14pt" style:font-size-asian="14pt" style:font-size-complex="14pt"/>
    </style:style>
    <style:style style:name="T8_30" style:family="text">
      <style:text-properties fo:font-size="14pt" style:font-size-asian="14pt" style:font-size-complex="14pt"/>
    </style:style>
    <style:style style:name="T8_31" style:family="text">
      <style:text-properties fo:font-size="14pt" style:font-size-asian="14pt" style:font-size-complex="14pt"/>
    </style:style>
    <style:style style:name="T8_32" style:family="text">
      <style:text-properties fo:font-size="14pt" style:font-size-asian="14pt" style:font-size-complex="14pt"/>
    </style:style>
    <style:style style:name="T8_33" style:family="text">
      <style:text-properties fo:font-size="14pt" style:font-size-asian="14pt" style:font-size-complex="14pt"/>
    </style:style>
    <style:style style:name="T8_34" style:family="text">
      <style:text-properties fo:font-size="14pt" style:font-size-asian="14pt" style:font-size-complex="14pt"/>
    </style:style>
    <style:style style:name="T8_35" style:family="text">
      <style:text-properties fo:font-size="14pt" style:font-size-asian="14pt" style:font-size-complex="14pt"/>
    </style:style>
    <style:style style:name="T8_36" style:family="text">
      <style:text-properties fo:font-size="14pt" style:font-size-asian="14pt" style:font-size-complex="14pt"/>
    </style:style>
    <style:style style:name="T8_37" style:family="text">
      <style:text-properties fo:font-size="14pt" style:font-size-asian="14pt" style:font-size-complex="14pt"/>
    </style:style>
    <style:style style:name="T8_38" style:family="text">
      <style:text-properties fo:font-size="14pt" style:font-size-asian="14pt" style:font-size-complex="14pt"/>
    </style:style>
    <style:style style:name="T8_39" style:family="text">
      <style:text-properties fo:font-size="14pt" style:font-size-asian="14pt" style:font-size-complex="14pt"/>
    </style:style>
    <style:style style:name="T8_40" style:family="text">
      <style:text-properties fo:font-size="14pt" style:font-size-asian="14pt" style:font-size-complex="14pt"/>
    </style:style>
    <style:style style:name="T8_41" style:family="text">
      <style:text-properties fo:font-size="14pt" style:font-size-asian="14pt" style:font-size-complex="14pt"/>
    </style:style>
    <style:style style:name="T8_42" style:family="text">
      <style:text-properties fo:font-size="14pt" style:font-size-asian="14pt" style:font-size-complex="14pt"/>
    </style:style>
    <style:style style:name="T8_43" style:family="text">
      <style:text-properties fo:font-size="14pt" style:font-size-asian="14pt" style:font-size-complex="14pt"/>
    </style:style>
    <style:style style:name="T8_44" style:family="text">
      <style:text-properties fo:font-size="14pt" style:font-size-asian="14pt" style:font-size-complex="14pt"/>
    </style:style>
    <style:style style:name="T8_45" style:family="text">
      <style:text-properties fo:font-size="14pt" style:font-size-asian="14pt" style:font-size-complex="14pt"/>
    </style:style>
    <style:style style:name="T8_46" style:family="text">
      <style:text-properties fo:font-size="14pt" style:font-size-asian="14pt" style:font-size-complex="14pt"/>
    </style:style>
    <style:style style:name="T8_47" style:family="text">
      <style:text-properties fo:font-size="14pt" style:font-size-asian="14pt" style:font-size-complex="14pt"/>
    </style:style>
    <style:style style:name="T8_48" style:family="text">
      <style:text-properties fo:font-size="14pt" style:font-size-asian="14pt" style:font-size-complex="14pt"/>
    </style:style>
    <style:style style:name="T8_49" style:family="text">
      <style:text-properties fo:font-size="14pt" style:font-size-asian="14pt" style:font-size-complex="14pt"/>
    </style:style>
    <style:style style:name="T8_50" style:family="text">
      <style:text-properties fo:font-size="14pt" style:font-size-asian="14pt" style:font-size-complex="14pt"/>
    </style:style>
    <style:style style:name="T8_51" style:family="text">
      <style:text-properties fo:font-size="14pt" style:font-size-asian="14pt" style:font-size-complex="14pt"/>
    </style:style>
    <style:style style:name="T8_52" style:family="text">
      <style:text-properties fo:font-size="14pt" style:font-size-asian="14pt" style:font-size-complex="14pt"/>
    </style:style>
    <style:style style:name="T8_53" style:family="text">
      <style:text-properties fo:font-size="14pt" style:font-size-asian="14pt" style:font-size-complex="14pt"/>
    </style:style>
    <style:style style:name="T8_54" style:family="text">
      <style:text-properties fo:font-size="14pt" style:font-size-asian="14pt" style:font-size-complex="14pt"/>
    </style:style>
    <style:style style:name="T8_55" style:family="text">
      <style:text-properties fo:font-size="14pt" style:font-size-asian="14pt" style:font-size-complex="14pt"/>
    </style:style>
    <style:style style:name="T8_56" style:family="text">
      <style:text-properties fo:font-size="14pt" style:font-size-asian="14pt" style:font-size-complex="14pt"/>
    </style:style>
    <style:style style:name="T8_57" style:family="text">
      <style:text-properties fo:font-size="14pt" style:font-size-asian="14pt" style:font-size-complex="14pt"/>
    </style:style>
    <style:style style:name="T8_58" style:family="text">
      <style:text-properties fo:font-size="14pt" style:font-size-asian="14pt" style:font-size-complex="14pt"/>
    </style:style>
    <style:style style:name="T8_59" style:family="text">
      <style:text-properties fo:font-size="14pt" style:font-size-asian="14pt" style:font-size-complex="14pt"/>
    </style:style>
    <style:style style:name="T8_60" style:family="text">
      <style:text-properties fo:font-size="14pt" style:font-size-asian="14pt" style:font-size-complex="14pt"/>
    </style:style>
    <style:style style:name="T8_61" style:family="text">
      <style:text-properties fo:font-size="14pt" style:font-size-asian="14pt" style:font-size-complex="14pt"/>
    </style:style>
    <style:style style:name="T8_62" style:family="text">
      <style:text-properties fo:font-size="14pt" style:font-size-asian="14pt" style:font-size-complex="14pt"/>
    </style:style>
    <style:style style:name="T8_63" style:family="text">
      <style:text-properties fo:font-size="14pt" style:font-size-asian="14pt" style:font-size-complex="14pt"/>
    </style:style>
    <style:style style:name="T8_64" style:family="text">
      <style:text-properties fo:font-size="14pt" style:font-size-asian="14pt" style:font-size-complex="14pt"/>
    </style:style>
    <style:style style:name="T8_65" style:family="text">
      <style:text-properties fo:font-size="14pt" style:font-size-asian="14pt" style:font-size-complex="14pt"/>
    </style:style>
    <style:style style:name="T8_66" style:family="text">
      <style:text-properties fo:font-size="14pt" style:font-size-asian="14pt" style:font-size-complex="14pt"/>
    </style:style>
    <style:style style:name="T8_67" style:family="text">
      <style:text-properties fo:font-size="14pt" style:font-size-asian="14pt" style:font-size-complex="14pt"/>
    </style:style>
    <style:style style:name="T8_68" style:family="text">
      <style:text-properties fo:font-size="14pt" style:font-size-asian="14pt" style:font-size-complex="14pt"/>
    </style:style>
    <style:style style:name="T8_69" style:family="text">
      <style:text-properties fo:font-size="14pt" style:font-size-asian="14pt" style:font-size-complex="14pt"/>
    </style:style>
    <style:style style:name="T8_70" style:family="text">
      <style:text-properties fo:font-size="14pt" style:font-size-asian="14pt" style:font-size-complex="14pt"/>
    </style:style>
    <style:style style:name="T8_71" style:family="text">
      <style:text-properties fo:font-size="14pt" style:font-size-asian="14pt" style:font-size-complex="14pt"/>
    </style:style>
    <style:style style:name="T8_72" style:family="text">
      <style:text-properties fo:font-size="14pt" style:font-size-asian="14pt" style:font-size-complex="14pt"/>
    </style:style>
    <style:style style:name="T8_73" style:family="text">
      <style:text-properties fo:font-size="14pt" style:font-size-asian="14pt" style:font-size-complex="14pt"/>
    </style:style>
    <style:style style:name="T8_74" style:family="text">
      <style:text-properties fo:font-size="14pt" style:font-size-asian="14pt" style:font-size-complex="14pt"/>
    </style:style>
    <style:style style:name="T8_75" style:family="text">
      <style:text-properties fo:font-size="14pt" style:font-size-asian="14pt" style:font-size-complex="14pt"/>
    </style:style>
    <style:style style:name="T8_76" style:family="text">
      <style:text-properties fo:font-size="14pt" style:font-size-asian="14pt" style:font-size-complex="14pt"/>
    </style:style>
    <style:style style:name="T8_77" style:family="text">
      <style:text-properties fo:font-size="14pt" style:font-size-asian="14pt" style:font-size-complex="14pt"/>
    </style:style>
    <style:style style:name="T8_78" style:family="text">
      <style:text-properties fo:font-size="14pt" style:font-size-asian="14pt" style:font-size-complex="14pt"/>
    </style:style>
    <style:style style:name="T8_79" style:family="text">
      <style:text-properties fo:font-size="14pt" style:font-size-asian="14pt" style:font-size-complex="14pt"/>
    </style:style>
    <style:style style:name="T8_80" style:family="text">
      <style:text-properties fo:font-size="14pt" style:font-size-asian="14pt" style:font-size-complex="14pt"/>
    </style:style>
    <style:style style:name="T8_81" style:family="text">
      <style:text-properties fo:font-size="14pt" style:font-size-asian="14pt" style:font-size-complex="14pt"/>
    </style:style>
    <style:style style:name="T8_82" style:family="text">
      <style:text-properties fo:font-size="14pt" style:font-size-asian="14pt" style:font-size-complex="14pt"/>
    </style:style>
    <style:style style:name="T8_83" style:family="text">
      <style:text-properties fo:font-size="14pt" style:font-size-asian="14pt" style:font-size-complex="14pt"/>
    </style:style>
    <style:style style:name="T8_84" style:family="text">
      <style:text-properties fo:font-size="14pt" style:font-size-asian="14pt" style:font-size-complex="14pt"/>
    </style:style>
    <style:style style:name="T8_85" style:family="text">
      <style:text-properties fo:font-size="14pt" style:font-size-asian="14pt" style:font-size-complex="14pt"/>
    </style:style>
    <style:style style:name="T8_86" style:family="text">
      <style:text-properties fo:font-size="14pt" style:font-size-asian="14pt" style:font-size-complex="14pt"/>
    </style:style>
    <style:style style:name="T8_87" style:family="text">
      <style:text-properties fo:font-size="14pt" style:font-size-asian="14pt" style:font-size-complex="14pt"/>
    </style:style>
    <style:style style:name="T8_88" style:family="text">
      <style:text-properties fo:font-size="14pt" style:font-size-asian="14pt" style:font-size-complex="14pt"/>
    </style:style>
    <style:style style:name="T8_89" style:family="text">
      <style:text-properties fo:font-size="14pt" style:font-size-asian="14pt" style:font-size-complex="14pt"/>
    </style:style>
    <style:style style:name="T8_90" style:family="text">
      <style:text-properties fo:font-size="14pt" style:font-size-asian="14pt" style:font-size-complex="14pt"/>
    </style:style>
    <style:style style:name="T8_91" style:family="text">
      <style:text-properties fo:font-size="14pt" style:font-size-asian="14pt" style:font-size-complex="14pt"/>
    </style:style>
    <style:style style:name="T8_92" style:family="text">
      <style:text-properties fo:font-size="14pt" style:font-size-asian="14pt" style:font-size-complex="14pt"/>
    </style:style>
    <style:style style:name="T8_93" style:family="text">
      <style:text-properties fo:font-size="14pt" style:font-size-asian="14pt" style:font-size-complex="14pt"/>
    </style:style>
    <style:style style:name="T8_94" style:family="text">
      <style:text-properties fo:font-size="14pt" style:font-size-asian="14pt" style:font-size-complex="14pt"/>
    </style:style>
    <style:style style:name="T8_95" style:family="text">
      <style:text-properties fo:font-size="14pt" style:font-size-asian="14pt" style:font-size-complex="14pt"/>
    </style:style>
    <style:style style:name="T8_96" style:family="text">
      <style:text-properties fo:font-size="14pt" style:font-size-asian="14pt" style:font-size-complex="14pt"/>
    </style:style>
    <style:style style:name="T8_97" style:family="text">
      <style:text-properties fo:font-size="14pt" style:font-size-asian="14pt" style:font-size-complex="14pt"/>
    </style:style>
    <style:style style:name="T8_98" style:family="text">
      <style:text-properties fo:font-size="14pt" style:font-size-asian="14pt" style:font-size-complex="14pt"/>
    </style:style>
    <style:style style:name="T8_99" style:family="text">
      <style:text-properties fo:font-size="14pt" style:font-size-asian="14pt" style:font-size-complex="14pt"/>
    </style:style>
    <style:style style:name="T8_100" style:family="text">
      <style:text-properties fo:font-size="14pt" style:font-size-asian="14pt" style:font-size-complex="14pt"/>
    </style:style>
    <style:style style:name="T8_101" style:family="text">
      <style:text-properties fo:font-size="14pt" style:font-size-asian="14pt" style:font-size-complex="14pt"/>
    </style:style>
    <style:style style:name="T8_102" style:family="text">
      <style:text-properties fo:font-size="14pt" style:font-size-asian="14pt" style:font-size-complex="14pt"/>
    </style:style>
    <style:style style:name="T8_103" style:family="text">
      <style:text-properties fo:font-size="14pt" style:font-size-asian="14pt" style:font-size-complex="14pt"/>
    </style:style>
    <style:style style:name="T8_104" style:family="text">
      <style:text-properties fo:font-size="14pt" style:font-size-asian="14pt" style:font-size-complex="14pt"/>
    </style:style>
    <style:style style:name="T8_105" style:family="text">
      <style:text-properties fo:font-size="14pt" style:font-size-asian="14pt" style:font-size-complex="14pt"/>
    </style:style>
    <style:style style:name="T8_106" style:family="text">
      <style:text-properties fo:font-size="14pt" style:font-size-asian="14pt" style:font-size-complex="14pt"/>
    </style:style>
    <style:style style:name="T8_107" style:family="text">
      <style:text-properties fo:font-size="14pt" style:font-size-asian="14pt" style:font-size-complex="14pt"/>
    </style:style>
    <style:style style:name="T8_108" style:family="text">
      <style:text-properties fo:font-size="14pt" style:font-size-asian="14pt" style:font-size-complex="14pt"/>
    </style:style>
    <style:style style:name="T8_109" style:family="text">
      <style:text-properties fo:font-size="14pt" style:font-size-asian="14pt" style:font-size-complex="14pt"/>
    </style:style>
    <style:style style:name="T8_110" style:family="text">
      <style:text-properties fo:font-size="14pt" style:font-size-asian="14pt" style:font-size-complex="14pt"/>
    </style:style>
    <style:style style:name="T8_111" style:family="text">
      <style:text-properties fo:font-size="14pt" style:font-size-asian="14pt" style:font-size-complex="14pt"/>
    </style:style>
    <style:style style:name="T8_112" style:family="text">
      <style:text-properties fo:font-size="14pt" style:font-size-asian="14pt" style:font-size-complex="14pt"/>
    </style:style>
    <style:style style:name="T8_113" style:family="text">
      <style:text-properties fo:font-size="14pt" style:font-size-asian="14pt" style:font-size-complex="14pt"/>
    </style:style>
    <style:style style:name="T8_114" style:family="text">
      <style:text-properties fo:font-size="14pt" style:font-size-asian="14pt" style:font-size-complex="14pt"/>
    </style:style>
    <style:style style:name="T8_115" style:family="text">
      <style:text-properties fo:font-size="14pt" style:font-size-asian="14pt" style:font-size-complex="14pt"/>
    </style:style>
    <style:style style:name="T8_116" style:family="text">
      <style:text-properties fo:font-size="14pt" style:font-size-asian="14pt" style:font-size-complex="14pt"/>
    </style:style>
    <style:style style:name="T8_117" style:family="text">
      <style:text-properties fo:font-size="14pt" style:font-size-asian="14pt" style:font-size-complex="14pt"/>
    </style:style>
    <style:style style:name="T8_118" style:family="text">
      <style:text-properties fo:font-size="14pt" style:font-size-asian="14pt" style:font-size-complex="14pt"/>
    </style:style>
    <style:style style:name="T8_119" style:family="text">
      <style:text-properties fo:font-size="14pt" style:font-size-asian="14pt" style:font-size-complex="14pt"/>
    </style:style>
    <style:style style:name="T8_120" style:family="text">
      <style:text-properties fo:font-size="14pt" style:font-size-asian="14pt" style:font-size-complex="14pt"/>
    </style:style>
    <style:style style:name="T8_121" style:family="text">
      <style:text-properties fo:font-size="14pt" style:font-size-asian="14pt" style:font-size-complex="14pt"/>
    </style:style>
    <style:style style:name="T8_122" style:family="text">
      <style:text-properties fo:font-size="14pt" style:font-size-asian="14pt" style:font-size-complex="14pt"/>
    </style:style>
    <style:style style:name="T8_123" style:family="text">
      <style:text-properties fo:font-size="14pt" style:font-size-asian="14pt" style:font-size-complex="14pt"/>
    </style:style>
    <style:style style:name="T8_124" style:family="text">
      <style:text-properties fo:font-size="14pt" style:font-size-asian="14pt" style:font-size-complex="14pt"/>
    </style:style>
    <style:style style:name="T8_125" style:family="text">
      <style:text-properties fo:font-size="14pt" style:font-size-asian="14pt" style:font-size-complex="14pt"/>
    </style:style>
    <style:style style:name="T8_126" style:family="text">
      <style:text-properties fo:font-size="14pt" style:font-size-asian="14pt" style:font-size-complex="14pt"/>
    </style:style>
    <style:style style:name="T8_127" style:family="text">
      <style:text-properties fo:font-size="14pt" style:font-size-asian="14pt" style:font-size-complex="14pt"/>
    </style:style>
    <style:style style:name="T8_128" style:family="text">
      <style:text-properties fo:font-size="14pt" style:font-size-asian="14pt" style:font-size-complex="14pt"/>
    </style:style>
    <style:style style:name="T8_129" style:family="text">
      <style:text-properties fo:font-size="14pt" style:font-size-asian="14pt" style:font-size-complex="14pt"/>
    </style:style>
    <style:style style:name="T8_130" style:family="text">
      <style:text-properties fo:font-size="14pt" style:font-size-asian="14pt" style:font-size-complex="14pt"/>
    </style:style>
    <style:style style:name="T8_131" style:family="text">
      <style:text-properties fo:font-size="14pt" style:font-size-asian="14pt" style:font-size-complex="14pt"/>
    </style:style>
    <style:style style:name="T8_132" style:family="text">
      <style:text-properties fo:font-size="14pt" style:font-size-asian="14pt" style:font-size-complex="14pt"/>
    </style:style>
    <style:style style:name="T8_133" style:family="text">
      <style:text-properties fo:font-size="14pt" style:font-size-asian="14pt" style:font-size-complex="14pt"/>
    </style:style>
    <style:style style:name="T8_134" style:family="text">
      <style:text-properties fo:font-size="14pt" style:font-size-asian="14pt" style:font-size-complex="14pt"/>
    </style:style>
    <style:style style:name="T8_135" style:family="text">
      <style:text-properties fo:font-size="14pt" style:font-size-asian="14pt" style:font-size-complex="14pt"/>
    </style:style>
    <style:style style:name="T8_136" style:family="text">
      <style:text-properties fo:font-size="14pt" style:font-size-asian="14pt" style:font-size-complex="14pt"/>
    </style:style>
    <style:style style:name="T8_137" style:family="text">
      <style:text-properties fo:font-size="14pt" style:font-size-asian="14pt" style:font-size-complex="14pt"/>
    </style:style>
    <style:style style:name="T8_138" style:family="text">
      <style:text-properties fo:font-size="14pt" style:font-size-asian="14pt" style:font-size-complex="14pt"/>
    </style:style>
    <style:style style:name="T8_139" style:family="text">
      <style:text-properties fo:font-size="14pt" style:font-size-asian="14pt" style:font-size-complex="14pt"/>
    </style:style>
    <style:style style:name="T8_140" style:family="text">
      <style:text-properties fo:font-size="14pt" style:font-size-asian="14pt" style:font-size-complex="14pt"/>
    </style:style>
    <style:style style:name="T8_141" style:family="text">
      <style:text-properties fo:font-size="14pt" style:font-size-asian="14pt" style:font-size-complex="14pt"/>
    </style:style>
    <style:style style:name="T8_142" style:family="text">
      <style:text-properties fo:font-size="14pt" style:font-size-asian="14pt" style:font-size-complex="14pt"/>
    </style:style>
    <style:style style:name="T8_143" style:family="text">
      <style:text-properties fo:font-size="14pt" style:font-size-asian="14pt" style:font-size-complex="14pt"/>
    </style:style>
    <style:style style:name="T8_144" style:family="text">
      <style:text-properties fo:font-size="14pt" style:font-size-asian="14pt" style:font-size-complex="14pt"/>
    </style:style>
    <style:style style:name="T8_145" style:family="text">
      <style:text-properties fo:font-size="14pt" style:font-size-asian="14pt" style:font-size-complex="14pt"/>
    </style:style>
    <style:style style:name="T8_146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text-align="left" fo:break-before="auto" fo:line-height="108%" style:writing-mode="rl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T9_6" style:family="text">
      <style:text-properties fo:font-size="14pt" style:font-size-asian="14pt" style:font-size-complex="14pt"/>
    </style:style>
    <style:style style:name="T9_7" style:family="text">
      <style:text-properties fo:font-size="14pt" style:font-size-asian="14pt" style:font-size-complex="14pt"/>
    </style:style>
    <style:style style:name="T9_8" style:family="text">
      <style:text-properties fo:font-size="14pt" style:font-size-asian="14pt" style:font-size-complex="14pt"/>
    </style:style>
    <style:style style:name="T9_9" style:family="text">
      <style:text-properties fo:font-size="14pt" style:font-size-asian="14pt" style:font-size-complex="14pt"/>
    </style:style>
    <style:style style:name="T9_10" style:family="text">
      <style:text-properties fo:font-size="14pt" style:font-size-asian="14pt" style:font-size-complex="14pt"/>
    </style:style>
    <style:style style:name="T9_11" style:family="text">
      <style:text-properties fo:font-size="14pt" style:font-size-asian="14pt" style:font-size-complex="14pt"/>
    </style:style>
    <style:style style:name="T9_12" style:family="text">
      <style:text-properties fo:font-size="14pt" style:font-size-asian="14pt" style:font-size-complex="14pt"/>
    </style:style>
    <style:style style:name="T9_13" style:family="text">
      <style:text-properties fo:font-size="14pt" style:font-size-asian="14pt" style:font-size-complex="14pt"/>
    </style:style>
    <style:style style:name="T9_14" style:family="text">
      <style:text-properties fo:font-size="14pt" style:font-size-asian="14pt" style:font-size-complex="14pt"/>
    </style:style>
    <style:style style:name="T9_15" style:family="text">
      <style:text-properties fo:font-size="14pt" style:font-size-asian="14pt" style:font-size-complex="14pt"/>
    </style:style>
    <style:style style:name="T9_16" style:family="text">
      <style:text-properties fo:font-size="14pt" style:font-size-asian="14pt" style:font-size-complex="14pt"/>
    </style:style>
    <style:style style:name="T9_17" style:family="text">
      <style:text-properties fo:font-size="14pt" style:font-size-asian="14pt" style:font-size-complex="14pt"/>
    </style:style>
    <style:style style:name="T9_18" style:family="text">
      <style:text-properties fo:font-size="14pt" style:font-size-asian="14pt" style:font-size-complex="14pt"/>
    </style:style>
    <style:style style:name="T9_19" style:family="text">
      <style:text-properties fo:font-size="14pt" style:font-size-asian="14pt" style:font-size-complex="14pt"/>
    </style:style>
    <style:style style:name="T9_20" style:family="text">
      <style:text-properties fo:font-size="14pt" style:font-size-asian="14pt" style:font-size-complex="14pt"/>
    </style:style>
    <style:style style:name="T9_21" style:family="text">
      <style:text-properties fo:font-size="14pt" style:font-size-asian="14pt" style:font-size-complex="14pt"/>
    </style:style>
    <style:style style:name="T9_22" style:family="text">
      <style:text-properties fo:font-size="14pt" style:font-size-asian="14pt" style:font-size-complex="14pt"/>
    </style:style>
    <style:style style:name="T9_23" style:family="text">
      <style:text-properties fo:font-size="14pt" style:font-size-asian="14pt" style:font-size-complex="14pt"/>
    </style:style>
    <style:style style:name="T9_24" style:family="text">
      <style:text-properties fo:font-size="14pt" style:font-size-asian="14pt" style:font-size-complex="14pt"/>
    </style:style>
    <style:style style:name="T9_25" style:family="text">
      <style:text-properties fo:font-size="14pt" style:font-size-asian="14pt" style:font-size-complex="14pt"/>
    </style:style>
    <style:style style:name="T9_26" style:family="text">
      <style:text-properties fo:font-size="14pt" style:font-size-asian="14pt" style:font-size-complex="14pt"/>
    </style:style>
    <style:style style:name="T9_27" style:family="text">
      <style:text-properties fo:font-size="14pt" style:font-size-asian="14pt" style:font-size-complex="14pt"/>
    </style:style>
    <style:style style:name="T9_28" style:family="text">
      <style:text-properties fo:font-size="14pt" style:font-size-asian="14pt" style:font-size-complex="14pt"/>
    </style:style>
    <style:style style:name="T9_29" style:family="text">
      <style:text-properties fo:font-size="14pt" style:font-size-asian="14pt" style:font-size-complex="14pt"/>
    </style:style>
    <style:style style:name="T9_30" style:family="text">
      <style:text-properties fo:font-size="14pt" style:font-size-asian="14pt" style:font-size-complex="14pt"/>
    </style:style>
    <style:style style:name="T9_31" style:family="text">
      <style:text-properties fo:font-size="14pt" style:font-size-asian="14pt" style:font-size-complex="14pt"/>
    </style:style>
    <style:style style:name="T9_32" style:family="text">
      <style:text-properties fo:font-size="14pt" style:font-size-asian="14pt" style:font-size-complex="14pt"/>
    </style:style>
    <style:style style:name="T9_33" style:family="text">
      <style:text-properties fo:font-size="14pt" style:font-size-asian="14pt" style:font-size-complex="14pt"/>
    </style:style>
    <style:style style:name="T9_34" style:family="text">
      <style:text-properties fo:font-size="14pt" style:font-size-asian="14pt" style:font-size-complex="14pt"/>
    </style:style>
    <style:style style:name="T9_35" style:family="text">
      <style:text-properties fo:font-size="14pt" style:font-size-asian="14pt" style:font-size-complex="14pt"/>
    </style:style>
    <style:style style:name="T9_36" style:family="text">
      <style:text-properties fo:font-size="14pt" style:font-size-asian="14pt" style:font-size-complex="14pt"/>
    </style:style>
    <style:style style:name="T9_37" style:family="text">
      <style:text-properties fo:font-size="14pt" style:font-size-asian="14pt" style:font-size-complex="14pt"/>
    </style:style>
    <style:style style:name="T9_38" style:family="text">
      <style:text-properties fo:font-size="14pt" style:font-size-asian="14pt" style:font-size-complex="14pt"/>
    </style:style>
    <style:style style:name="T9_39" style:family="text">
      <style:text-properties fo:font-size="14pt" style:font-size-asian="14pt" style:font-size-complex="14pt"/>
    </style:style>
    <style:style style:name="T9_40" style:family="text">
      <style:text-properties fo:font-size="14pt" style:font-size-asian="14pt" style:font-size-complex="14pt"/>
    </style:style>
    <style:style style:name="T9_41" style:family="text">
      <style:text-properties fo:font-size="14pt" style:font-size-asian="14pt" style:font-size-complex="14pt"/>
    </style:style>
    <style:style style:name="T9_42" style:family="text">
      <style:text-properties fo:font-size="14pt" style:font-size-asian="14pt" style:font-size-complex="14pt"/>
    </style:style>
    <style:style style:name="T9_43" style:family="text">
      <style:text-properties fo:font-size="14pt" style:font-size-asian="14pt" style:font-size-complex="14pt"/>
    </style:style>
    <style:style style:name="T9_44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text-align="left" fo:break-before="auto" fo:line-height="108%" style:writing-mode="rl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text-align="left" fo:break-before="auto" fo:line-height="108%" style:writing-mode="rl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T11_24" style:family="text">
      <style:text-properties fo:font-size="14pt" style:font-size-asian="14pt" style:font-size-complex="14pt"/>
    </style:style>
    <style:style style:name="T11_25" style:family="text">
      <style:text-properties fo:font-size="14pt" style:font-size-asian="14pt" style:font-size-complex="14pt"/>
    </style:style>
    <style:style style:name="T11_26" style:family="text">
      <style:text-properties fo:font-size="14pt" style:font-size-asian="14pt" style:font-size-complex="14pt"/>
    </style:style>
    <style:style style:name="T11_27" style:family="text">
      <style:text-properties fo:font-size="14pt" style:font-size-asian="14pt" style:font-size-complex="14pt"/>
    </style:style>
    <style:style style:name="T11_28" style:family="text">
      <style:text-properties fo:font-size="14pt" style:font-size-asian="14pt" style:font-size-complex="14pt"/>
    </style:style>
    <style:style style:name="T11_29" style:family="text">
      <style:text-properties fo:font-size="14pt" style:font-size-asian="14pt" style:font-size-complex="14pt"/>
    </style:style>
    <style:style style:name="T11_30" style:family="text">
      <style:text-properties fo:font-size="14pt" style:font-size-asian="14pt" style:font-size-complex="14pt"/>
    </style:style>
    <style:style style:name="T11_31" style:family="text">
      <style:text-properties fo:font-size="14pt" style:font-size-asian="14pt" style:font-size-complex="14pt"/>
    </style:style>
    <style:style style:name="T11_32" style:family="text">
      <style:text-properties fo:font-size="14pt" style:font-size-asian="14pt" style:font-size-complex="14pt"/>
    </style:style>
    <style:style style:name="T11_33" style:family="text">
      <style:text-properties fo:font-size="14pt" style:font-size-asian="14pt" style:font-size-complex="14pt"/>
    </style:style>
    <style:style style:name="T11_34" style:family="text">
      <style:text-properties fo:font-size="14pt" style:font-size-asian="14pt" style:font-size-complex="14pt"/>
    </style:style>
    <style:style style:name="T11_35" style:family="text">
      <style:text-properties fo:font-size="14pt" style:font-size-asian="14pt" style:font-size-complex="14pt"/>
    </style:style>
    <style:style style:name="T11_36" style:family="text">
      <style:text-properties fo:font-size="14pt" style:font-size-asian="14pt" style:font-size-complex="14pt"/>
    </style:style>
    <style:style style:name="T11_37" style:family="text">
      <style:text-properties fo:font-size="14pt" style:font-size-asian="14pt" style:font-size-complex="14pt"/>
    </style:style>
    <style:style style:name="T11_38" style:family="text">
      <style:text-properties fo:font-size="14pt" style:font-size-asian="14pt" style:font-size-complex="14pt"/>
    </style:style>
    <style:style style:name="T11_39" style:family="text">
      <style:text-properties fo:font-size="14pt" style:font-size-asian="14pt" style:font-size-complex="14pt"/>
    </style:style>
    <style:style style:name="T11_40" style:family="text">
      <style:text-properties fo:font-size="14pt" style:font-size-asian="14pt" style:font-size-complex="14pt"/>
    </style:style>
    <style:style style:name="T11_41" style:family="text">
      <style:text-properties fo:font-size="14pt" style:font-size-asian="14pt" style:font-size-complex="14pt"/>
    </style:style>
    <style:style style:name="T11_42" style:family="text">
      <style:text-properties fo:font-size="14pt" style:font-size-asian="14pt" style:font-size-complex="14pt"/>
    </style:style>
    <style:style style:name="T11_43" style:family="text">
      <style:text-properties fo:font-size="14pt" style:font-size-asian="14pt" style:font-size-complex="14pt"/>
    </style:style>
    <style:style style:name="T11_44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left" fo:break-before="auto" fo:line-height="108%" style:writing-mode="rl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>
      <style:text-properties fo:font-size="14pt" style:font-size-asian="14pt" style:font-size-complex="14pt"/>
    </style:style>
    <style:style style:name="T12_5" style:family="text">
      <style:text-properties fo:font-size="14pt" style:font-size-asian="14pt" style:font-size-complex="14pt"/>
    </style:style>
    <style:style style:name="T12_6" style:family="text">
      <style:text-properties fo:font-size="14pt" style:font-size-asian="14pt" style:font-size-complex="14pt"/>
    </style:style>
    <style:style style:name="T12_7" style:family="text">
      <style:text-properties fo:font-size="14pt" style:font-size-asian="14pt" style:font-size-complex="14pt"/>
    </style:style>
    <style:style style:name="T12_8" style:family="text">
      <style:text-properties fo:font-size="14pt" style:font-size-asian="14pt" style:font-size-complex="14pt"/>
    </style:style>
    <style:style style:name="T12_9" style:family="text">
      <style:text-properties fo:font-size="14pt" style:font-size-asian="14pt" style:font-size-complex="14pt"/>
    </style:style>
    <style:style style:name="T12_10" style:family="text">
      <style:text-properties fo:font-size="14pt" style:font-size-asian="14pt" style:font-size-complex="14pt"/>
    </style:style>
    <style:style style:name="T12_11" style:family="text">
      <style:text-properties fo:font-size="14pt" style:font-size-asian="14pt" style:font-size-complex="14pt"/>
    </style:style>
    <style:style style:name="T12_12" style:family="text">
      <style:text-properties fo:font-size="14pt" style:font-size-asian="14pt" style:font-size-complex="14pt"/>
    </style:style>
    <style:style style:name="T12_13" style:family="text">
      <style:text-properties fo:font-size="14pt" style:font-size-asian="14pt" style:font-size-complex="14pt"/>
    </style:style>
    <style:style style:name="T12_14" style:family="text">
      <style:text-properties fo:font-size="14pt" style:font-size-asian="14pt" style:font-size-complex="14pt"/>
    </style:style>
    <style:style style:name="T12_15" style:family="text">
      <style:text-properties fo:font-size="14pt" style:font-size-asian="14pt" style:font-size-complex="14pt"/>
    </style:style>
    <style:style style:name="T12_16" style:family="text">
      <style:text-properties fo:font-size="14pt" style:font-size-asian="14pt" style:font-size-complex="14pt"/>
    </style:style>
    <style:style style:name="T12_17" style:family="text">
      <style:text-properties fo:font-size="14pt" style:font-size-asian="14pt" style:font-size-complex="14pt"/>
    </style:style>
    <style:style style:name="T12_18" style:family="text">
      <style:text-properties fo:font-size="14pt" style:font-size-asian="14pt" style:font-size-complex="14pt"/>
    </style:style>
    <style:style style:name="T12_19" style:family="text">
      <style:text-properties fo:font-size="14pt" style:font-size-asian="14pt" style:font-size-complex="14pt"/>
    </style:style>
    <style:style style:name="T12_20" style:family="text">
      <style:text-properties fo:font-size="14pt" style:font-size-asian="14pt" style:font-size-complex="14pt"/>
    </style:style>
    <style:style style:name="T12_21" style:family="text">
      <style:text-properties fo:font-size="14pt" style:font-size-asian="14pt" style:font-size-complex="14pt"/>
    </style:style>
    <style:style style:name="T12_22" style:family="text">
      <style:text-properties fo:font-size="14pt" style:font-size-asian="14pt" style:font-size-complex="14pt"/>
    </style:style>
    <style:style style:name="T12_2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left" fo:break-before="auto" fo:line-height="108%" style:writing-mode="rl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>
      <style:text-properties fo:font-size="14pt" style:font-size-asian="14pt" style:font-size-complex="14pt"/>
    </style:style>
    <style:style style:name="T13_8" style:family="text">
      <style:text-properties fo:font-size="14pt" style:font-size-asian="14pt" style:font-size-complex="14pt"/>
    </style:style>
    <style:style style:name="T13_9" style:family="text">
      <style:text-properties fo:font-size="14pt" style:font-size-asian="14pt" style:font-size-complex="14pt"/>
    </style:style>
    <style:style style:name="T13_10" style:family="text">
      <style:text-properties fo:font-size="14pt" style:font-size-asian="14pt" style:font-size-complex="14pt"/>
    </style:style>
    <style:style style:name="T13_11" style:family="text">
      <style:text-properties fo:font-size="14pt" style:font-size-asian="14pt" style:font-size-complex="14pt"/>
    </style:style>
    <style:style style:name="T13_12" style:family="text">
      <style:text-properties fo:font-size="14pt" style:font-size-asian="14pt" style:font-size-complex="14pt"/>
    </style:style>
    <style:style style:name="T13_13" style:family="text">
      <style:text-properties fo:font-size="14pt" style:font-size-asian="14pt" style:font-size-complex="14pt"/>
    </style:style>
    <style:style style:name="T13_14" style:family="text">
      <style:text-properties fo:font-size="14pt" style:font-size-asian="14pt" style:font-size-complex="14pt"/>
    </style:style>
    <style:style style:name="T13_15" style:family="text">
      <style:text-properties fo:font-size="14pt" style:font-size-asian="14pt" style:font-size-complex="14pt"/>
    </style:style>
    <style:style style:name="T13_16" style:family="text">
      <style:text-properties fo:font-size="14pt" style:font-size-asian="14pt" style:font-size-complex="14pt"/>
    </style:style>
    <style:style style:name="T13_17" style:family="text">
      <style:text-properties fo:font-size="14pt" style:font-size-asian="14pt" style:font-size-complex="14pt"/>
    </style:style>
    <style:style style:name="T13_18" style:family="text">
      <style:text-properties fo:font-size="14pt" style:font-size-asian="14pt" style:font-size-complex="14pt"/>
    </style:style>
    <style:style style:name="T13_19" style:family="text">
      <style:text-properties fo:font-size="14pt" style:font-size-asian="14pt" style:font-size-complex="14pt"/>
    </style:style>
    <style:style style:name="T13_20" style:family="text">
      <style:text-properties fo:font-size="14pt" style:font-size-asian="14pt" style:font-size-complex="14pt"/>
    </style:style>
    <style:style style:name="T13_21" style:family="text">
      <style:text-properties fo:font-size="14pt" style:font-size-asian="14pt" style:font-size-complex="14pt"/>
    </style:style>
    <style:style style:name="T13_22" style:family="text">
      <style:text-properties fo:font-size="14pt" style:font-size-asian="14pt" style:font-size-complex="14pt"/>
    </style:style>
    <style:style style:name="T13_23" style:family="text">
      <style:text-properties fo:font-size="14pt" style:font-size-asian="14pt" style:font-size-complex="14pt"/>
    </style:style>
    <style:style style:name="T13_24" style:family="text">
      <style:text-properties fo:font-size="14pt" style:font-size-asian="14pt" style:font-size-complex="14pt"/>
    </style:style>
    <style:style style:name="T13_25" style:family="text">
      <style:text-properties fo:font-size="14pt" style:font-size-asian="14pt" style:font-size-complex="14pt"/>
    </style:style>
    <style:style style:name="T13_26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left" fo:break-before="auto" fo:line-height="108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>
      <style:text-properties fo:font-size="14pt" style:font-size-asian="14pt" style:font-size-complex="14pt"/>
    </style:style>
    <style:style style:name="T14_8" style:family="text">
      <style:text-properties fo:font-size="14pt" style:font-size-asian="14pt" style:font-size-complex="14pt"/>
    </style:style>
    <style:style style:name="T14_9" style:family="text">
      <style:text-properties fo:font-size="14pt" style:font-size-asian="14pt" style:font-size-complex="14pt"/>
    </style:style>
    <style:style style:name="T14_10" style:family="text">
      <style:text-properties fo:font-size="14pt" style:font-size-asian="14pt" style:font-size-complex="14pt"/>
    </style:style>
    <style:style style:name="T14_11" style:family="text">
      <style:text-properties fo:font-size="14pt" style:font-size-asian="14pt" style:font-size-complex="14pt"/>
    </style:style>
    <style:style style:name="T14_12" style:family="text">
      <style:text-properties fo:font-size="14pt" style:font-size-asian="14pt" style:font-size-complex="14pt"/>
    </style:style>
    <style:style style:name="T14_13" style:family="text">
      <style:text-properties fo:font-size="14pt" style:font-size-asian="14pt" style:font-size-complex="14pt"/>
    </style:style>
    <style:style style:name="T14_14" style:family="text">
      <style:text-properties fo:font-size="14pt" style:font-size-asian="14pt" style:font-size-complex="14pt"/>
    </style:style>
    <style:style style:name="T14_15" style:family="text">
      <style:text-properties fo:font-size="14pt" style:font-size-asian="14pt" style:font-size-complex="14pt"/>
    </style:style>
    <style:style style:name="T14_16" style:family="text">
      <style:text-properties fo:font-size="14pt" style:font-size-asian="14pt" style:font-size-complex="14pt"/>
    </style:style>
    <style:style style:name="T14_17" style:family="text">
      <style:text-properties fo:font-size="14pt" style:font-size-asian="14pt" style:font-size-complex="14pt"/>
    </style:style>
    <style:style style:name="T14_18" style:family="text">
      <style:text-properties fo:font-size="14pt" style:font-size-asian="14pt" style:font-size-complex="14pt"/>
    </style:style>
    <style:style style:name="T14_19" style:family="text">
      <style:text-properties fo:font-size="14pt" style:font-size-asian="14pt" style:font-size-complex="14pt"/>
    </style:style>
    <style:style style:name="T14_20" style:family="text">
      <style:text-properties fo:font-size="14pt" style:font-size-asian="14pt" style:font-size-complex="14pt"/>
    </style:style>
    <style:style style:name="T14_21" style:family="text">
      <style:text-properties fo:font-size="14pt" style:font-size-asian="14pt" style:font-size-complex="14pt"/>
    </style:style>
    <style:style style:name="T14_22" style:family="text">
      <style:text-properties fo:font-size="14pt" style:font-size-asian="14pt" style:font-size-complex="14pt"/>
    </style:style>
    <style:style style:name="T14_23" style:family="text">
      <style:text-properties fo:font-size="14pt" style:font-size-asian="14pt" style:font-size-complex="14pt"/>
    </style:style>
    <style:style style:name="T14_24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left" fo:break-before="auto" fo:line-height="108%" style:writing-mode="rl-tb"/>
    </style:style>
    <style:style style:name="P16" style:family="paragraph" style:parent-style-name="Standard">
      <style:paragraph-properties fo:text-align="left" fo:break-before="auto" fo:line-height="108%" style:writing-mode="rl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T16_4" style:family="text">
      <style:text-properties fo:font-size="14pt" style:font-size-asian="14pt" style:font-size-complex="14pt"/>
    </style:style>
    <style:style style:name="T16_5" style:family="text">
      <style:text-properties fo:font-size="14pt" style:font-size-asian="14pt" style:font-size-complex="14pt"/>
    </style:style>
    <style:style style:name="T16_6" style:family="text">
      <style:text-properties fo:font-size="14pt" style:font-size-asian="14pt" style:font-size-complex="14pt"/>
    </style:style>
    <style:style style:name="T16_7" style:family="text">
      <style:text-properties fo:font-size="14pt" style:font-size-asian="14pt" style:font-size-complex="14pt"/>
    </style:style>
    <style:style style:name="T16_8" style:family="text">
      <style:text-properties fo:font-size="14pt" style:font-size-asian="14pt" style:font-size-complex="14pt"/>
    </style:style>
    <style:style style:name="T16_9" style:family="text">
      <style:text-properties fo:font-size="14pt" style:font-size-asian="14pt" style:font-size-complex="14pt"/>
    </style:style>
    <style:style style:name="T16_10" style:family="text">
      <style:text-properties fo:font-size="14pt" style:font-size-asian="14pt" style:font-size-complex="14pt"/>
    </style:style>
    <style:style style:name="T16_11" style:family="text">
      <style:text-properties fo:font-size="14pt" style:font-size-asian="14pt" style:font-size-complex="14pt"/>
    </style:style>
    <style:style style:name="T16_12" style:family="text">
      <style:text-properties fo:font-size="14pt" style:font-size-asian="14pt" style:font-size-complex="14pt"/>
    </style:style>
    <style:style style:name="T16_13" style:family="text">
      <style:text-properties fo:font-size="14pt" style:font-size-asian="14pt" style:font-size-complex="14pt"/>
    </style:style>
    <style:style style:name="T16_14" style:family="text">
      <style:text-properties fo:font-size="14pt" style:font-size-asian="14pt" style:font-size-complex="14pt"/>
    </style:style>
    <style:style style:name="T16_15" style:family="text">
      <style:text-properties fo:font-size="14pt" style:font-size-asian="14pt" style:font-size-complex="14pt"/>
    </style:style>
    <style:style style:name="T16_16" style:family="text">
      <style:text-properties fo:font-size="14pt" style:font-size-asian="14pt" style:font-size-complex="14pt"/>
    </style:style>
    <style:style style:name="T16_17" style:family="text">
      <style:text-properties fo:font-size="14pt" style:font-size-asian="14pt" style:font-size-complex="14pt"/>
    </style:style>
    <style:style style:name="T16_18" style:family="text">
      <style:text-properties fo:font-size="14pt" style:font-size-asian="14pt" style:font-size-complex="14pt"/>
    </style:style>
    <style:style style:name="T16_19" style:family="text">
      <style:text-properties fo:font-size="14pt" style:font-size-asian="14pt" style:font-size-complex="14pt"/>
    </style:style>
    <style:style style:name="T16_20" style:family="text">
      <style:text-properties fo:font-size="14pt" style:font-size-asian="14pt" style:font-size-complex="14pt"/>
    </style:style>
    <style:style style:name="T16_21" style:family="text">
      <style:text-properties fo:font-size="14pt" style:font-size-asian="14pt" style:font-size-complex="14pt"/>
    </style:style>
    <style:style style:name="T16_22" style:family="text">
      <style:text-properties fo:font-size="14pt" style:font-size-asian="14pt" style:font-size-complex="14pt"/>
    </style:style>
    <style:style style:name="T16_23" style:family="text">
      <style:text-properties fo:font-size="14pt" style:font-size-asian="14pt" style:font-size-complex="14pt"/>
    </style:style>
    <style:style style:name="T16_24" style:family="text">
      <style:text-properties fo:font-size="14pt" style:font-size-asian="14pt" style:font-size-complex="14pt"/>
    </style:style>
    <style:style style:name="T16_25" style:family="text">
      <style:text-properties fo:font-size="14pt" style:font-size-asian="14pt" style:font-size-complex="14pt"/>
    </style:style>
    <style:style style:name="T16_26" style:family="text">
      <style:text-properties fo:font-size="14pt" style:font-size-asian="14pt" style:font-size-complex="14pt"/>
    </style:style>
    <style:style style:name="T16_27" style:family="text">
      <style:text-properties fo:font-size="14pt" style:font-size-asian="14pt" style:font-size-complex="14pt"/>
    </style:style>
    <style:style style:name="T16_28" style:family="text">
      <style:text-properties fo:font-size="14pt" style:font-size-asian="14pt" style:font-size-complex="14pt"/>
    </style:style>
    <style:style style:name="T16_29" style:family="text">
      <style:text-properties fo:font-size="14pt" style:font-size-asian="14pt" style:font-size-complex="14pt"/>
    </style:style>
    <style:style style:name="T16_30" style:family="text">
      <style:text-properties fo:font-size="14pt" style:font-size-asian="14pt" style:font-size-complex="14pt"/>
    </style:style>
    <style:style style:name="T16_31" style:family="text">
      <style:text-properties fo:font-size="14pt" style:font-size-asian="14pt" style:font-size-complex="14pt"/>
    </style:style>
    <style:style style:name="T16_32" style:family="text">
      <style:text-properties fo:font-size="14pt" style:font-size-asian="14pt" style:font-size-complex="14pt"/>
    </style:style>
    <style:style style:name="T16_33" style:family="text">
      <style:text-properties fo:font-size="14pt" style:font-size-asian="14pt" style:font-size-complex="14pt"/>
    </style:style>
    <style:style style:name="T16_34" style:family="text">
      <style:text-properties fo:font-size="14pt" style:font-size-asian="14pt" style:font-size-complex="14pt"/>
    </style:style>
    <style:style style:name="T16_35" style:family="text">
      <style:text-properties fo:font-size="14pt" style:font-size-asian="14pt" style:font-size-complex="14pt"/>
    </style:style>
    <style:style style:name="T16_36" style:family="text">
      <style:text-properties fo:font-size="14pt" style:font-size-asian="14pt" style:font-size-complex="14pt"/>
    </style:style>
    <style:style style:name="T16_37" style:family="text">
      <style:text-properties fo:font-size="14pt" style:font-size-asian="14pt" style:font-size-complex="14pt"/>
    </style:style>
    <style:style style:name="T16_38" style:family="text">
      <style:text-properties fo:font-size="14pt" style:font-size-asian="14pt" style:font-size-complex="14pt"/>
    </style:style>
    <style:style style:name="T16_39" style:family="text">
      <style:text-properties fo:font-size="14pt" style:font-size-asian="14pt" style:font-size-complex="14pt"/>
    </style:style>
    <style:style style:name="T16_40" style:family="text">
      <style:text-properties fo:font-size="14pt" style:font-size-asian="14pt" style:font-size-complex="14pt"/>
    </style:style>
    <style:style style:name="T16_41" style:family="text">
      <style:text-properties fo:font-size="14pt" style:font-size-asian="14pt" style:font-size-complex="14pt"/>
    </style:style>
    <style:style style:name="T16_42" style:family="text">
      <style:text-properties fo:font-size="14pt" style:font-size-asian="14pt" style:font-size-complex="14pt"/>
    </style:style>
    <style:style style:name="T16_43" style:family="text">
      <style:text-properties fo:font-size="14pt" style:font-size-asian="14pt" style:font-size-complex="14pt"/>
    </style:style>
    <style:style style:name="T16_44" style:family="text">
      <style:text-properties fo:font-size="14pt" style:font-size-asian="14pt" style:font-size-complex="14pt"/>
    </style:style>
    <style:style style:name="T16_45" style:family="text">
      <style:text-properties fo:font-size="14pt" style:font-size-asian="14pt" style:font-size-complex="14pt"/>
    </style:style>
    <style:style style:name="T16_46" style:family="text">
      <style:text-properties fo:font-size="14pt" style:font-size-asian="14pt" style:font-size-complex="14pt"/>
    </style:style>
    <style:style style:name="T16_47" style:family="text">
      <style:text-properties fo:font-size="14pt" style:font-size-asian="14pt" style:font-size-complex="14pt"/>
    </style:style>
    <style:style style:name="T16_48" style:family="text">
      <style:text-properties fo:font-size="14pt" style:font-size-asian="14pt" style:font-size-complex="14pt"/>
    </style:style>
    <style:style style:name="T16_49" style:family="text">
      <style:text-properties fo:font-size="14pt" style:font-size-asian="14pt" style:font-size-complex="14pt"/>
    </style:style>
    <style:style style:name="T16_50" style:family="text">
      <style:text-properties fo:font-size="14pt" style:font-size-asian="14pt" style:font-size-complex="14pt"/>
    </style:style>
    <style:style style:name="T16_51" style:family="text">
      <style:text-properties fo:font-size="14pt" style:font-size-asian="14pt" style:font-size-complex="14pt"/>
    </style:style>
    <style:style style:name="T16_52" style:family="text">
      <style:text-properties fo:font-size="14pt" style:font-size-asian="14pt" style:font-size-complex="14pt"/>
    </style:style>
    <style:style style:name="T16_53" style:family="text">
      <style:text-properties fo:font-size="14pt" style:font-size-asian="14pt" style:font-size-complex="14pt"/>
    </style:style>
    <style:style style:name="T16_54" style:family="text">
      <style:text-properties fo:font-size="14pt" style:font-size-asian="14pt" style:font-size-complex="14pt"/>
    </style:style>
    <style:style style:name="T16_55" style:family="text">
      <style:text-properties fo:font-size="14pt" style:font-size-asian="14pt" style:font-size-complex="14pt"/>
    </style:style>
    <style:style style:name="T16_56" style:family="text">
      <style:text-properties fo:font-size="14pt" style:font-size-asian="14pt" style:font-size-complex="14pt"/>
    </style:style>
    <style:style style:name="T16_57" style:family="text">
      <style:text-properties fo:font-size="14pt" style:font-size-asian="14pt" style:font-size-complex="14pt"/>
    </style:style>
    <style:style style:name="T16_58" style:family="text">
      <style:text-properties fo:font-size="14pt" style:font-size-asian="14pt" style:font-size-complex="14pt"/>
    </style:style>
    <style:style style:name="T16_59" style:family="text">
      <style:text-properties fo:font-size="14pt" style:font-size-asian="14pt" style:font-size-complex="14pt"/>
    </style:style>
    <style:style style:name="T16_60" style:family="text">
      <style:text-properties fo:font-size="14pt" style:font-size-asian="14pt" style:font-size-complex="14pt"/>
    </style:style>
    <style:style style:name="T16_61" style:family="text">
      <style:text-properties fo:font-size="14pt" style:font-size-asian="14pt" style:font-size-complex="14pt"/>
    </style:style>
    <style:style style:name="T16_62" style:family="text">
      <style:text-properties fo:font-size="14pt" style:font-size-asian="14pt" style:font-size-complex="14pt"/>
    </style:style>
    <style:style style:name="T16_63" style:family="text">
      <style:text-properties fo:font-size="14pt" style:font-size-asian="14pt" style:font-size-complex="14pt"/>
    </style:style>
    <style:style style:name="T16_64" style:family="text">
      <style:text-properties fo:font-size="14pt" style:font-size-asian="14pt" style:font-size-complex="14pt"/>
    </style:style>
    <style:style style:name="T16_65" style:family="text">
      <style:text-properties fo:font-size="14pt" style:font-size-asian="14pt" style:font-size-complex="14pt"/>
    </style:style>
    <style:style style:name="T16_66" style:family="text">
      <style:text-properties fo:font-size="14pt" style:font-size-asian="14pt" style:font-size-complex="14pt"/>
    </style:style>
    <style:style style:name="T16_67" style:family="text">
      <style:text-properties fo:font-size="14pt" style:font-size-asian="14pt" style:font-size-complex="14pt"/>
    </style:style>
    <style:style style:name="T16_68" style:family="text">
      <style:text-properties fo:font-size="14pt" style:font-size-asian="14pt" style:font-size-complex="14pt"/>
    </style:style>
    <style:style style:name="T16_69" style:family="text">
      <style:text-properties fo:font-size="14pt" style:font-size-asian="14pt" style:font-size-complex="14pt"/>
    </style:style>
    <style:style style:name="T16_70" style:family="text">
      <style:text-properties fo:font-size="14pt" style:font-size-asian="14pt" style:font-size-complex="14pt"/>
    </style:style>
    <style:style style:name="T16_71" style:family="text">
      <style:text-properties fo:font-size="14pt" style:font-size-asian="14pt" style:font-size-complex="14pt"/>
    </style:style>
    <style:style style:name="T16_72" style:family="text">
      <style:text-properties fo:font-size="14pt" style:font-size-asian="14pt" style:font-size-complex="14pt"/>
    </style:style>
    <style:style style:name="T16_73" style:family="text">
      <style:text-properties fo:font-size="14pt" style:font-size-asian="14pt" style:font-size-complex="14pt"/>
    </style:style>
    <style:style style:name="T16_74" style:family="text">
      <style:text-properties fo:font-size="14pt" style:font-size-asian="14pt" style:font-size-complex="14pt"/>
    </style:style>
    <style:style style:name="T16_75" style:family="text">
      <style:text-properties fo:font-size="14pt" style:font-size-asian="14pt" style:font-size-complex="14pt"/>
    </style:style>
    <style:style style:name="T16_76" style:family="text">
      <style:text-properties fo:font-size="14pt" style:font-size-asian="14pt" style:font-size-complex="14pt"/>
    </style:style>
    <style:style style:name="T16_77" style:family="text">
      <style:text-properties fo:font-size="14pt" style:font-size-asian="14pt" style:font-size-complex="14pt"/>
    </style:style>
    <style:style style:name="T16_78" style:family="text">
      <style:text-properties fo:font-size="14pt" style:font-size-asian="14pt" style:font-size-complex="14pt"/>
    </style:style>
    <style:style style:name="T16_79" style:family="text">
      <style:text-properties fo:font-size="14pt" style:font-size-asian="14pt" style:font-size-complex="14pt"/>
    </style:style>
    <style:style style:name="T16_80" style:family="text">
      <style:text-properties fo:font-size="14pt" style:font-size-asian="14pt" style:font-size-complex="14pt"/>
    </style:style>
    <style:style style:name="T16_81" style:family="text">
      <style:text-properties fo:font-size="14pt" style:font-size-asian="14pt" style:font-size-complex="14pt"/>
    </style:style>
    <style:style style:name="T16_82" style:family="text">
      <style:text-properties fo:font-size="14pt" style:font-size-asian="14pt" style:font-size-complex="14pt"/>
    </style:style>
    <style:style style:name="T16_83" style:family="text">
      <style:text-properties fo:font-size="14pt" style:font-size-asian="14pt" style:font-size-complex="14pt"/>
    </style:style>
    <style:style style:name="T16_84" style:family="text">
      <style:text-properties fo:font-size="14pt" style:font-size-asian="14pt" style:font-size-complex="14pt"/>
    </style:style>
    <style:style style:name="T16_85" style:family="text">
      <style:text-properties fo:font-size="14pt" style:font-size-asian="14pt" style:font-size-complex="14pt"/>
    </style:style>
    <style:style style:name="T16_86" style:family="text">
      <style:text-properties fo:font-size="14pt" style:font-size-asian="14pt" style:font-size-complex="14pt"/>
    </style:style>
    <style:style style:name="T16_87" style:family="text">
      <style:text-properties fo:font-size="14pt" style:font-size-asian="14pt" style:font-size-complex="14pt"/>
    </style:style>
    <style:style style:name="T16_88" style:family="text">
      <style:text-properties fo:font-size="14pt" style:font-size-asian="14pt" style:font-size-complex="14pt"/>
    </style:style>
    <style:style style:name="T16_89" style:family="text">
      <style:text-properties fo:font-size="14pt" style:font-size-asian="14pt" style:font-size-complex="14pt"/>
    </style:style>
    <style:style style:name="T16_90" style:family="text">
      <style:text-properties fo:font-size="14pt" style:font-size-asian="14pt" style:font-size-complex="14pt"/>
    </style:style>
    <style:style style:name="T16_91" style:family="text">
      <style:text-properties fo:font-size="14pt" style:font-size-asian="14pt" style:font-size-complex="14pt"/>
    </style:style>
    <style:style style:name="T16_92" style:family="text">
      <style:text-properties fo:font-size="14pt" style:font-size-asian="14pt" style:font-size-complex="14pt"/>
    </style:style>
    <style:style style:name="T16_93" style:family="text">
      <style:text-properties fo:font-size="14pt" style:font-size-asian="14pt" style:font-size-complex="14pt"/>
    </style:style>
    <style:style style:name="T16_94" style:family="text">
      <style:text-properties fo:font-size="14pt" style:font-size-asian="14pt" style:font-size-complex="14pt"/>
    </style:style>
    <style:style style:name="T16_95" style:family="text">
      <style:text-properties fo:font-size="14pt" style:font-size-asian="14pt" style:font-size-complex="14pt"/>
    </style:style>
    <style:style style:name="T16_96" style:family="text">
      <style:text-properties fo:font-size="14pt" style:font-size-asian="14pt" style:font-size-complex="14pt"/>
    </style:style>
    <style:style style:name="T16_97" style:family="text">
      <style:text-properties fo:font-size="14pt" style:font-size-asian="14pt" style:font-size-complex="14pt"/>
    </style:style>
    <style:style style:name="T16_98" style:family="text">
      <style:text-properties fo:font-size="14pt" style:font-size-asian="14pt" style:font-size-complex="14pt"/>
    </style:style>
    <style:style style:name="T16_99" style:family="text">
      <style:text-properties fo:font-size="14pt" style:font-size-asian="14pt" style:font-size-complex="14pt"/>
    </style:style>
    <style:style style:name="T16_100" style:family="text">
      <style:text-properties fo:font-size="14pt" style:font-size-asian="14pt" style:font-size-complex="14pt"/>
    </style:style>
    <style:style style:name="T16_101" style:family="text">
      <style:text-properties fo:font-size="14pt" style:font-size-asian="14pt" style:font-size-complex="14pt"/>
    </style:style>
    <style:style style:name="T16_102" style:family="text">
      <style:text-properties fo:font-size="14pt" style:font-size-asian="14pt" style:font-size-complex="14pt"/>
    </style:style>
    <style:style style:name="T16_103" style:family="text">
      <style:text-properties fo:font-size="14pt" style:font-size-asian="14pt" style:font-size-complex="14pt"/>
    </style:style>
    <style:style style:name="T16_104" style:family="text">
      <style:text-properties fo:font-size="14pt" style:font-size-asian="14pt" style:font-size-complex="14pt"/>
    </style:style>
    <style:style style:name="T16_105" style:family="text">
      <style:text-properties fo:font-size="14pt" style:font-size-asian="14pt" style:font-size-complex="14pt"/>
    </style:style>
    <style:style style:name="T16_106" style:family="text">
      <style:text-properties fo:font-size="14pt" style:font-size-asian="14pt" style:font-size-complex="14pt"/>
    </style:style>
    <style:style style:name="T16_107" style:family="text">
      <style:text-properties fo:font-size="14pt" style:font-size-asian="14pt" style:font-size-complex="14pt"/>
    </style:style>
    <style:style style:name="T16_108" style:family="text">
      <style:text-properties fo:font-size="14pt" style:font-size-asian="14pt" style:font-size-complex="14pt"/>
    </style:style>
    <style:style style:name="T16_109" style:family="text">
      <style:text-properties fo:font-size="14pt" style:font-size-asian="14pt" style:font-size-complex="14pt"/>
    </style:style>
    <style:style style:name="T16_110" style:family="text">
      <style:text-properties fo:font-size="14pt" style:font-size-asian="14pt" style:font-size-complex="14pt"/>
    </style:style>
    <style:style style:name="T16_111" style:family="text">
      <style:text-properties fo:font-size="14pt" style:font-size-asian="14pt" style:font-size-complex="14pt"/>
    </style:style>
    <style:style style:name="T16_112" style:family="text">
      <style:text-properties fo:font-size="14pt" style:font-size-asian="14pt" style:font-size-complex="14pt"/>
    </style:style>
    <style:style style:name="T16_113" style:family="text">
      <style:text-properties fo:font-size="14pt" style:font-size-asian="14pt" style:font-size-complex="14pt"/>
    </style:style>
    <style:style style:name="T16_114" style:family="text">
      <style:text-properties fo:font-size="14pt" style:font-size-asian="14pt" style:font-size-complex="14pt"/>
    </style:style>
    <style:style style:name="T16_115" style:family="text">
      <style:text-properties fo:font-size="14pt" style:font-size-asian="14pt" style:font-size-complex="14pt"/>
    </style:style>
    <style:style style:name="T16_116" style:family="text">
      <style:text-properties fo:font-size="14pt" style:font-size-asian="14pt" style:font-size-complex="14pt"/>
    </style:style>
    <style:style style:name="T16_117" style:family="text">
      <style:text-properties fo:font-size="14pt" style:font-size-asian="14pt" style:font-size-complex="14pt"/>
    </style:style>
    <style:style style:name="T16_118" style:family="text">
      <style:text-properties fo:font-size="14pt" style:font-size-asian="14pt" style:font-size-complex="14pt"/>
    </style:style>
    <style:style style:name="T16_119" style:family="text">
      <style:text-properties fo:font-size="14pt" style:font-size-asian="14pt" style:font-size-complex="14pt"/>
    </style:style>
    <style:style style:name="T16_120" style:family="text">
      <style:text-properties fo:font-size="14pt" style:font-size-asian="14pt" style:font-size-complex="14pt"/>
    </style:style>
    <style:style style:name="T16_121" style:family="text">
      <style:text-properties fo:font-size="14pt" style:font-size-asian="14pt" style:font-size-complex="14pt"/>
    </style:style>
    <style:style style:name="T16_122" style:family="text">
      <style:text-properties fo:font-size="14pt" style:font-size-asian="14pt" style:font-size-complex="14pt"/>
    </style:style>
    <style:style style:name="T16_123" style:family="text">
      <style:text-properties fo:font-size="14pt" style:font-size-asian="14pt" style:font-size-complex="14pt"/>
    </style:style>
    <style:style style:name="T16_124" style:family="text">
      <style:text-properties fo:font-size="14pt" style:font-size-asian="14pt" style:font-size-complex="14pt"/>
    </style:style>
    <style:style style:name="T16_125" style:family="text">
      <style:text-properties fo:font-size="14pt" style:font-size-asian="14pt" style:font-size-complex="14pt"/>
    </style:style>
    <style:style style:name="T16_126" style:family="text">
      <style:text-properties fo:font-size="14pt" style:font-size-asian="14pt" style:font-size-complex="14pt"/>
    </style:style>
    <style:style style:name="T16_127" style:family="text">
      <style:text-properties fo:font-size="14pt" style:font-size-asian="14pt" style:font-size-complex="14pt"/>
    </style:style>
    <style:style style:name="T16_128" style:family="text">
      <style:text-properties fo:font-size="14pt" style:font-size-asian="14pt" style:font-size-complex="14pt"/>
    </style:style>
    <style:style style:name="T16_129" style:family="text">
      <style:text-properties fo:font-size="14pt" style:font-size-asian="14pt" style:font-size-complex="14pt"/>
    </style:style>
    <style:style style:name="T16_130" style:family="text">
      <style:text-properties fo:font-size="14pt" style:font-size-asian="14pt" style:font-size-complex="14pt"/>
    </style:style>
    <style:style style:name="T16_131" style:family="text">
      <style:text-properties fo:font-size="14pt" style:font-size-asian="14pt" style:font-size-complex="14pt"/>
    </style:style>
    <style:style style:name="T16_132" style:family="text">
      <style:text-properties fo:font-size="14pt" style:font-size-asian="14pt" style:font-size-complex="14pt"/>
    </style:style>
    <style:style style:name="T16_133" style:family="text">
      <style:text-properties fo:font-size="14pt" style:font-size-asian="14pt" style:font-size-complex="14pt"/>
    </style:style>
    <style:style style:name="T16_134" style:family="text">
      <style:text-properties fo:font-size="14pt" style:font-size-asian="14pt" style:font-size-complex="14pt"/>
    </style:style>
    <style:style style:name="T16_135" style:family="text">
      <style:text-properties fo:font-size="14pt" style:font-size-asian="14pt" style:font-size-complex="14pt"/>
    </style:style>
    <style:style style:name="T16_136" style:family="text">
      <style:text-properties fo:font-size="14pt" style:font-size-asian="14pt" style:font-size-complex="14pt"/>
    </style:style>
    <style:style style:name="T16_137" style:family="text">
      <style:text-properties fo:font-size="14pt" style:font-size-asian="14pt" style:font-size-complex="14pt"/>
    </style:style>
    <style:style style:name="T16_138" style:family="text">
      <style:text-properties fo:font-size="14pt" style:font-size-asian="14pt" style:font-size-complex="14pt"/>
    </style:style>
    <style:style style:name="T16_139" style:family="text">
      <style:text-properties fo:font-size="14pt" style:font-size-asian="14pt" style:font-size-complex="14pt"/>
    </style:style>
    <style:style style:name="T16_140" style:family="text">
      <style:text-properties fo:font-size="14pt" style:font-size-asian="14pt" style:font-size-complex="14pt"/>
    </style:style>
    <style:style style:name="T16_141" style:family="text">
      <style:text-properties fo:font-size="14pt" style:font-size-asian="14pt" style:font-size-complex="14pt"/>
    </style:style>
    <style:style style:name="T16_142" style:family="text">
      <style:text-properties fo:font-size="14pt" style:font-size-asian="14pt" style:font-size-complex="14pt"/>
    </style:style>
    <style:style style:name="T16_143" style:family="text">
      <style:text-properties fo:font-size="14pt" style:font-size-asian="14pt" style:font-size-complex="14pt"/>
    </style:style>
    <style:style style:name="T16_144" style:family="text">
      <style:text-properties fo:font-size="14pt" style:font-size-asian="14pt" style:font-size-complex="14pt"/>
    </style:style>
    <style:style style:name="T16_145" style:family="text">
      <style:text-properties fo:font-size="14pt" style:font-size-asian="14pt" style:font-size-complex="14pt"/>
    </style:style>
    <style:style style:name="T16_146" style:family="text">
      <style:text-properties fo:font-size="14pt" style:font-size-asian="14pt" style:font-size-complex="14pt"/>
    </style:style>
    <style:style style:name="T16_147" style:family="text">
      <style:text-properties fo:font-size="14pt" style:font-size-asian="14pt" style:font-size-complex="14pt"/>
    </style:style>
    <style:style style:name="T16_148" style:family="text">
      <style:text-properties fo:font-size="14pt" style:font-size-asian="14pt" style:font-size-complex="14pt"/>
    </style:style>
    <style:style style:name="T16_149" style:family="text">
      <style:text-properties fo:font-size="14pt" style:font-size-asian="14pt" style:font-size-complex="14pt"/>
    </style:style>
    <style:style style:name="T16_150" style:family="text">
      <style:text-properties fo:font-size="14pt" style:font-size-asian="14pt" style:font-size-complex="14pt"/>
    </style:style>
    <style:style style:name="T16_151" style:family="text">
      <style:text-properties fo:font-size="14pt" style:font-size-asian="14pt" style:font-size-complex="14pt"/>
    </style:style>
    <style:style style:name="T16_152" style:family="text">
      <style:text-properties fo:font-size="14pt" style:font-size-asian="14pt" style:font-size-complex="14pt"/>
    </style:style>
    <style:style style:name="T16_153" style:family="text">
      <style:text-properties fo:font-size="14pt" style:font-size-asian="14pt" style:font-size-complex="14pt"/>
    </style:style>
    <style:style style:name="T16_154" style:family="text">
      <style:text-properties fo:font-size="14pt" style:font-size-asian="14pt" style:font-size-complex="14pt"/>
    </style:style>
    <style:style style:name="T16_155" style:family="text">
      <style:text-properties fo:font-size="14pt" style:font-size-asian="14pt" style:font-size-complex="14pt"/>
    </style:style>
    <style:style style:name="T16_156" style:family="text">
      <style:text-properties fo:font-size="14pt" style:font-size-asian="14pt" style:font-size-complex="14pt"/>
    </style:style>
    <style:style style:name="T16_157" style:family="text">
      <style:text-properties fo:font-size="14pt" style:font-size-asian="14pt" style:font-size-complex="14pt"/>
    </style:style>
    <style:style style:name="T16_158" style:family="text">
      <style:text-properties fo:font-size="14pt" style:font-size-asian="14pt" style:font-size-complex="14pt"/>
    </style:style>
    <style:style style:name="T16_159" style:family="text">
      <style:text-properties fo:font-size="14pt" style:font-size-asian="14pt" style:font-size-complex="14pt"/>
    </style:style>
    <style:style style:name="T16_160" style:family="text">
      <style:text-properties fo:font-size="14pt" style:font-size-asian="14pt" style:font-size-complex="14pt"/>
    </style:style>
    <style:style style:name="T16_161" style:family="text">
      <style:text-properties fo:font-size="14pt" style:font-size-asian="14pt" style:font-size-complex="14pt"/>
    </style:style>
    <style:style style:name="T16_162" style:family="text">
      <style:text-properties fo:font-size="14pt" style:font-size-asian="14pt" style:font-size-complex="14pt"/>
    </style:style>
    <style:style style:name="T16_163" style:family="text">
      <style:text-properties fo:font-size="14pt" style:font-size-asian="14pt" style:font-size-complex="14pt"/>
    </style:style>
    <style:style style:name="T16_164" style:family="text">
      <style:text-properties fo:font-size="14pt" style:font-size-asian="14pt" style:font-size-complex="14pt"/>
    </style:style>
    <style:style style:name="T16_165" style:family="text">
      <style:text-properties fo:font-size="14pt" style:font-size-asian="14pt" style:font-size-complex="14pt"/>
    </style:style>
    <style:style style:name="T16_166" style:family="text">
      <style:text-properties fo:font-size="14pt" style:font-size-asian="14pt" style:font-size-complex="14pt"/>
    </style:style>
    <style:style style:name="T16_167" style:family="text">
      <style:text-properties fo:font-size="14pt" style:font-size-asian="14pt" style:font-size-complex="14pt"/>
    </style:style>
    <style:style style:name="T16_168" style:family="text">
      <style:text-properties fo:font-size="14pt" style:font-size-asian="14pt" style:font-size-complex="14pt"/>
    </style:style>
    <style:style style:name="T16_169" style:family="text">
      <style:text-properties fo:font-size="14pt" style:font-size-asian="14pt" style:font-size-complex="14pt"/>
    </style:style>
    <style:style style:name="T16_170" style:family="text">
      <style:text-properties fo:font-size="14pt" style:font-size-asian="14pt" style:font-size-complex="14pt"/>
    </style:style>
    <style:style style:name="T16_171" style:family="text">
      <style:text-properties fo:font-size="14pt" style:font-size-asian="14pt" style:font-size-complex="14pt"/>
    </style:style>
    <style:style style:name="T16_172" style:family="text">
      <style:text-properties fo:font-size="14pt" style:font-size-asian="14pt" style:font-size-complex="14pt"/>
    </style:style>
    <style:style style:name="T16_173" style:family="text">
      <style:text-properties fo:font-size="14pt" style:font-size-asian="14pt" style:font-size-complex="14pt"/>
    </style:style>
    <style:style style:name="T16_174" style:family="text">
      <style:text-properties fo:font-size="14pt" style:font-size-asian="14pt" style:font-size-complex="14pt"/>
    </style:style>
    <style:style style:name="T16_175" style:family="text">
      <style:text-properties fo:font-size="14pt" style:font-size-asian="14pt" style:font-size-complex="14pt"/>
    </style:style>
    <style:style style:name="T16_176" style:family="text">
      <style:text-properties fo:font-size="14pt" style:font-size-asian="14pt" style:font-size-complex="14pt"/>
    </style:style>
    <style:style style:name="T16_177" style:family="text">
      <style:text-properties fo:font-size="14pt" style:font-size-asian="14pt" style:font-size-complex="14pt"/>
    </style:style>
    <style:style style:name="T16_178" style:family="text">
      <style:text-properties fo:font-size="14pt" style:font-size-asian="14pt" style:font-size-complex="14pt"/>
    </style:style>
    <style:style style:name="P17" style:family="paragraph" style:parent-style-name="Standard">
      <style:paragraph-properties fo:text-align="left" fo:break-before="auto" fo:line-height="108%" style:writing-mode="rl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T17_9" style:family="text">
      <style:text-properties fo:font-size="14pt" style:font-size-asian="14pt" style:font-size-complex="14pt"/>
    </style:style>
    <style:style style:name="T17_10" style:family="text">
      <style:text-properties fo:font-size="14pt" style:font-size-asian="14pt" style:font-size-complex="14pt"/>
    </style:style>
    <style:style style:name="T17_11" style:family="text">
      <style:text-properties fo:font-size="14pt" style:font-size-asian="14pt" style:font-size-complex="14pt"/>
    </style:style>
    <style:style style:name="T17_12" style:family="text">
      <style:text-properties fo:font-size="14pt" style:font-size-asian="14pt" style:font-size-complex="14pt"/>
    </style:style>
    <style:style style:name="T17_13" style:family="text">
      <style:text-properties fo:font-size="14pt" style:font-size-asian="14pt" style:font-size-complex="14pt"/>
    </style:style>
    <style:style style:name="T17_14" style:family="text">
      <style:text-properties fo:font-size="14pt" style:font-size-asian="14pt" style:font-size-complex="14pt"/>
    </style:style>
    <style:style style:name="T17_15" style:family="text">
      <style:text-properties fo:font-size="14pt" style:font-size-asian="14pt" style:font-size-complex="14pt"/>
    </style:style>
    <style:style style:name="T17_16" style:family="text">
      <style:text-properties fo:font-size="14pt" style:font-size-asian="14pt" style:font-size-complex="14pt"/>
    </style:style>
    <style:style style:name="T17_17" style:family="text">
      <style:text-properties fo:font-size="14pt" style:font-size-asian="14pt" style:font-size-complex="14pt"/>
    </style:style>
    <style:style style:name="T17_18" style:family="text">
      <style:text-properties fo:font-size="14pt" style:font-size-asian="14pt" style:font-size-complex="14pt"/>
    </style:style>
    <style:style style:name="T17_19" style:family="text">
      <style:text-properties fo:font-size="14pt" style:font-size-asian="14pt" style:font-size-complex="14pt"/>
    </style:style>
    <style:style style:name="T17_20" style:family="text">
      <style:text-properties fo:font-size="14pt" style:font-size-asian="14pt" style:font-size-complex="14pt"/>
    </style:style>
    <style:style style:name="T17_21" style:family="text">
      <style:text-properties fo:font-size="14pt" style:font-size-asian="14pt" style:font-size-complex="14pt"/>
    </style:style>
    <style:style style:name="T17_22" style:family="text">
      <style:text-properties fo:font-size="14pt" style:font-size-asian="14pt" style:font-size-complex="14pt"/>
    </style:style>
    <style:style style:name="T17_23" style:family="text">
      <style:text-properties fo:font-size="14pt" style:font-size-asian="14pt" style:font-size-complex="14pt"/>
    </style:style>
    <style:style style:name="T17_24" style:family="text">
      <style:text-properties fo:font-size="14pt" style:font-size-asian="14pt" style:font-size-complex="14pt"/>
    </style:style>
    <style:style style:name="T17_25" style:family="text">
      <style:text-properties fo:font-size="14pt" style:font-size-asian="14pt" style:font-size-complex="14pt"/>
    </style:style>
    <style:style style:name="T17_26" style:family="text">
      <style:text-properties fo:font-size="14pt" style:font-size-asian="14pt" style:font-size-complex="14pt"/>
    </style:style>
    <style:style style:name="T17_27" style:family="text">
      <style:text-properties fo:font-size="14pt" style:font-size-asian="14pt" style:font-size-complex="14pt"/>
    </style:style>
    <style:style style:name="T17_28" style:family="text">
      <style:text-properties fo:font-size="14pt" style:font-size-asian="14pt" style:font-size-complex="14pt"/>
    </style:style>
    <style:style style:name="T17_29" style:family="text">
      <style:text-properties fo:font-size="14pt" style:font-size-asian="14pt" style:font-size-complex="14pt"/>
    </style:style>
    <style:style style:name="T17_30" style:family="text">
      <style:text-properties fo:font-size="14pt" style:font-size-asian="14pt" style:font-size-complex="14pt"/>
    </style:style>
    <style:style style:name="T17_31" style:family="text">
      <style:text-properties fo:font-size="14pt" style:font-size-asian="14pt" style:font-size-complex="14pt"/>
    </style:style>
    <style:style style:name="T17_32" style:family="text">
      <style:text-properties fo:font-size="14pt" style:font-size-asian="14pt" style:font-size-complex="14pt"/>
    </style:style>
    <style:style style:name="T17_33" style:family="text">
      <style:text-properties fo:font-size="14pt" style:font-size-asian="14pt" style:font-size-complex="14pt"/>
    </style:style>
    <style:style style:name="T17_34" style:family="text">
      <style:text-properties fo:font-size="14pt" style:font-size-asian="14pt" style:font-size-complex="14pt"/>
    </style:style>
    <style:style style:name="T17_35" style:family="text">
      <style:text-properties fo:font-size="14pt" style:font-size-asian="14pt" style:font-size-complex="14pt"/>
    </style:style>
    <style:style style:name="T17_36" style:family="text">
      <style:text-properties fo:font-size="14pt" style:font-size-asian="14pt" style:font-size-complex="14pt"/>
    </style:style>
    <style:style style:name="T17_37" style:family="text">
      <style:text-properties fo:font-size="14pt" style:font-size-asian="14pt" style:font-size-complex="14pt"/>
    </style:style>
    <style:style style:name="T17_38" style:family="text">
      <style:text-properties fo:font-size="14pt" style:font-size-asian="14pt" style:font-size-complex="14pt"/>
    </style:style>
    <style:style style:name="T17_39" style:family="text">
      <style:text-properties fo:font-size="14pt" style:font-size-asian="14pt" style:font-size-complex="14pt"/>
    </style:style>
    <style:style style:name="T17_40" style:family="text">
      <style:text-properties fo:font-size="14pt" style:font-size-asian="14pt" style:font-size-complex="14pt"/>
    </style:style>
    <style:style style:name="T17_41" style:family="text">
      <style:text-properties fo:font-size="14pt" style:font-size-asian="14pt" style:font-size-complex="14pt"/>
    </style:style>
    <style:style style:name="T17_42" style:family="text">
      <style:text-properties fo:font-size="14pt" style:font-size-asian="14pt" style:font-size-complex="14pt"/>
    </style:style>
    <style:style style:name="T17_43" style:family="text">
      <style:text-properties fo:font-size="14pt" style:font-size-asian="14pt" style:font-size-complex="14pt"/>
    </style:style>
    <style:style style:name="T17_44" style:family="text">
      <style:text-properties fo:font-size="14pt" style:font-size-asian="14pt" style:font-size-complex="14pt"/>
    </style:style>
    <style:style style:name="T17_45" style:family="text">
      <style:text-properties fo:font-size="14pt" style:font-size-asian="14pt" style:font-size-complex="14pt"/>
    </style:style>
    <style:style style:name="T17_46" style:family="text">
      <style:text-properties fo:font-size="14pt" style:font-size-asian="14pt" style:font-size-complex="14pt"/>
    </style:style>
    <style:style style:name="T17_47" style:family="text">
      <style:text-properties fo:font-size="14pt" style:font-size-asian="14pt" style:font-size-complex="14pt"/>
    </style:style>
    <style:style style:name="T17_48" style:family="text">
      <style:text-properties fo:font-size="14pt" style:font-size-asian="14pt" style:font-size-complex="14pt"/>
    </style:style>
    <style:style style:name="T17_49" style:family="text">
      <style:text-properties fo:font-size="14pt" style:font-size-asian="14pt" style:font-size-complex="14pt"/>
    </style:style>
    <style:style style:name="T17_50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text-align="left" fo:break-before="auto" fo:line-height="108%" style:writing-mode="rl-tb"/>
    </style:style>
    <style:style style:name="P19" style:family="paragraph" style:parent-style-name="Standard">
      <style:paragraph-properties fo:text-align="left" fo:break-before="auto" fo:line-height="108%" style:writing-mode="rl-tb"/>
    </style:style>
    <style:style style:name="P20" style:family="paragraph" style:parent-style-name="Heading_20_3">
      <style:paragraph-properties fo:text-align="left" fo:break-before="auto" fo:line-height="108%" style:writing-mode="rl-tb"/>
    </style:style>
    <style:style style:name="T20_1" style:family="text"/>
    <style:style style:name="P21" style:family="paragraph" style:parent-style-name="Heading_20_3">
      <style:paragraph-properties fo:text-align="left" fo:break-before="auto" fo:line-height="108%" style:writing-mode="rl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text-align="left" fo:break-before="auto" fo:line-height="108%" style:writing-mode="rl-tb"/>
    </style:style>
    <style:style style:name="P23" style:family="paragraph" style:parent-style-name="Standard">
      <style:paragraph-properties fo:text-align="left" fo:break-before="auto" fo:line-height="108%" style:writing-mode="rl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 style:parent-style-name="Standard"/>
    <style:style style:name="P24" style:family="paragraph" style:parent-style-name="Standard">
      <style:paragraph-properties fo:break-before="auto" fo:line-height="100%" fo:margin-bottom="0cm" style:writing-mode="lr-tb"/>
    </style:style>
    <style:style style:name="T24_1" style:family="text">
      <style:text-properties fo:font-size="10pt" style:font-size-asian="10pt" style:font-size-complex="10pt"/>
    </style:style>
    <style:style style:name="T24_2" style:family="text">
      <style:text-properties fo:font-size="10pt" style:font-size-asian="10pt" style:font-size-complex="10pt"/>
    </style:style>
    <style:style style:name="T24_3" style:family="text">
      <style:text-properties fo:font-size="10pt" style:font-size-asian="10pt" style:font-size-complex="10pt"/>
    </style:style>
    <style:style style:name="T24_4" style:family="text">
      <style:text-properties fo:font-size="10pt" style:font-size-asian="10pt" style:font-size-complex="10pt"/>
    </style:style>
    <style:style style:name="T24_5" style:family="text">
      <style:text-properties fo:font-size="10pt" style:font-size-asian="10pt" style:font-size-complex="10pt"/>
    </style:style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P25" style:family="paragraph" style:parent-style-name="Standard">
      <style:paragraph-properties fo:text-align="left" fo:break-before="auto" fo:line-height="108%" style:writing-mode="rl-tb"/>
    </style:style>
    <style:style style:name="P26" style:family="paragraph" style:parent-style-name="Standard">
      <style:paragraph-properties fo:text-align="left" fo:break-before="auto" fo:line-height="108%" style:writing-mode="rl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>
      <style:text-properties fo:color="#1155cc" style:text-underline-style="solid" style:text-underline-color="font-color"/>
    </style:style>
    <style:style style:name="T26_114" style:family="text"/>
    <style:style style:name="T26_115" style:family="text">
      <style:text-properties fo:color="#1155cc" style:text-underline-style="solid" style:text-underline-color="font-color"/>
    </style:style>
    <style:style style:name="T26_116" style:family="text"/>
    <style:style style:name="T26_117" style:family="text">
      <style:text-properties fo:color="#1155cc" style:text-underline-style="solid" style:text-underline-color="font-color"/>
    </style:style>
    <style:style style:name="T26_118" style:family="text"/>
    <style:style style:name="T26_119" style:family="text">
      <style:text-properties fo:color="#1155cc" style:text-underline-style="solid" style:text-underline-color="font-color"/>
    </style:style>
    <style:style style:name="T26_120" style:family="text"/>
    <style:style style:name="T26_121" style:family="text">
      <style:text-properties fo:color="#1155cc" style:text-underline-style="solid" style:text-underline-color="font-color"/>
    </style:style>
    <style:style style:name="T26_122" style:family="text"/>
    <style:style style:name="T26_123" style:family="text">
      <style:text-properties fo:color="#1155cc" style:text-underline-style="solid" style:text-underline-color="font-color"/>
    </style:style>
    <style:style style:name="T26_124" style:family="text"/>
    <style:style style:name="T26_125" style:family="text">
      <style:text-properties fo:color="#1155cc" style:text-underline-style="solid" style:text-underline-color="font-color"/>
    </style:style>
    <style:style style:name="T26_126" style:family="text"/>
    <style:style style:name="T26_127" style:family="text">
      <style:text-properties fo:color="#1155cc" style:text-underline-style="solid" style:text-underline-color="font-color"/>
    </style:style>
    <style:style style:name="T26_128" style:family="text"/>
    <style:style style:name="T26_129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text-align="left" fo:break-before="auto" fo:line-height="108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P28" style:family="paragraph" style:parent-style-name="Standard">
      <style:paragraph-properties fo:text-align="left" fo:break-before="auto" fo:line-height="108%" style:writing-mode="rl-tb"/>
    </style:style>
    <style:style style:name="T28_1" style:family="text"/>
    <style:style style:name="T28_2" style:family="text" style:parent-style-name="Standard"/>
    <style:style style:name="P29" style:family="paragraph" style:parent-style-name="Standard">
      <style:paragraph-properties fo:break-before="auto" fo:line-height="100%" fo:margin-bottom="0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P30" style:family="paragraph" style:parent-style-name="Standard">
      <style:paragraph-properties fo:text-align="left" fo:break-before="auto" fo:line-height="108%" style:writing-mode="rl-tb"/>
    </style:style>
    <style:style style:name="P31" style:family="paragraph" style:parent-style-name="Standard">
      <style:paragraph-properties fo:break-before="auto" fo:line-height="108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fo:line-height="108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line-height="108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08%" style:writing-mode="lr-tb"/>
    </style:style>
    <style:style style:name="T34_1" style:family="text"/>
    <style:style style:name="P35" style:family="paragraph" style:parent-style-name="Standard">
      <style:paragraph-properties fo:text-align="left" fo:break-before="auto" fo:line-height="108%" style:writing-mode="rl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P36" style:family="paragraph" style:parent-style-name="Standard">
      <style:paragraph-properties fo:text-align="left" fo:break-before="auto" fo:line-height="108%" style:writing-mode="rl-tb"/>
    </style:style>
  </office:automatic-styles>
  <office:body>
    <office:text>
      <text:p text:style-name="P1"><text:span text:style-name="T1_1">فصل</text:span><text:span text:style-name="T1_2"><text:s/></text:span><text:span text:style-name="T1_3">اول</text:span></text:p>
      <text:p text:style-name="P2"><text:span text:style-name="T2_1">راه</text:span><text:span text:style-name="T2_2"><text:s/></text:span><text:span text:style-name="T2_3">و</text:span><text:span text:style-name="T2_4"><text:s/></text:span><text:span text:style-name="T2_5">روش</text:span><text:span text:style-name="T2_6"><text:s/></text:span><text:span text:style-name="T2_7">برنامه</text:span><text:span text:style-name="T2_8"><text:s/></text:span><text:span text:style-name="T2_9">نویسی</text:span></text:p>
      <text:p text:style-name="P3"/>
      <text:p text:style-name="P4"><text:span text:style-name="T4_1">هدف</text:span><text:span text:style-name="T4_2"><text:s/></text:span><text:span text:style-name="T4_3">از</text:span><text:span text:style-name="T4_4"><text:s/></text:span><text:span text:style-name="T4_5">این</text:span><text:span text:style-name="T4_6"><text:s/></text:span><text:span text:style-name="T4_7">کتاب</text:span><text:span text:style-name="T4_8"><text:s/></text:span><text:span text:style-name="T4_9">آموزش</text:span><text:span text:style-name="T4_10"><text:s/></text:span><text:span text:style-name="T4_11">شما</text:span><text:span text:style-name="T4_12"><text:s/></text:span><text:span text:style-name="T4_13">است</text:span><text:span text:style-name="T4_14"><text:s/></text:span><text:span text:style-name="T4_15">تا</text:span><text:span text:style-name="T4_16"><text:s/></text:span><text:span text:style-name="T4_17">بتوانید</text:span><text:span text:style-name="T4_18"><text:s/></text:span><text:span text:style-name="T4_19">مانند</text:span><text:span text:style-name="T4_20"><text:s/></text:span><text:span text:style-name="T4_21">یک</text:span><text:span text:style-name="T4_22"><text:s/></text:span><text:span text:style-name="T4_23">دانشمند</text:span><text:span text:style-name="T4_24"><text:s/></text:span><text:span text:style-name="T4_25">کامپیوتر</text:span><text:span text:style-name="T4_26"><text:s/></text:span><text:span text:style-name="T4_27">بیاندیشید</text:span><text:span text:style-name="T4_28">.<text:s/></text:span><text:span text:style-name="T4_29">این</text:span><text:span text:style-name="T4_30"><text:s/></text:span><text:span text:style-name="T4_31">روش</text:span><text:span text:style-name="T4_32"><text:s/></text:span><text:span text:style-name="T4_33">فکر</text:span><text:span text:style-name="T4_34"><text:s/></text:span><text:span text:style-name="T4_35">کردن</text:span><text:span text:style-name="T4_36"><text:s/></text:span><text:span text:style-name="T4_37">متشکل</text:span><text:span text:style-name="T4_38"><text:s/></text:span><text:span text:style-name="T4_39">از</text:span><text:span text:style-name="T4_40"><text:s/></text:span><text:span text:style-name="T4_41">مجموعه</text:span><text:span text:style-name="T4_42">‌</text:span><text:span text:style-name="T4_43">ای</text:span><text:span text:style-name="T4_44"><text:s/></text:span><text:span text:style-name="T4_45">از</text:span><text:span text:style-name="T4_46"><text:s/></text:span><text:span text:style-name="T4_47">بهترین</text:span><text:span text:style-name="T4_48"><text:s/></text:span><text:span text:style-name="T4_49">خصیصه</text:span><text:span text:style-name="T4_50">‌</text:span><text:span text:style-name="T4_51">های</text:span><text:span text:style-name="T4_52"><text:s/></text:span><text:span text:style-name="T4_53">ریاضیات</text:span><text:span text:style-name="T4_54">،<text:s/></text:span><text:span text:style-name="T4_55">مهندسی</text:span><text:span text:style-name="T4_56">،<text:s/></text:span><text:span text:style-name="T4_57">و</text:span><text:span text:style-name="T4_58"><text:s/></text:span><text:span text:style-name="T4_59">علومی</text:span><text:span text:style-name="T4_60"><text:s/></text:span><text:span text:style-name="T4_61">طبیعی</text:span><text:span text:style-name="T4_62"><text:s/></text:span><text:span text:style-name="T4_63">است</text:span><text:span text:style-name="T4_64">.<text:s/></text:span><text:span text:style-name="T4_65">دانشمندان</text:span><text:span text:style-name="T4_66"><text:s/></text:span><text:span text:style-name="T4_67">کامپیوتر</text:span><text:span text:style-name="T4_68"><text:s/></text:span><text:span text:style-name="T4_69">مانند</text:span><text:span text:style-name="T4_70"><text:s/></text:span><text:span text:style-name="T4_71">ریاضیدانان</text:span><text:span text:style-name="T4_72"><text:s/></text:span><text:span text:style-name="T4_73">از</text:span><text:span text:style-name="T4_74"><text:s/></text:span><text:span text:style-name="T4_75">زبان</text:span><text:span text:style-name="T4_76"><text:s/></text:span><text:span text:style-name="T4_77">رسمی</text:span><text:span text:style-name="T4_78"><text:s/></text:span><text:span text:style-name="T4_79">برای</text:span><text:span text:style-name="T4_80"><text:s/></text:span><text:span text:style-name="T4_81">بیان</text:span><text:span text:style-name="T4_82"><text:s/></text:span><text:span text:style-name="T4_83">کردن</text:span><text:span text:style-name="T4_84"><text:s/></text:span><text:span text:style-name="T4_85">ایده</text:span><text:span text:style-name="T4_86">‌</text:span><text:span text:style-name="T4_87">ها</text:span><text:span text:style-name="T4_88"><text:s/></text:span><text:span text:style-name="T4_89">استفاده</text:span><text:span text:style-name="T4_90"><text:s/></text:span><text:span text:style-name="T4_91">می</text:span><text:span text:style-name="T4_92">‌</text:span><text:span text:style-name="T4_93">کنند</text:span><text:span text:style-name="T4_94"><text:s/>(</text:span><text:span text:style-name="T4_95">به</text:span><text:span text:style-name="T4_96"><text:s/></text:span><text:span text:style-name="T4_97">خصوص</text:span><text:span text:style-name="T4_98"><text:s/></text:span><text:span text:style-name="T4_99">محاسبات</text:span><text:span text:style-name="T4_100">).<text:s/></text:span><text:span text:style-name="T4_101">آنها</text:span><text:span text:style-name="T4_102"><text:s/></text:span><text:span text:style-name="T4_103">مانند</text:span><text:span text:style-name="T4_104"><text:s/></text:span><text:span text:style-name="T4_105">مهندسان</text:span><text:span text:style-name="T4_106"><text:s/></text:span><text:span text:style-name="T4_107">چیز</text:span><text:span text:style-name="T4_108"><text:s/></text:span><text:span text:style-name="T4_109">هایی</text:span><text:span text:style-name="T4_110"><text:s/></text:span><text:span text:style-name="T4_111">را</text:span><text:span text:style-name="T4_112"><text:s/></text:span><text:span text:style-name="T4_113">طراحی</text:span><text:span text:style-name="T4_114"><text:s/></text:span><text:span text:style-name="T4_115">می</text:span><text:span text:style-name="T4_116">‌</text:span><text:span text:style-name="T4_117">کنند</text:span><text:span text:style-name="T4_118">،<text:s/></text:span><text:span text:style-name="T4_119">بخش</text:span><text:span text:style-name="T4_120">‌</text:span><text:span text:style-name="T4_121">ها</text:span><text:span text:style-name="T4_122"><text:s/></text:span><text:span text:style-name="T4_123">و</text:span><text:span text:style-name="T4_124"><text:s/></text:span><text:span text:style-name="T4_125">جز</text:span><text:span text:style-name="T4_126">‌</text:span><text:span text:style-name="T4_127">ها</text:span><text:span text:style-name="T4_128"><text:s/></text:span><text:span text:style-name="T4_129">را</text:span><text:span text:style-name="T4_130"><text:s/></text:span><text:span text:style-name="T4_131">در</text:span><text:span text:style-name="T4_132"><text:s/></text:span><text:span text:style-name="T4_133">یک</text:span><text:span text:style-name="T4_134"><text:s/></text:span><text:span text:style-name="T4_135">سیستم</text:span><text:span text:style-name="T4_136"><text:s/></text:span><text:span text:style-name="T4_137">سر</text:span><text:span text:style-name="T4_138"><text:s/></text:span><text:span text:style-name="T4_139">هم</text:span><text:span text:style-name="T4_140"><text:s/></text:span><text:span text:style-name="T4_141">می</text:span><text:span text:style-name="T4_142">‌</text:span><text:span text:style-name="T4_143">کنند</text:span><text:span text:style-name="T4_144"><text:s/></text:span><text:span text:style-name="T4_145">و</text:span><text:span text:style-name="T4_146"><text:s/></text:span><text:span text:style-name="T4_147">گزینه</text:span><text:span text:style-name="T4_148">‌</text:span><text:span text:style-name="T4_149">ها</text:span><text:span text:style-name="T4_150"><text:s/></text:span><text:span text:style-name="T4_151">را</text:span><text:span text:style-name="T4_152"><text:s/></text:span><text:span text:style-name="T4_153">ارزیابی</text:span><text:span text:style-name="T4_154"><text:s/></text:span><text:span text:style-name="T4_155">می</text:span><text:span text:style-name="T4_156">‌</text:span><text:span text:style-name="T4_157">کنند</text:span><text:span text:style-name="T4_158"><text:s/>.<text:s/></text:span><text:span text:style-name="T4_159">آنها</text:span><text:span text:style-name="T4_160"><text:s/></text:span><text:span text:style-name="T4_161">مانند</text:span><text:span text:style-name="T4_162"><text:s/></text:span><text:span text:style-name="T4_163">دانشمندان</text:span><text:span text:style-name="T4_164"><text:s/></text:span><text:span text:style-name="T4_165">رفتار</text:span><text:span text:style-name="T4_166"><text:s/></text:span><text:span text:style-name="T4_167">سیستم</text:span><text:span text:style-name="T4_168">‌</text:span><text:span text:style-name="T4_169">های</text:span><text:span text:style-name="T4_170"><text:s/></text:span><text:span text:style-name="T4_171">پیچیده</text:span><text:span text:style-name="T4_172"><text:s/></text:span><text:span text:style-name="T4_173">را</text:span><text:span text:style-name="T4_174"><text:s/></text:span><text:span text:style-name="T4_175">مشاهده</text:span><text:span text:style-name="T4_176"><text:s/></text:span><text:span text:style-name="T4_177">می</text:span><text:span text:style-name="T4_178">‌</text:span><text:span text:style-name="T4_179">کنند</text:span><text:span text:style-name="T4_180">،<text:s/></text:span><text:span text:style-name="T4_181">فرضیات</text:span><text:span text:style-name="T4_182"><text:s/></text:span><text:span text:style-name="T4_183">را</text:span><text:span text:style-name="T4_184"><text:s/></text:span><text:span text:style-name="T4_185">شکل</text:span><text:span text:style-name="T4_186"><text:s/></text:span><text:span text:style-name="T4_187">می</text:span><text:span text:style-name="T4_188">‌</text:span><text:span text:style-name="T4_189">دهند</text:span><text:span text:style-name="T4_190"><text:s/></text:span><text:span text:style-name="T4_191">و</text:span><text:span text:style-name="T4_192"><text:s/></text:span><text:span text:style-name="T4_193">پیش</text:span><text:span text:style-name="T4_194"><text:s/></text:span><text:span text:style-name="T4_195">بینی</text:span><text:span text:style-name="T4_196">‌</text:span><text:span text:style-name="T4_197">های</text:span><text:span text:style-name="T4_198"><text:s/></text:span><text:span text:style-name="T4_199">خود</text:span><text:span text:style-name="T4_200"><text:s/></text:span><text:span text:style-name="T4_201">را</text:span><text:span text:style-name="T4_202"><text:s/></text:span><text:span text:style-name="T4_203">امتحان</text:span><text:span text:style-name="T4_204"><text:s/></text:span><text:span text:style-name="T4_205">می</text:span><text:span text:style-name="T4_206">‌</text:span><text:span text:style-name="T4_207">کنند</text:span><text:span text:style-name="T4_208">.</text:span></text:p>
      <text:p text:style-name="P5"><text:span text:style-name="T5_1">مهم</text:span><text:span text:style-name="T5_2"><text:s/></text:span><text:span text:style-name="T5_3">ترین</text:span><text:span text:style-name="T5_4"><text:s/></text:span><text:span text:style-name="T5_5">خصیصه</text:span><text:span text:style-name="T5_6">‌</text:span><text:span text:style-name="T5_7">ی</text:span><text:span text:style-name="T5_8"><text:s/></text:span><text:span text:style-name="T5_9">یک</text:span><text:span text:style-name="T5_10"><text:s/></text:span><text:span text:style-name="T5_11">دانشمند</text:span><text:span text:style-name="T5_12"><text:s/></text:span><text:span text:style-name="T5_13">کامپیوتر</text:span><text:span text:style-name="T5_14"><text:s/></text:span><text:span text:style-name="T5_15">حل</text:span><text:span text:style-name="T5_16"><text:s/></text:span><text:span text:style-name="T5_17">مسئله</text:span><text:span text:style-name="T5_18"><text:s/></text:span><text:span text:style-name="T5_19">است</text:span><text:span text:style-name="T5_20">.<text:s/></text:span><text:span text:style-name="T5_21">حل</text:span><text:span text:style-name="T5_22"><text:s/></text:span><text:span text:style-name="T5_23">مسئله</text:span><text:span text:style-name="T5_24"><text:s/></text:span><text:span text:style-name="T5_25">به</text:span><text:span text:style-name="T5_26"><text:s/></text:span><text:span text:style-name="T5_27">معنای</text:span><text:span text:style-name="T5_28"><text:s/></text:span><text:span text:style-name="T5_29">توانایی</text:span><text:span text:style-name="T5_30"><text:s/></text:span><text:span text:style-name="T5_31">فرموله</text:span><text:span text:style-name="T5_32"><text:s/></text:span><text:span text:style-name="T5_33">سازی</text:span><text:span text:style-name="T5_34"><text:s/></text:span><text:span text:style-name="T5_35">مسائل</text:span><text:span text:style-name="T5_36">،<text:s/></text:span><text:span text:style-name="T5_37">خلاقانه</text:span><text:span text:style-name="T5_38"><text:s/></text:span><text:span text:style-name="T5_39">فکر</text:span><text:span text:style-name="T5_40"><text:s/></text:span><text:span text:style-name="T5_41">کردن</text:span><text:span text:style-name="T5_42"><text:s/></text:span><text:span text:style-name="T5_43">درباره</text:span><text:span text:style-name="T5_44">‌</text:span><text:span text:style-name="T5_45">ی</text:span><text:span text:style-name="T5_46"><text:s/></text:span><text:span text:style-name="T5_47">راه</text:span><text:span text:style-name="T5_48"><text:s/></text:span><text:span text:style-name="T5_49">حل</text:span><text:span text:style-name="T5_50">‌</text:span><text:span text:style-name="T5_51">ها</text:span><text:span text:style-name="T5_52"><text:s/></text:span><text:span text:style-name="T5_53">و</text:span><text:span text:style-name="T5_54"><text:s/></text:span><text:span text:style-name="T5_55">بیان</text:span><text:span text:style-name="T5_56"><text:s/></text:span><text:span text:style-name="T5_57">راه</text:span><text:span text:style-name="T5_58"><text:s/></text:span><text:span text:style-name="T5_59">حل</text:span><text:span text:style-name="T5_60"><text:s/></text:span><text:span text:style-name="T5_61">به</text:span><text:span text:style-name="T5_62"><text:s/></text:span><text:span text:style-name="T5_63">صورت</text:span><text:span text:style-name="T5_64"><text:s/></text:span><text:span text:style-name="T5_65">مشخص</text:span><text:span text:style-name="T5_66"><text:s/></text:span><text:span text:style-name="T5_67">و</text:span><text:span text:style-name="T5_68"><text:s/></text:span><text:span text:style-name="T5_69">واضح</text:span><text:span text:style-name="T5_70"><text:s/></text:span><text:span text:style-name="T5_71">است</text:span><text:span text:style-name="T5_72">.<text:s/></text:span><text:span text:style-name="T5_73">همانگونه</text:span><text:span text:style-name="T5_74"><text:s/></text:span><text:span text:style-name="T5_75">که</text:span><text:span text:style-name="T5_76"><text:s/></text:span><text:span text:style-name="T5_77">از</text:span><text:span text:style-name="T5_78"><text:s/></text:span><text:span text:style-name="T5_79">شواهد</text:span><text:span text:style-name="T5_80"><text:s/></text:span><text:span text:style-name="T5_81">پیداست</text:span><text:span text:style-name="T5_82"><text:s/></text:span><text:span text:style-name="T5_83">فرآیند</text:span><text:span text:style-name="T5_84"><text:s/></text:span><text:span text:style-name="T5_85">یادگیری</text:span><text:span text:style-name="T5_86"><text:s/></text:span><text:span text:style-name="T5_87">برنامه</text:span><text:span text:style-name="T5_88">‌</text:span><text:span text:style-name="T5_89">نویسی</text:span><text:span text:style-name="T5_90"><text:s/></text:span><text:span text:style-name="T5_91">یک</text:span><text:span text:style-name="T5_92"><text:s/></text:span><text:span text:style-name="T5_93">فرصت</text:span><text:span text:style-name="T5_94"><text:s/></text:span><text:span text:style-name="T5_95">عالی</text:span><text:span text:style-name="T5_96"><text:s/></text:span><text:span text:style-name="T5_97">برای</text:span><text:span text:style-name="T5_98"><text:s/></text:span><text:span text:style-name="T5_99">تمرین</text:span><text:span text:style-name="T5_100"><text:s/></text:span><text:span text:style-name="T5_101">توانایی</text:span><text:span text:style-name="T5_102"><text:s/></text:span><text:span text:style-name="T5_103">حل</text:span><text:span text:style-name="T5_104"><text:s/></text:span><text:span text:style-name="T5_105">مسئله</text:span><text:span text:style-name="T5_106"><text:s/></text:span><text:span text:style-name="T5_107">است</text:span><text:span text:style-name="T5_108">.<text:s/></text:span><text:span text:style-name="T5_109">به</text:span><text:span text:style-name="T5_110"><text:s/></text:span><text:span text:style-name="T5_111">همین</text:span><text:span text:style-name="T5_112"><text:s/></text:span><text:span text:style-name="T5_113">دلیل</text:span><text:span text:style-name="T5_114"><text:s/></text:span><text:span text:style-name="T5_115">نام</text:span><text:span text:style-name="T5_116"><text:s/></text:span><text:span text:style-name="T5_117">این</text:span><text:span text:style-name="T5_118"><text:s/></text:span><text:span text:style-name="T5_119">بخش</text:span><text:span text:style-name="T5_120">"<text:s/></text:span><text:span text:style-name="T5_121">راه</text:span><text:span text:style-name="T5_122"><text:s/></text:span><text:span text:style-name="T5_123">و</text:span><text:span text:style-name="T5_124"><text:s/></text:span><text:span text:style-name="T5_125">روش</text:span><text:span text:style-name="T5_126"><text:s/></text:span><text:span text:style-name="T5_127">برنامه</text:span><text:span text:style-name="T5_128"><text:s/></text:span><text:span text:style-name="T5_129">نویسی</text:span><text:span text:style-name="T5_130">"</text:span><text:span text:style-name="T5_131"><text:s/></text:span><text:span text:style-name="T5_132">نام</text:span><text:span text:style-name="T5_133"><text:s/></text:span><text:span text:style-name="T5_134">گذاری</text:span><text:span text:style-name="T5_135"><text:s/></text:span><text:span text:style-name="T5_136">شده</text:span><text:span text:style-name="T5_137"><text:s/></text:span><text:span text:style-name="T5_138">است</text:span><text:span text:style-name="T5_139">.<text:s/></text:span></text:p>
      <text:p text:style-name="P6"><text:span text:style-name="T6_1">در</text:span><text:span text:style-name="T6_2"><text:s/></text:span><text:span text:style-name="T6_3">یک</text:span><text:span text:style-name="T6_4"><text:s/></text:span><text:span text:style-name="T6_5">مرحله</text:span><text:span text:style-name="T6_6"><text:s/></text:span><text:span text:style-name="T6_7">شما</text:span><text:span text:style-name="T6_8"><text:s/></text:span><text:span text:style-name="T6_9">یاد</text:span><text:span text:style-name="T6_10"><text:s/></text:span><text:span text:style-name="T6_11">خواهید</text:span><text:span text:style-name="T6_12"><text:s/></text:span><text:span text:style-name="T6_13">گرفت</text:span><text:span text:style-name="T6_14"><text:s/></text:span><text:span text:style-name="T6_15">که</text:span><text:span text:style-name="T6_16"><text:s/></text:span><text:span text:style-name="T6_17">چگونه</text:span><text:span text:style-name="T6_18"><text:s/></text:span><text:span text:style-name="T6_19">برنامه</text:span><text:span text:style-name="T6_20">‌</text:span><text:span text:style-name="T6_21">نویسی</text:span><text:span text:style-name="T6_22"><text:s/></text:span><text:span text:style-name="T6_23">کنید</text:span><text:span text:style-name="T6_24"><text:s/></text:span><text:span text:style-name="T6_25">که</text:span><text:span text:style-name="T6_26"><text:s/></text:span><text:span text:style-name="T6_27">یک</text:span><text:span text:style-name="T6_28"><text:s/></text:span><text:span text:style-name="T6_29">توانایی</text:span><text:span text:style-name="T6_30"><text:s/></text:span><text:span text:style-name="T6_31">کارآمد</text:span><text:span text:style-name="T6_32"><text:s/></text:span><text:span text:style-name="T6_33">به</text:span><text:span text:style-name="T6_34"><text:s/></text:span><text:span text:style-name="T6_35">خودی</text:span><text:span text:style-name="T6_36"><text:s/></text:span><text:span text:style-name="T6_37">خود</text:span><text:span text:style-name="T6_38"><text:s/></text:span><text:span text:style-name="T6_39">است</text:span><text:span text:style-name="T6_40">،<text:s/></text:span><text:span text:style-name="T6_41">و</text:span><text:span text:style-name="T6_42"><text:s/></text:span><text:span text:style-name="T6_43">در</text:span><text:span text:style-name="T6_44"><text:s/></text:span><text:span text:style-name="T6_45">مرحله</text:span><text:span text:style-name="T6_46">‌</text:span><text:span text:style-name="T6_47">ی</text:span><text:span text:style-name="T6_48"><text:s/></text:span><text:span text:style-name="T6_49">بعد</text:span><text:span text:style-name="T6_50"><text:s/></text:span><text:span text:style-name="T6_51">از</text:span><text:span text:style-name="T6_52"><text:s/></text:span><text:span text:style-name="T6_53">برنامه</text:span><text:span text:style-name="T6_54"><text:s/></text:span><text:span text:style-name="T6_55">نویسی</text:span><text:span text:style-name="T6_56"><text:s/></text:span><text:span text:style-name="T6_57">به</text:span><text:span text:style-name="T6_58"><text:s/></text:span><text:span text:style-name="T6_59">عنوان</text:span><text:span text:style-name="T6_60"><text:s/></text:span><text:span text:style-name="T6_61">یک</text:span><text:span text:style-name="T6_62"><text:s/></text:span><text:span text:style-name="T6_63">پایان</text:span><text:span text:style-name="T6_64"><text:s/></text:span><text:span text:style-name="T6_65">استفاده</text:span><text:span text:style-name="T6_66"><text:s/></text:span><text:span text:style-name="T6_67">خواهید</text:span><text:span text:style-name="T6_68"><text:s/></text:span><text:span text:style-name="T6_69">کرد</text:span><text:span text:style-name="T6_70"><text:s/>.<text:s/></text:span><text:span text:style-name="T6_71">هر</text:span><text:span text:style-name="T6_72"><text:s/></text:span><text:span text:style-name="T6_73">چه</text:span><text:span text:style-name="T6_74"><text:s/></text:span><text:span text:style-name="T6_75">جلوتر</text:span><text:span text:style-name="T6_76"><text:s/></text:span><text:span text:style-name="T6_77">می</text:span><text:span text:style-name="T6_78"><text:s/></text:span><text:span text:style-name="T6_79">رویم</text:span><text:span text:style-name="T6_80"><text:s/></text:span><text:span text:style-name="T6_81">مفهوم</text:span><text:span text:style-name="T6_82"><text:s/></text:span><text:span text:style-name="T6_83">پایان</text:span><text:span text:style-name="T6_84"><text:s/></text:span><text:span text:style-name="T6_85">مشخص</text:span><text:span text:style-name="T6_86">‌</text:span><text:span text:style-name="T6_87">تر</text:span><text:span text:style-name="T6_88"><text:s/></text:span><text:span text:style-name="T6_89">خواهد</text:span><text:span text:style-name="T6_90"><text:s/></text:span><text:span text:style-name="T6_91">شد</text:span><text:span text:style-name="T6_92"><text:s/>!</text:span></text:p>
      <text:p text:style-name="P7"><text:span text:style-name="T7_1">1.1</text:span></text:p>
      <text:p text:style-name="P8"><text:span text:style-name="T8_1">یک</text:span><text:span text:style-name="T8_2"><text:s/></text:span><text:span text:style-name="T8_3">برنامه</text:span><text:span text:style-name="T8_4"><text:s/></text:span><text:span text:style-name="T8_5">چیست</text:span><text:span text:style-name="T8_6"><text:s/>؟<text:line-break/></text:span><text:span text:style-name="T8_7">یک</text:span><text:span text:style-name="T8_8"><text:s/></text:span><text:span text:style-name="T8_9">برنامه</text:span><text:span text:style-name="T8_10"><text:s/></text:span><text:span text:style-name="T8_11">مجموعه</text:span><text:span text:style-name="T8_12">‌</text:span><text:span text:style-name="T8_13">ای</text:span><text:span text:style-name="T8_14"><text:s/></text:span><text:span text:style-name="T8_15">است</text:span><text:span text:style-name="T8_16"><text:s/></text:span><text:span text:style-name="T8_17">از</text:span><text:span text:style-name="T8_18"><text:s/></text:span><text:span text:style-name="T8_19">دستورالعمل</text:span><text:span text:style-name="T8_20">‌</text:span><text:span text:style-name="T8_21">هایی</text:span><text:span text:style-name="T8_22"><text:s/></text:span><text:span text:style-name="T8_23">که</text:span><text:span text:style-name="T8_24"><text:s/></text:span><text:span text:style-name="T8_25">روش</text:span><text:span text:style-name="T8_26"><text:s/></text:span><text:span text:style-name="T8_27">اجرای</text:span><text:span text:style-name="T8_28"><text:s/></text:span><text:span text:style-name="T8_29">دسته</text:span><text:span text:style-name="T8_30"><text:s/></text:span><text:span text:style-name="T8_31">ای</text:span><text:span text:style-name="T8_32"><text:s/></text:span><text:span text:style-name="T8_33">از</text:span><text:span text:style-name="T8_34"><text:s/></text:span><text:span text:style-name="T8_35">محاسبات</text:span><text:span text:style-name="T8_36"><text:s/></text:span><text:span text:style-name="T8_37">را</text:span><text:span text:style-name="T8_38"><text:s/></text:span><text:span text:style-name="T8_39">مشخص</text:span><text:span text:style-name="T8_40"><text:s/></text:span><text:span text:style-name="T8_41">می</text:span><text:span text:style-name="T8_42">‌</text:span><text:span text:style-name="T8_43">سازد</text:span><text:span text:style-name="T8_44">.<text:s/></text:span><text:span text:style-name="T8_45">این</text:span><text:span text:style-name="T8_46"><text:s/></text:span><text:span text:style-name="T8_47">نوع</text:span><text:span text:style-name="T8_48"><text:s/></text:span><text:span text:style-name="T8_49">محاسبات</text:span><text:span text:style-name="T8_50"><text:s text:c="2"/></text:span><text:span text:style-name="T8_51">گاهی</text:span><text:span text:style-name="T8_52"><text:s/></text:span><text:span text:style-name="T8_53">از</text:span><text:span text:style-name="T8_54"><text:s/></text:span><text:span text:style-name="T8_55">نوع</text:span><text:span text:style-name="T8_56"><text:s/></text:span><text:span text:style-name="T8_57">ریاضیاتی</text:span><text:span text:style-name="T8_58"><text:s/></text:span><text:span text:style-name="T8_59">مانند</text:span><text:span text:style-name="T8_60"><text:s/></text:span><text:span text:style-name="T8_61">حل</text:span><text:span text:style-name="T8_62"><text:s/></text:span><text:span text:style-name="T8_63">سامانه</text:span><text:span text:style-name="T8_64">‌</text:span><text:span text:style-name="T8_65">ای</text:span><text:span text:style-name="T8_66"><text:s/></text:span><text:span text:style-name="T8_67">از</text:span><text:span text:style-name="T8_68"><text:s/></text:span><text:span text:style-name="T8_69">معادلات</text:span><text:span text:style-name="T8_70"><text:s/></text:span><text:span text:style-name="T8_71">یا</text:span><text:span text:style-name="T8_72"><text:s/></text:span><text:span text:style-name="T8_73">پیدا</text:span><text:span text:style-name="T8_74"><text:s/></text:span><text:span text:style-name="T8_75">کردن</text:span><text:span text:style-name="T8_76"><text:s/></text:span><text:span text:style-name="T8_77">ریشه</text:span><text:span text:style-name="T8_78"><text:s/></text:span><text:span text:style-name="T8_79">چند</text:span><text:span text:style-name="T8_80"><text:s/></text:span><text:span text:style-name="T8_81">جمله</text:span><text:span text:style-name="T8_82">‌</text:span><text:span text:style-name="T8_83">ای</text:span><text:span text:style-name="T8_84">‌</text:span><text:span text:style-name="T8_85">ها</text:span><text:span text:style-name="T8_86"><text:s/></text:span><text:span text:style-name="T8_87">و</text:span><text:span text:style-name="T8_88"><text:s/></text:span><text:span text:style-name="T8_89">گاهی</text:span><text:span text:style-name="T8_90"><text:s/></text:span><text:span text:style-name="T8_91">از</text:span><text:span text:style-name="T8_92"><text:s/></text:span><text:span text:style-name="T8_93">نوع</text:span><text:span text:style-name="T8_94"><text:s/></text:span><text:span text:style-name="T8_95">محاسبات</text:span><text:span text:style-name="T8_96"><text:s/></text:span><text:span text:style-name="T8_97">نمادینی</text:span><text:span text:style-name="T8_98"><text:s/></text:span><text:span text:style-name="T8_99">مانند</text:span><text:span text:style-name="T8_100"><text:s/></text:span><text:span text:style-name="T8_101">پیدا</text:span><text:span text:style-name="T8_102"><text:s/></text:span><text:span text:style-name="T8_103">کردن</text:span><text:span text:style-name="T8_104"><text:s/></text:span><text:span text:style-name="T8_105">و</text:span><text:span text:style-name="T8_106"><text:s/></text:span><text:span text:style-name="T8_107">یا</text:span><text:span text:style-name="T8_108"><text:s/></text:span><text:span text:style-name="T8_109">تعویض</text:span><text:span text:style-name="T8_110"><text:s/></text:span><text:span text:style-name="T8_111">یک</text:span><text:span text:style-name="T8_112"><text:s/></text:span><text:span text:style-name="T8_113">تکه</text:span><text:span text:style-name="T8_114"><text:s/></text:span><text:span text:style-name="T8_115">متن</text:span><text:span text:style-name="T8_116"><text:s/></text:span><text:span text:style-name="T8_117">در</text:span><text:span text:style-name="T8_118"><text:s/></text:span><text:span text:style-name="T8_119">داخل</text:span><text:span text:style-name="T8_120"><text:s/></text:span><text:span text:style-name="T8_121">یک</text:span><text:span text:style-name="T8_122"><text:s/></text:span><text:span text:style-name="T8_123">سند</text:span><text:span text:style-name="T8_124"><text:s/></text:span><text:span text:style-name="T8_125">و</text:span><text:span text:style-name="T8_126"><text:s/></text:span><text:span text:style-name="T8_127">یا</text:span><text:span text:style-name="T8_128"><text:s/>(</text:span><text:span text:style-name="T8_129">به</text:span><text:span text:style-name="T8_130"><text:s/></text:span><text:span text:style-name="T8_131">اندازه</text:span><text:span text:style-name="T8_132"><text:s/></text:span><text:span text:style-name="T8_133">کافی</text:span><text:span text:style-name="T8_134"><text:s/></text:span><text:span text:style-name="T8_135">عجیب</text:span><text:span text:style-name="T8_136"><text:s/>)<text:s/></text:span><text:span text:style-name="T8_137">کامپایل</text:span><text:span text:style-name="T8_138"><text:s/></text:span><text:span text:style-name="T8_139">کردن</text:span><text:span text:style-name="T8_140"><text:s/></text:span><text:span text:style-name="T8_141">یک</text:span><text:span text:style-name="T8_142"><text:s/></text:span><text:span text:style-name="T8_143">برنامه</text:span><text:span text:style-name="T8_144"><text:s/></text:span><text:span text:style-name="T8_145">است</text:span><text:span text:style-name="T8_146">.<text:s/></text:span></text:p>
      <text:p text:style-name="P9"><text:span text:style-name="T9_1">جزئیات</text:span><text:span text:style-name="T9_2"><text:s/></text:span><text:span text:style-name="T9_3">در</text:span><text:span text:style-name="T9_4"><text:s/></text:span><text:span text:style-name="T9_5">زبان</text:span><text:span text:style-name="T9_6">‌</text:span><text:span text:style-name="T9_7">های</text:span><text:span text:style-name="T9_8"><text:s/></text:span><text:span text:style-name="T9_9">برنامه</text:span><text:span text:style-name="T9_10"><text:s/></text:span><text:span text:style-name="T9_11">نویسی</text:span><text:span text:style-name="T9_12"><text:s/></text:span><text:span text:style-name="T9_13">مختلف</text:span><text:span text:style-name="T9_14"><text:s/>،<text:s/></text:span><text:span text:style-name="T9_15">متفاوت</text:span><text:span text:style-name="T9_16"><text:s/></text:span><text:span text:style-name="T9_17">هستند</text:span><text:span text:style-name="T9_18"><text:s/></text:span><text:span text:style-name="T9_19">اما</text:span><text:span text:style-name="T9_20"><text:s/></text:span><text:span text:style-name="T9_21">چندین</text:span><text:span text:style-name="T9_22"><text:s/></text:span><text:span text:style-name="T9_23">دستورالعمل</text:span><text:span text:style-name="T9_24"><text:s/></text:span><text:span text:style-name="T9_25">ابتدایی</text:span><text:span text:style-name="T9_26"><text:s/></text:span><text:span text:style-name="T9_27">تقریبا</text:span><text:span text:style-name="T9_28"><text:s/></text:span><text:span text:style-name="T9_29">در</text:span><text:span text:style-name="T9_30"><text:s/></text:span><text:span text:style-name="T9_31">تمامی</text:span><text:span text:style-name="T9_32"><text:s/></text:span><text:span text:style-name="T9_33">زبان</text:span><text:span text:style-name="T9_34">‌</text:span><text:span text:style-name="T9_35">ها</text:span><text:span text:style-name="T9_36"><text:s/></text:span><text:span text:style-name="T9_37">به</text:span><text:span text:style-name="T9_38"><text:s/></text:span><text:span text:style-name="T9_39">چشم</text:span><text:span text:style-name="T9_40"><text:s/></text:span><text:span text:style-name="T9_41">می</text:span><text:span text:style-name="T9_42">‌</text:span><text:span text:style-name="T9_43">خورد</text:span><text:span text:style-name="T9_44"><text:s/>:</text:span></text:p>
      <text:p text:style-name="P10"><text:span text:style-name="T10_1">ورودی</text:span><text:span text:style-name="T10_2"><text:s/>(</text:span><text:span text:style-name="T10_3">Input</text:span><text:span text:style-name="T10_4">):<text:line-break/><text:tab/></text:span><text:span text:style-name="T10_5">داده</text:span><text:span text:style-name="T10_6"><text:s/></text:span><text:span text:style-name="T10_7">ها</text:span><text:span text:style-name="T10_8"><text:s/></text:span><text:span text:style-name="T10_9">را</text:span><text:span text:style-name="T10_10"><text:s/></text:span><text:span text:style-name="T10_11">از</text:span><text:span text:style-name="T10_12"><text:s/></text:span><text:span text:style-name="T10_13">کیبورد</text:span><text:span text:style-name="T10_14"><text:s/>،<text:s/></text:span><text:span text:style-name="T10_15">یک</text:span><text:span text:style-name="T10_16"><text:s/></text:span><text:span text:style-name="T10_17">فایل</text:span><text:span text:style-name="T10_18"><text:s/></text:span><text:span text:style-name="T10_19">و</text:span><text:span text:style-name="T10_20"><text:s/></text:span><text:span text:style-name="T10_21">یا</text:span><text:span text:style-name="T10_22"><text:s/></text:span><text:span text:style-name="T10_23">دستگاه</text:span><text:span text:style-name="T10_24"><text:s/></text:span><text:span text:style-name="T10_25">های</text:span><text:span text:style-name="T10_26"><text:s/></text:span><text:span text:style-name="T10_27">دیگر</text:span><text:span text:style-name="T10_28"><text:s/></text:span><text:span text:style-name="T10_29">خواندن</text:span><text:span text:style-name="T10_30">.</text:span></text:p>
      <text:p text:style-name="P11"><text:span text:style-name="T11_1">خروجی</text:span><text:span text:style-name="T11_2"><text:s/>(</text:span><text:span text:style-name="T11_3">output</text:span><text:span text:style-name="T11_4">):<text:line-break/><text:tab/></text:span><text:span text:style-name="T11_5">نمایش</text:span><text:span text:style-name="T11_6"><text:s/></text:span><text:span text:style-name="T11_7">داده</text:span><text:span text:style-name="T11_8">‌</text:span><text:span text:style-name="T11_9">ها</text:span><text:span text:style-name="T11_10"><text:s/></text:span><text:span text:style-name="T11_11">بر</text:span><text:span text:style-name="T11_12"><text:s/></text:span><text:span text:style-name="T11_13">روی</text:span><text:span text:style-name="T11_14"><text:s/></text:span><text:span text:style-name="T11_15">صفحه</text:span><text:span text:style-name="T11_16"><text:s/></text:span><text:span text:style-name="T11_17">ی</text:span><text:span text:style-name="T11_18"><text:s/></text:span><text:span text:style-name="T11_19">نمایش</text:span><text:span text:style-name="T11_20"><text:s/></text:span><text:span text:style-name="T11_21">و</text:span><text:span text:style-name="T11_22"><text:s/></text:span><text:span text:style-name="T11_23">یا</text:span><text:span text:style-name="T11_24"><text:s/></text:span><text:span text:style-name="T11_25">ارسال</text:span><text:span text:style-name="T11_26"><text:s/></text:span><text:span text:style-name="T11_27">داده</text:span><text:span text:style-name="T11_28"><text:s/></text:span><text:span text:style-name="T11_29">ها</text:span><text:span text:style-name="T11_30"><text:s/></text:span><text:span text:style-name="T11_31">به</text:span><text:span text:style-name="T11_32"><text:s/></text:span><text:span text:style-name="T11_33">یک</text:span><text:span text:style-name="T11_34"><text:s/></text:span><text:span text:style-name="T11_35">فایل</text:span><text:span text:style-name="T11_36"><text:s/></text:span><text:span text:style-name="T11_37">یا</text:span><text:span text:style-name="T11_38"><text:s/></text:span><text:span text:style-name="T11_39">دستگاه</text:span><text:span text:style-name="T11_40">‌</text:span><text:span text:style-name="T11_41">های</text:span><text:span text:style-name="T11_42"><text:s text:c="2"/></text:span><text:span text:style-name="T11_43">دیگر</text:span><text:span text:style-name="T11_44">.</text:span></text:p>
      <text:p text:style-name="P12"><text:span text:style-name="T12_1">ریاضی</text:span><text:span text:style-name="T12_2"><text:s/>(</text:span><text:span text:style-name="T12_3">math</text:span><text:span text:style-name="T12_4">):<text:line-break/><text:tab/></text:span><text:span text:style-name="T12_5">انجام</text:span><text:span text:style-name="T12_6"><text:s/></text:span><text:span text:style-name="T12_7">عملیات</text:span><text:span text:style-name="T12_8">‌</text:span><text:span text:style-name="T12_9">های</text:span><text:span text:style-name="T12_10"><text:s/></text:span><text:span text:style-name="T12_11">پایه</text:span><text:span text:style-name="T12_12"><text:s/></text:span><text:span text:style-name="T12_13">ای</text:span><text:span text:style-name="T12_14"><text:s/></text:span><text:span text:style-name="T12_15">ریاضیاتی</text:span><text:span text:style-name="T12_16"><text:s/></text:span><text:span text:style-name="T12_17">مانند</text:span><text:span text:style-name="T12_18"><text:s/></text:span><text:span text:style-name="T12_19">جمع</text:span><text:span text:style-name="T12_20"><text:s/></text:span><text:span text:style-name="T12_21">و</text:span><text:span text:style-name="T12_22"><text:s/></text:span><text:span text:style-name="T12_23">ضرب</text:span></text:p>
      <text:p text:style-name="P13"><text:span text:style-name="T13_1">اجرای</text:span><text:span text:style-name="T13_2"><text:s/></text:span><text:span text:style-name="T13_3">شرطی</text:span><text:span text:style-name="T13_4"><text:s/>(</text:span><text:span text:style-name="T13_5">conditional</text:span><text:span text:style-name="T13_6"><text:s/></text:span><text:span text:style-name="T13_7">execution</text:span><text:span text:style-name="T13_8">):<text:line-break/><text:tab/></text:span><text:span text:style-name="T13_9">چک</text:span><text:span text:style-name="T13_10"><text:s/></text:span><text:span text:style-name="T13_11">کردن</text:span><text:span text:style-name="T13_12"><text:s/></text:span><text:span text:style-name="T13_13">شروطی</text:span><text:span text:style-name="T13_14"><text:s/></text:span><text:span text:style-name="T13_15">خاص</text:span><text:span text:style-name="T13_16"><text:s/></text:span><text:span text:style-name="T13_17">و</text:span><text:span text:style-name="T13_18"><text:s/></text:span><text:span text:style-name="T13_19">اجرا</text:span><text:span text:style-name="T13_20"><text:s/></text:span><text:span text:style-name="T13_21">قطعه</text:span><text:span text:style-name="T13_22"><text:s/></text:span><text:span text:style-name="T13_23">کد</text:span><text:span text:style-name="T13_24"><text:s/></text:span><text:span text:style-name="T13_25">مناسب</text:span><text:span text:style-name="T13_26"><text:s/>.</text:span></text:p>
      <text:p text:style-name="P14"><text:span text:style-name="T14_1">تکرار</text:span><text:span text:style-name="T14_2">(</text:span><text:span text:style-name="T14_3">repetition</text:span><text:span text:style-name="T14_4">):<text:line-break/><text:tab/></text:span><text:span text:style-name="T14_5">اجرای</text:span><text:span text:style-name="T14_6"><text:s/></text:span><text:span text:style-name="T14_7">چند</text:span><text:span text:style-name="T14_8"><text:s/></text:span><text:span text:style-name="T14_9">باره</text:span><text:span text:style-name="T14_10"><text:s/></text:span><text:span text:style-name="T14_11">ی</text:span><text:span text:style-name="T14_12"><text:s/></text:span><text:span text:style-name="T14_13">چندین</text:span><text:span text:style-name="T14_14"><text:s/></text:span><text:span text:style-name="T14_15">عملیات</text:span><text:span text:style-name="T14_16"><text:s/>،<text:s/></text:span><text:span text:style-name="T14_17">معمولا</text:span><text:span text:style-name="T14_18"><text:s/></text:span><text:span text:style-name="T14_19">با</text:span><text:span text:style-name="T14_20"><text:s/></text:span><text:span text:style-name="T14_21">برخی</text:span><text:span text:style-name="T14_22"><text:s/></text:span><text:span text:style-name="T14_23">تغییرات</text:span><text:span text:style-name="T14_24">.</text:span></text:p>
      <text:p text:style-name="P15"/>
      <text:p text:style-name="P16"><text:span text:style-name="T16_1">هر</text:span><text:span text:style-name="T16_2"><text:s/></text:span><text:span text:style-name="T16_3">برنامه</text:span><text:span text:style-name="T16_4">‌</text:span><text:span text:style-name="T16_5">ای</text:span><text:span text:style-name="T16_6"><text:s/></text:span><text:span text:style-name="T16_7">که</text:span><text:span text:style-name="T16_8"><text:s/></text:span><text:span text:style-name="T16_9">شما</text:span><text:span text:style-name="T16_10"><text:s/></text:span><text:span text:style-name="T16_11">تا</text:span><text:span text:style-name="T16_12"><text:s/></text:span><text:span text:style-name="T16_13">به</text:span><text:span text:style-name="T16_14"><text:s/></text:span><text:span text:style-name="T16_15">حال</text:span><text:span text:style-name="T16_16"><text:s/></text:span><text:span text:style-name="T16_17">از</text:span><text:span text:style-name="T16_18"><text:s/></text:span><text:span text:style-name="T16_19">آن</text:span><text:span text:style-name="T16_20"><text:s/></text:span><text:span text:style-name="T16_21">استفاده</text:span><text:span text:style-name="T16_22"><text:s/></text:span><text:span text:style-name="T16_23">کرده</text:span><text:span text:style-name="T16_24">‌</text:span><text:span text:style-name="T16_25">اید</text:span><text:span text:style-name="T16_26"><text:s/></text:span><text:span text:style-name="T16_27">جدا</text:span><text:span text:style-name="T16_28"><text:s/></text:span><text:span text:style-name="T16_29">از</text:span><text:span text:style-name="T16_30"><text:s/></text:span><text:span text:style-name="T16_31">میزان</text:span><text:span text:style-name="T16_32"><text:s/></text:span><text:span text:style-name="T16_33">پیچیده</text:span><text:span text:style-name="T16_34"><text:s/></text:span><text:span text:style-name="T16_35">بودن</text:span><text:span text:style-name="T16_36"><text:s/></text:span><text:span text:style-name="T16_37">آن</text:span><text:span text:style-name="T16_38"><text:s/></text:span><text:span text:style-name="T16_39">از</text:span><text:span text:style-name="T16_40"><text:s/></text:span><text:span text:style-name="T16_41">دستورالعمل</text:span><text:span text:style-name="T16_42">‌</text:span><text:span text:style-name="T16_43">هایی</text:span><text:span text:style-name="T16_44"><text:s/></text:span><text:span text:style-name="T16_45">ساخته</text:span><text:span text:style-name="T16_46"><text:s/></text:span><text:span text:style-name="T16_47">شده</text:span><text:span text:style-name="T16_48">‌</text:span><text:span text:style-name="T16_49">اند</text:span><text:span text:style-name="T16_50"><text:s/></text:span><text:span text:style-name="T16_51">که</text:span><text:span text:style-name="T16_52"><text:s/></text:span><text:span text:style-name="T16_53">بسیار</text:span><text:span text:style-name="T16_54"><text:s/></text:span><text:span text:style-name="T16_55">شبیه</text:span><text:span text:style-name="T16_56"><text:s/></text:span><text:span text:style-name="T16_57">به</text:span><text:span text:style-name="T16_58"><text:s/></text:span><text:span text:style-name="T16_59">دستورالعمل</text:span><text:span text:style-name="T16_60">‌</text:span><text:span text:style-name="T16_61">های</text:span><text:span text:style-name="T16_62"><text:s/></text:span><text:span text:style-name="T16_63">بالاست</text:span><text:span text:style-name="T16_64">.<text:s/></text:span><text:span text:style-name="T16_65">پس</text:span><text:span text:style-name="T16_66"><text:s/></text:span><text:span text:style-name="T16_67">شما</text:span><text:span text:style-name="T16_68"><text:s/></text:span><text:span text:style-name="T16_69">می</text:span><text:span text:style-name="T16_70">‌</text:span><text:span text:style-name="T16_71">توانید</text:span><text:span text:style-name="T16_72"><text:s/></text:span><text:span text:style-name="T16_73">به</text:span><text:span text:style-name="T16_74"><text:s/></text:span><text:span text:style-name="T16_75">برنامه</text:span><text:span text:style-name="T16_76"><text:s/></text:span><text:span text:style-name="T16_77">نویسی</text:span><text:span text:style-name="T16_78"><text:s/></text:span><text:span text:style-name="T16_79">بعنوان</text:span><text:span text:style-name="T16_80"><text:s/></text:span><text:span text:style-name="T16_81">فرآیند</text:span><text:span text:style-name="T16_82"><text:s/></text:span><text:span text:style-name="T16_83">شکستن</text:span><text:span text:style-name="T16_84"><text:s/></text:span><text:span text:style-name="T16_85">مجموعه</text:span><text:span text:style-name="T16_86">‌</text:span><text:span text:style-name="T16_87">ای</text:span><text:span text:style-name="T16_88"><text:s/></text:span><text:span text:style-name="T16_89">پیچیده</text:span><text:span text:style-name="T16_90"><text:s/></text:span><text:span text:style-name="T16_91">و</text:span><text:span text:style-name="T16_92"><text:s/></text:span><text:span text:style-name="T16_93">بزرگی</text:span><text:span text:style-name="T16_94"><text:s/></text:span><text:span text:style-name="T16_95">از</text:span><text:span text:style-name="T16_96"><text:s/></text:span><text:span text:style-name="T16_97">وظیفه</text:span><text:span text:style-name="T16_98">‌</text:span><text:span text:style-name="T16_99">ها</text:span><text:span text:style-name="T16_100"><text:s/>(</text:span><text:span text:style-name="T16_101">tasks</text:span><text:span text:style-name="T16_102">)<text:s/></text:span><text:span text:style-name="T16_103">به</text:span><text:span text:style-name="T16_104"><text:s/></text:span><text:span text:style-name="T16_105">ریز</text:span><text:span text:style-name="T16_106"><text:s/></text:span><text:span text:style-name="T16_107">وظیفه</text:span><text:span text:style-name="T16_108">‌</text:span><text:span text:style-name="T16_109">های</text:span><text:span text:style-name="T16_110"><text:s/>(</text:span><text:span text:style-name="T16_111">subtask</text:span><text:span text:style-name="T16_112">)<text:s/></text:span><text:span text:style-name="T16_113">کوچک</text:span><text:span text:style-name="T16_114">‌</text:span><text:span text:style-name="T16_115">تر</text:span><text:span text:style-name="T16_116"><text:s/></text:span><text:span text:style-name="T16_117">تصور</text:span><text:span text:style-name="T16_118"><text:s/></text:span><text:span text:style-name="T16_119">کنید</text:span><text:span text:style-name="T16_120">،<text:s/></text:span><text:span text:style-name="T16_121">این</text:span><text:span text:style-name="T16_122"><text:s/></text:span><text:span text:style-name="T16_123">فرایند</text:span><text:span text:style-name="T16_124"><text:s/></text:span><text:span text:style-name="T16_125">تا</text:span><text:span text:style-name="T16_126"><text:s/></text:span><text:span text:style-name="T16_127">هنگامی</text:span><text:span text:style-name="T16_128"><text:s/></text:span><text:span text:style-name="T16_129">که</text:span><text:span text:style-name="T16_130"><text:s/></text:span><text:span text:style-name="T16_131">ریز</text:span><text:span text:style-name="T16_132"><text:s/></text:span><text:span text:style-name="T16_133">وظیفه</text:span><text:span text:style-name="T16_134"><text:s/></text:span><text:span text:style-name="T16_135">به</text:span><text:span text:style-name="T16_136"><text:s/></text:span><text:span text:style-name="T16_137">قدری</text:span><text:span text:style-name="T16_138"><text:s/></text:span><text:span text:style-name="T16_139">کوچک</text:span><text:span text:style-name="T16_140"><text:s/></text:span><text:span text:style-name="T16_141">شوند</text:span><text:span text:style-name="T16_142"><text:s/></text:span><text:span text:style-name="T16_143">که</text:span><text:span text:style-name="T16_144"><text:s/></text:span><text:span text:style-name="T16_145">بتوانند</text:span><text:span text:style-name="T16_146"><text:s/></text:span><text:span text:style-name="T16_147">با</text:span><text:span text:style-name="T16_148"><text:s/></text:span><text:span text:style-name="T16_149">یکی</text:span><text:span text:style-name="T16_150"><text:s/></text:span><text:span text:style-name="T16_151">از</text:span><text:span text:style-name="T16_152"><text:s/></text:span><text:span text:style-name="T16_153">دستور</text:span><text:span text:style-name="T16_154"><text:s/></text:span><text:span text:style-name="T16_155">و</text:span><text:span text:style-name="T16_156"><text:s/></text:span><text:span text:style-name="T16_157">العمل</text:span><text:span text:style-name="T16_158">‌</text:span><text:span text:style-name="T16_159">های</text:span><text:span text:style-name="T16_160"><text:s/></text:span><text:span text:style-name="T16_161">ذکر</text:span><text:span text:style-name="T16_162"><text:s/></text:span><text:span text:style-name="T16_163">شده</text:span><text:span text:style-name="T16_164"><text:s/></text:span><text:span text:style-name="T16_165">در</text:span><text:span text:style-name="T16_166"><text:s/></text:span><text:span text:style-name="T16_167">بالا</text:span><text:span text:style-name="T16_168"><text:s/></text:span><text:span text:style-name="T16_169">اجرا</text:span><text:span text:style-name="T16_170"><text:s/></text:span><text:span text:style-name="T16_171">شوند</text:span><text:span text:style-name="T16_172"><text:s/></text:span><text:span text:style-name="T16_173">ادامه</text:span><text:span text:style-name="T16_174"><text:s/></text:span><text:span text:style-name="T16_175">می</text:span><text:span text:style-name="T16_176">‌</text:span><text:span text:style-name="T16_177">یابد</text:span><text:span text:style-name="T16_178">.</text:span></text:p>
      <text:p text:style-name="P17"><text:span text:style-name="T17_1">ممکن</text:span><text:span text:style-name="T17_2"><text:s/></text:span><text:span text:style-name="T17_3">است</text:span><text:span text:style-name="T17_4"><text:s/></text:span><text:span text:style-name="T17_5">این</text:span><text:span text:style-name="T17_6"><text:s/></text:span><text:span text:style-name="T17_7">ایده</text:span><text:span text:style-name="T17_8"><text:s/></text:span><text:span text:style-name="T17_9">کمی</text:span><text:span text:style-name="T17_10"><text:s/></text:span><text:span text:style-name="T17_11">مبهم</text:span><text:span text:style-name="T17_12"><text:s/></text:span><text:span text:style-name="T17_13">به</text:span><text:span text:style-name="T17_14"><text:s/></text:span><text:span text:style-name="T17_15">نظر</text:span><text:span text:style-name="T17_16"><text:s/></text:span><text:span text:style-name="T17_17">برسد</text:span><text:span text:style-name="T17_18"><text:s/></text:span><text:span text:style-name="T17_19">اما</text:span><text:span text:style-name="T17_20"><text:s/></text:span><text:span text:style-name="T17_21">زمانی</text:span><text:span text:style-name="T17_22"><text:s/></text:span><text:span text:style-name="T17_23">که</text:span><text:span text:style-name="T17_24"><text:s/></text:span><text:span text:style-name="T17_25">در</text:span><text:span text:style-name="T17_26"><text:s/></text:span><text:span text:style-name="T17_27">مورد</text:span><text:span text:style-name="T17_28"><text:s/></text:span><text:span text:style-name="T17_29">الگوریتم</text:span><text:span text:style-name="T17_30">‌</text:span><text:span text:style-name="T17_31">ها</text:span><text:span text:style-name="T17_32"><text:s/></text:span><text:span text:style-name="T17_33">صحبت</text:span><text:span text:style-name="T17_34"><text:s/></text:span><text:span text:style-name="T17_35">کردیم</text:span><text:span text:style-name="T17_36"><text:s/></text:span><text:span text:style-name="T17_37">باز</text:span><text:span text:style-name="T17_38"><text:s/></text:span><text:span text:style-name="T17_39">به</text:span><text:span text:style-name="T17_40"><text:s/></text:span><text:span text:style-name="T17_41">این</text:span><text:span text:style-name="T17_42"><text:s/></text:span><text:span text:style-name="T17_43">موضوع</text:span><text:span text:style-name="T17_44"><text:s/></text:span><text:span text:style-name="T17_45">بر</text:span><text:span text:style-name="T17_46"><text:s/></text:span><text:span text:style-name="T17_47">خواهیم</text:span><text:span text:style-name="T17_48"><text:s/></text:span><text:span text:style-name="T17_49">گشت</text:span><text:span text:style-name="T17_50">.</text:span></text:p>
      <text:p text:style-name="P18"/>
      <text:p text:style-name="P19"/>
      <text:h text:style-name="P20" text:outline-level="10"><text:bookmark-start text:name="h.xuf5dk6wg0ct"/><text:bookmark-end text:name="h.xuf5dk6wg0ct"/><text:span text:style-name="T20_1">1.2<text:s/></text:span></text:h>
      <text:h text:style-name="P21" text:outline-level="10"><text:span text:style-name="T21_1">اجرا</text:span><text:span text:style-name="T21_2"><text:s/></text:span><text:span text:style-name="T21_3">کردن</text:span><text:span text:style-name="T21_4"><text:s/></text:span><text:span text:style-name="T21_5">پایتون</text:span></text:h>
      <text:p text:style-name="P22"/>
      <text:p text:style-name="P23"><text:span text:style-name="T23_1">یکی</text:span><text:span text:style-name="T23_2"><text:s/></text:span><text:span text:style-name="T23_3">از</text:span><text:span text:style-name="T23_4"><text:s/></text:span><text:span text:style-name="T23_5">چالش</text:span><text:span text:style-name="T23_6"><text:s/></text:span><text:span text:style-name="T23_7">های</text:span><text:span text:style-name="T23_8"><text:s/></text:span><text:span text:style-name="T23_9">شروع</text:span><text:span text:style-name="T23_10"><text:s/></text:span><text:span text:style-name="T23_11">به</text:span><text:span text:style-name="T23_12"><text:s/></text:span><text:span text:style-name="T23_13">کار</text:span><text:span text:style-name="T23_14"><text:s/></text:span><text:span text:style-name="T23_15">با</text:span><text:span text:style-name="T23_16"><text:s/></text:span><text:span text:style-name="T23_17">پایتون</text:span><text:span text:style-name="T23_18"><text:s/></text:span><text:span text:style-name="T23_19">این</text:span><text:span text:style-name="T23_20"><text:s/></text:span><text:span text:style-name="T23_21">است</text:span><text:span text:style-name="T23_22"><text:s/></text:span><text:span text:style-name="T23_23">که</text:span><text:span text:style-name="T23_24"><text:s/></text:span><text:span text:style-name="T23_25">ممکن</text:span><text:span text:style-name="T23_26"><text:s/></text:span><text:span text:style-name="T23_27">است</text:span><text:span text:style-name="T23_28"><text:s/></text:span><text:span text:style-name="T23_29">شما</text:span><text:span text:style-name="T23_30"><text:s/></text:span><text:span text:style-name="T23_31">مجبور</text:span><text:span text:style-name="T23_32"><text:s/></text:span><text:span text:style-name="T23_33">به</text:span><text:span text:style-name="T23_34"><text:s/></text:span><text:span text:style-name="T23_35">نصب</text:span><text:span text:style-name="T23_36"><text:s/></text:span><text:span text:style-name="T23_37">پایتون</text:span><text:span text:style-name="T23_38"><text:s/></text:span><text:span text:style-name="T23_39">و</text:span><text:span text:style-name="T23_40"><text:s/></text:span><text:span text:style-name="T23_41">نرم</text:span><text:span text:style-name="T23_42"><text:s/></text:span><text:span text:style-name="T23_43">افزار</text:span><text:span text:style-name="T23_44"><text:s/></text:span><text:span text:style-name="T23_45">های</text:span><text:span text:style-name="T23_46"><text:s/></text:span><text:span text:style-name="T23_47">مرتبط</text:span><text:span text:style-name="T23_48"><text:s/></text:span><text:span text:style-name="T23_49">با</text:span><text:span text:style-name="T23_50"><text:s/></text:span><text:span text:style-name="T23_51">آن</text:span><text:span text:style-name="T23_52"><text:s/></text:span><text:span text:style-name="T23_53">روی</text:span><text:span text:style-name="T23_54"><text:s/></text:span><text:span text:style-name="T23_55">کامپیوترتان</text:span><text:span text:style-name="T23_56"><text:s/></text:span><text:span text:style-name="T23_57">بشوید</text:span><text:span text:style-name="T23_58">.</text:span><text:span text:style-name="T23_59">اگر</text:span><text:span text:style-name="T23_60"><text:s/></text:span><text:span text:style-name="T23_61">با</text:span><text:span text:style-name="T23_62"><text:s/></text:span><text:span text:style-name="T23_63">سیستم</text:span><text:span text:style-name="T23_64"><text:s/></text:span><text:span text:style-name="T23_65">عاملتان</text:span><text:span text:style-name="T23_66"><text:s/></text:span><text:span text:style-name="T23_67">آشنا</text:span><text:span text:style-name="T23_68"><text:s/></text:span><text:span text:style-name="T23_69">باشید</text:span><text:span text:style-name="T23_70"><text:s/></text:span><text:span text:style-name="T23_71">و</text:span><text:span text:style-name="T23_72"><text:s/></text:span><text:span text:style-name="T23_73">مخصوصا</text:span><text:span text:style-name="T23_74"><text:s/></text:span><text:span text:style-name="T23_75">اگر</text:span><text:span text:style-name="T23_76"><text:s/></text:span><text:span text:style-name="T23_77">با</text:span><text:span text:style-name="T23_78"><text:s/></text:span><text:span text:style-name="T23_79">رابط</text:span><text:span text:style-name="T23_80"><text:s/></text:span><text:span text:style-name="T23_81">خط</text:span><text:span text:style-name="T23_82"><text:s/></text:span><text:span text:style-name="T23_83">فرمان</text:span><text:span text:style-name="T23_84"><text:note text:note-class="footnote"><text:note-citation/><text:note-body><text:p text:style-name="P24"><text:span text:style-name="T24_1">Command</text:span><text:span text:style-name="T24_2"><text:s/></text:span><text:span text:style-name="T24_3">line</text:span><text:span text:style-name="T24_4"><text:s/></text:span><text:span text:style-name="T24_5">interface</text:span></text:p></text:note-body></text:note></text:span><text:span text:style-name="T24_6"><text:s/></text:span><text:span text:style-name="T24_7">میانه</text:span><text:span text:style-name="T24_8"><text:s/></text:span><text:span text:style-name="T24_9">خوبی</text:span><text:span text:style-name="T24_10"><text:s/></text:span><text:span text:style-name="T24_11">داشته</text:span><text:span text:style-name="T24_12"><text:s/></text:span><text:span text:style-name="T24_13">باشید</text:span><text:span text:style-name="T24_14"><text:s/>،<text:s/></text:span><text:span text:style-name="T24_15">در</text:span><text:span text:style-name="T24_16"><text:s/></text:span><text:span text:style-name="T24_17">نصب</text:span><text:span text:style-name="T24_18"><text:s/></text:span><text:span text:style-name="T24_19">پایتون</text:span><text:span text:style-name="T24_20"><text:s/></text:span><text:span text:style-name="T24_21">مشکلی</text:span><text:span text:style-name="T24_22"><text:s/></text:span><text:span text:style-name="T24_23">نخواهید</text:span><text:span text:style-name="T24_24"><text:s/></text:span><text:span text:style-name="T24_25">داشت</text:span><text:span text:style-name="T24_26">.</text:span><text:span text:style-name="T24_27">ولی</text:span><text:span text:style-name="T24_28"><text:s/></text:span><text:span text:style-name="T24_29">برای</text:span><text:span text:style-name="T24_30"><text:s/></text:span><text:span text:style-name="T24_31">تازه</text:span><text:span text:style-name="T24_32"><text:s/></text:span><text:span text:style-name="T24_33">کار</text:span><text:span text:style-name="T24_34"><text:s/></text:span><text:span text:style-name="T24_35">ها</text:span><text:span text:style-name="T24_36"><text:s/></text:span><text:span text:style-name="T24_37">ممکن</text:span><text:span text:style-name="T24_38"><text:s/></text:span><text:span text:style-name="T24_39">است</text:span><text:span text:style-name="T24_40"><text:s/></text:span><text:span text:style-name="T24_41">یادگیری</text:span><text:span text:style-name="T24_42"><text:s/></text:span><text:span text:style-name="T24_43">برنامه</text:span><text:span text:style-name="T24_44"><text:s/></text:span><text:span text:style-name="T24_45">نویسی</text:span><text:span text:style-name="T24_46"><text:s/></text:span><text:span text:style-name="T24_47">و</text:span><text:span text:style-name="T24_48"><text:s/></text:span><text:span text:style-name="T24_49">مدیریت</text:span><text:span text:style-name="T24_50"><text:s/></text:span><text:span text:style-name="T24_51">سیستم</text:span><text:span text:style-name="T24_52"><text:s/></text:span><text:span text:style-name="T24_53">به</text:span><text:span text:style-name="T24_54"><text:s/></text:span><text:span text:style-name="T24_55">شکل</text:span><text:span text:style-name="T24_56"><text:s/></text:span><text:span text:style-name="T24_57">همزمان</text:span><text:span text:style-name="T24_58"><text:s/></text:span><text:span text:style-name="T24_59">سخت</text:span><text:span text:style-name="T24_60"><text:s/></text:span><text:span text:style-name="T24_61">باشد</text:span><text:span text:style-name="T24_62">.<text:s/></text:span><text:span text:style-name="T24_63">برای</text:span><text:span text:style-name="T24_64"><text:s/></text:span><text:span text:style-name="T24_65">جلوگیری</text:span><text:span text:style-name="T24_66"><text:s/></text:span><text:span text:style-name="T24_67">از</text:span><text:span text:style-name="T24_68"><text:s/></text:span><text:span text:style-name="T24_69">این</text:span><text:span text:style-name="T24_70"><text:s/></text:span><text:span text:style-name="T24_71">مشکل</text:span><text:span text:style-name="T24_72"><text:s/></text:span><text:span text:style-name="T24_73">من</text:span><text:span text:style-name="T24_74"><text:s/></text:span><text:span text:style-name="T24_75">به</text:span><text:span text:style-name="T24_76"><text:s/></text:span><text:span text:style-name="T24_77">شما</text:span><text:span text:style-name="T24_78"><text:s/></text:span><text:span text:style-name="T24_79">پیشنهاد</text:span><text:span text:style-name="T24_80"><text:s/></text:span><text:span text:style-name="T24_81">میکنم</text:span><text:span text:style-name="T24_82"><text:s/></text:span><text:span text:style-name="T24_83">که</text:span><text:span text:style-name="T24_84"><text:s/></text:span><text:span text:style-name="T24_85">پایتون</text:span><text:span text:style-name="T24_86"><text:s/></text:span><text:span text:style-name="T24_87">را</text:span><text:span text:style-name="T24_88"><text:s/></text:span><text:span text:style-name="T24_89">در</text:span><text:span text:style-name="T24_90"><text:s/></text:span><text:span text:style-name="T24_91">مرورگر</text:span><text:span text:style-name="T24_92"><text:s/></text:span><text:span text:style-name="T24_93">خود</text:span><text:span text:style-name="T24_94"><text:s/></text:span><text:span text:style-name="T24_95">اجرا</text:span><text:span text:style-name="T24_96"><text:s/></text:span><text:span text:style-name="T24_97">کنید</text:span><text:span text:style-name="T24_98"><text:s/>.<text:s/></text:span><text:span text:style-name="T24_99">بعدا</text:span><text:span text:style-name="T24_100"><text:s/></text:span><text:span text:style-name="T24_101">و</text:span><text:span text:style-name="T24_102"><text:s/></text:span><text:span text:style-name="T24_103">موقعی</text:span><text:span text:style-name="T24_104"><text:s/></text:span><text:span text:style-name="T24_105">که</text:span><text:span text:style-name="T24_106"><text:s/></text:span><text:span text:style-name="T24_107">با</text:span><text:span text:style-name="T24_108"><text:s/></text:span><text:span text:style-name="T24_109">پایتون</text:span><text:span text:style-name="T24_110"><text:s/></text:span><text:span text:style-name="T24_111">بیشتر</text:span><text:span text:style-name="T24_112"><text:s/></text:span><text:span text:style-name="T24_113">آشنا</text:span><text:span text:style-name="T24_114"><text:s/></text:span><text:span text:style-name="T24_115">شدید</text:span><text:span text:style-name="T24_116"><text:s/></text:span><text:span text:style-name="T24_117">و</text:span><text:span text:style-name="T24_118"><text:s/></text:span><text:span text:style-name="T24_119">با</text:span><text:span text:style-name="T24_120"><text:s/></text:span><text:span text:style-name="T24_121">آن</text:span><text:span text:style-name="T24_122"><text:s/></text:span><text:span text:style-name="T24_123">راحت</text:span><text:span text:style-name="T24_124"><text:s/></text:span><text:span text:style-name="T24_125">بودید</text:span><text:span text:style-name="T24_126"><text:s/>،<text:s/></text:span><text:span text:style-name="T24_127">برای</text:span><text:span text:style-name="T24_128"><text:s/></text:span><text:span text:style-name="T24_129">نصب</text:span><text:span text:style-name="T24_130"><text:s/></text:span><text:span text:style-name="T24_131">پایتون</text:span><text:span text:style-name="T24_132"><text:s/></text:span><text:span text:style-name="T24_133">روی</text:span><text:span text:style-name="T24_134"><text:s/></text:span><text:span text:style-name="T24_135">رایانه</text:span><text:span text:style-name="T24_136"><text:s/></text:span><text:span text:style-name="T24_137">خودتان</text:span><text:span text:style-name="T24_138"><text:s/></text:span><text:span text:style-name="T24_139">به</text:span><text:span text:style-name="T24_140"><text:s/></text:span><text:span text:style-name="T24_141">شما</text:span><text:span text:style-name="T24_142"><text:s/></text:span><text:span text:style-name="T24_143">راهنمایی</text:span><text:span text:style-name="T24_144"><text:s/></text:span><text:span text:style-name="T24_145">خواهم</text:span><text:span text:style-name="T24_146"><text:s/></text:span><text:span text:style-name="T24_147">کرد</text:span><text:span text:style-name="T24_148">.</text:span></text:p>
      <text:p text:style-name="P25"/>
      <text:p text:style-name="P26"><text:span text:style-name="T26_1">تعدادی</text:span><text:span text:style-name="T26_2"><text:s/></text:span><text:span text:style-name="T26_3">وب</text:span><text:span text:style-name="T26_4"><text:s/></text:span><text:span text:style-name="T26_5">سایت</text:span><text:span text:style-name="T26_6"><text:s/></text:span><text:span text:style-name="T26_7">وجود</text:span><text:span text:style-name="T26_8"><text:s/></text:span><text:span text:style-name="T26_9">دارند</text:span><text:span text:style-name="T26_10"><text:s/></text:span><text:span text:style-name="T26_11">که</text:span><text:span text:style-name="T26_12"><text:s/></text:span><text:span text:style-name="T26_13">شما</text:span><text:span text:style-name="T26_14"><text:s/></text:span><text:span text:style-name="T26_15">می</text:span><text:span text:style-name="T26_16"><text:s/></text:span><text:span text:style-name="T26_17">توانید</text:span><text:span text:style-name="T26_18"><text:s/></text:span><text:span text:style-name="T26_19">از</text:span><text:span text:style-name="T26_20"><text:s/></text:span><text:span text:style-name="T26_21">آن</text:span><text:span text:style-name="T26_22"><text:s/></text:span><text:span text:style-name="T26_23">ها</text:span><text:span text:style-name="T26_24"><text:s/></text:span><text:span text:style-name="T26_25">برای</text:span><text:span text:style-name="T26_26"><text:s/></text:span><text:span text:style-name="T26_27">اجرای</text:span><text:span text:style-name="T26_28"><text:s/></text:span><text:span text:style-name="T26_29">پایتون</text:span><text:span text:style-name="T26_30"><text:s/></text:span><text:span text:style-name="T26_31">استفاده</text:span><text:span text:style-name="T26_32"><text:s/></text:span><text:span text:style-name="T26_33">کنید</text:span><text:span text:style-name="T26_34">.</text:span><text:span text:style-name="T26_35">اگر</text:span><text:span text:style-name="T26_36"><text:s/></text:span><text:span text:style-name="T26_37">شما</text:span><text:span text:style-name="T26_38"><text:s/></text:span><text:span text:style-name="T26_39">یکی</text:span><text:span text:style-name="T26_40"><text:s/></text:span><text:span text:style-name="T26_41">از</text:span><text:span text:style-name="T26_42"><text:s/></text:span><text:span text:style-name="T26_43">آن</text:span><text:span text:style-name="T26_44"><text:s/></text:span><text:span text:style-name="T26_45">ها</text:span><text:span text:style-name="T26_46"><text:s/></text:span><text:span text:style-name="T26_47">را</text:span><text:span text:style-name="T26_48"><text:s/></text:span><text:span text:style-name="T26_49">می</text:span><text:span text:style-name="T26_50"><text:s/></text:span><text:span text:style-name="T26_51">شناسید</text:span><text:span text:style-name="T26_52"><text:s/>،‌</text:span><text:span text:style-name="T26_53">از</text:span><text:span text:style-name="T26_54"><text:s/></text:span><text:span text:style-name="T26_55">آن</text:span><text:span text:style-name="T26_56"><text:s/></text:span><text:span text:style-name="T26_57">استفاده</text:span><text:span text:style-name="T26_58"><text:s/></text:span><text:span text:style-name="T26_59">کنید</text:span><text:span text:style-name="T26_60"><text:s/></text:span><text:span text:style-name="T26_61">در</text:span><text:span text:style-name="T26_62"><text:s/></text:span><text:span text:style-name="T26_63">غیر</text:span><text:span text:style-name="T26_64"><text:s/></text:span><text:span text:style-name="T26_65">این</text:span><text:span text:style-name="T26_66"><text:s/></text:span><text:span text:style-name="T26_67">صورت</text:span><text:span text:style-name="T26_68"><text:s/></text:span><text:span text:style-name="T26_69">پیشنهاد</text:span><text:span text:style-name="T26_70"><text:s/></text:span><text:span text:style-name="T26_71">من</text:span><text:span text:style-name="T26_72"><text:s/></text:span><text:span text:style-name="T26_73">به</text:span><text:span text:style-name="T26_74"><text:s/></text:span><text:span text:style-name="T26_75">شما</text:span><text:span text:style-name="T26_76"><text:s/></text:span><text:span text:style-name="T26_77">استفاده</text:span><text:span text:style-name="T26_78"><text:s/></text:span><text:span text:style-name="T26_79">از</text:span><text:span text:style-name="T26_80">PythonAnywhere</text:span><text:span text:style-name="T26_81"><text:s/></text:span><text:span text:style-name="T26_82">است</text:span><text:span text:style-name="T26_83"><text:s/>.<text:s/></text:span><text:span text:style-name="T26_84">من</text:span><text:span text:style-name="T26_85"><text:s/></text:span><text:span text:style-name="T26_86">جزيیات</text:span><text:span text:style-name="T26_87"><text:s/></text:span><text:span text:style-name="T26_88">و</text:span><text:span text:style-name="T26_89"><text:s/></text:span><text:span text:style-name="T26_90">راهنمایی</text:span><text:span text:style-name="T26_91"><text:s/></text:span><text:span text:style-name="T26_92">های</text:span><text:span text:style-name="T26_93"><text:s/></text:span><text:span text:style-name="T26_94">مورد</text:span><text:span text:style-name="T26_95"><text:s/></text:span><text:span text:style-name="T26_96">نیاز</text:span><text:span text:style-name="T26_97"><text:s/></text:span><text:span text:style-name="T26_98">را</text:span><text:span text:style-name="T26_99"><text:s/></text:span><text:span text:style-name="T26_100">در</text:span><text:span text:style-name="T26_101"><text:s/></text:span><text:span text:style-name="T26_102">این</text:span><text:span text:style-name="T26_103"><text:s/></text:span><text:span text:style-name="T26_104">آدرس</text:span><text:span text:style-name="T26_105"><text:s/></text:span><text:span text:style-name="T26_106">قرار</text:span><text:span text:style-name="T26_107"><text:s/></text:span><text:span text:style-name="T26_108">داده</text:span><text:span text:style-name="T26_109"><text:s/></text:span><text:span text:style-name="T26_110">ام</text:span><text:span text:style-name="T26_111">.<text:s/></text:span><text:span text:style-name="T26_112"><text:a xlink:type="simple" xlink:href="http://tinyurl.com/thinkpython2e"><text:span text:style-name="T26_113">http</text:span></text:a></text:span><text:span text:style-name="T26_114"><text:a xlink:type="simple" xlink:href="http://tinyurl.com/thinkpython2e"><text:span text:style-name="T26_115">://</text:span></text:a></text:span><text:span text:style-name="T26_116"><text:a xlink:type="simple" xlink:href="http://tinyurl.com/thinkpython2e"><text:span text:style-name="T26_117">tinyurl</text:span></text:a></text:span><text:span text:style-name="T26_118"><text:a xlink:type="simple" xlink:href="http://tinyurl.com/thinkpython2e"><text:span text:style-name="T26_119">.</text:span></text:a></text:span><text:span text:style-name="T26_120"><text:a xlink:type="simple" xlink:href="http://tinyurl.com/thinkpython2e"><text:span text:style-name="T26_121">com</text:span></text:a></text:span><text:span text:style-name="T26_122"><text:a xlink:type="simple" xlink:href="http://tinyurl.com/thinkpython2e"><text:span text:style-name="T26_123">/</text:span></text:a></text:span><text:span text:style-name="T26_124"><text:a xlink:type="simple" xlink:href="http://tinyurl.com/thinkpython2e"><text:span text:style-name="T26_125">thinkpython</text:span></text:a></text:span><text:span text:style-name="T26_126"><text:a xlink:type="simple" xlink:href="http://tinyurl.com/thinkpython2e"><text:span text:style-name="T26_127">2</text:span></text:a></text:span><text:span text:style-name="T26_128"><text:a xlink:type="simple" xlink:href="http://tinyurl.com/thinkpython2e"><text:span text:style-name="T26_129">e</text:span></text:a></text:span></text:p>
      <text:p text:style-name="P27"><text:span text:style-name="T27_1">دو</text:span><text:span text:style-name="T27_2"><text:s/></text:span><text:span text:style-name="T27_3">نسخه</text:span><text:span text:style-name="T27_4"><text:s/></text:span><text:span text:style-name="T27_5">از</text:span><text:span text:style-name="T27_6"><text:s/></text:span><text:span text:style-name="T27_7">پایتون</text:span><text:span text:style-name="T27_8"><text:s/></text:span><text:span text:style-name="T27_9">وجود</text:span><text:span text:style-name="T27_10"><text:s/></text:span><text:span text:style-name="T27_11">دارد</text:span><text:span text:style-name="T27_12">:<text:s/></text:span><text:span text:style-name="T27_13">پایتون</text:span><text:span text:style-name="T27_14"><text:s/>۲<text:s/></text:span><text:span text:style-name="T27_15">و</text:span><text:span text:style-name="T27_16"><text:s/></text:span><text:span text:style-name="T27_17">پایتون</text:span><text:span text:style-name="T27_18"><text:s/>۳.<text:s/></text:span><text:span text:style-name="T27_19">این</text:span><text:span text:style-name="T27_20"><text:s/></text:span><text:span text:style-name="T27_21">دو</text:span><text:span text:style-name="T27_22"><text:s/></text:span><text:span text:style-name="T27_23">نسخه</text:span><text:span text:style-name="T27_24"><text:s/></text:span><text:span text:style-name="T27_25">بسیار</text:span><text:span text:style-name="T27_26"><text:s/></text:span><text:span text:style-name="T27_27">به</text:span><text:span text:style-name="T27_28"><text:s/></text:span><text:span text:style-name="T27_29">هم</text:span><text:span text:style-name="T27_30"><text:s/></text:span><text:span text:style-name="T27_31">شبیه</text:span><text:span text:style-name="T27_32"><text:s/></text:span><text:span text:style-name="T27_33">هستند</text:span><text:span text:style-name="T27_34">.<text:s/></text:span><text:span text:style-name="T27_35">پس</text:span><text:span text:style-name="T27_36"><text:s/></text:span><text:span text:style-name="T27_37">اگر</text:span><text:span text:style-name="T27_38"><text:s/></text:span><text:span text:style-name="T27_39">شما</text:span><text:span text:style-name="T27_40"><text:s/></text:span><text:span text:style-name="T27_41">یکی</text:span><text:span text:style-name="T27_42"><text:s/></text:span><text:span text:style-name="T27_43">از</text:span><text:span text:style-name="T27_44"><text:s/></text:span><text:span text:style-name="T27_45">آن</text:span><text:span text:style-name="T27_46"><text:s/></text:span><text:span text:style-name="T27_47">ها</text:span><text:span text:style-name="T27_48"><text:s/></text:span><text:span text:style-name="T27_49">را</text:span><text:span text:style-name="T27_50"><text:s/></text:span><text:span text:style-name="T27_51">یادبگیرید</text:span><text:span text:style-name="T27_52"><text:s/></text:span><text:span text:style-name="T27_53">کار</text:span><text:span text:style-name="T27_54"><text:s/></text:span><text:span text:style-name="T27_55">با</text:span><text:span text:style-name="T27_56"><text:s/></text:span><text:span text:style-name="T27_57">دیگری</text:span><text:span text:style-name="T27_58"><text:s/></text:span><text:span text:style-name="T27_59">برای</text:span><text:span text:style-name="T27_60"><text:s/></text:span><text:span text:style-name="T27_61">شما</text:span><text:span text:style-name="T27_62"><text:s/></text:span><text:span text:style-name="T27_63">چندان</text:span><text:span text:style-name="T27_64"><text:s/></text:span><text:span text:style-name="T27_65">سخت</text:span><text:span text:style-name="T27_66"><text:s/></text:span><text:span text:style-name="T27_67">نخواهد</text:span><text:span text:style-name="T27_68"><text:s/></text:span><text:span text:style-name="T27_69">بود</text:span><text:span text:style-name="T27_70">.</text:span><text:span text:style-name="T27_71">در</text:span><text:span text:style-name="T27_72"><text:s/></text:span><text:span text:style-name="T27_73">حقیقت</text:span><text:span text:style-name="T27_74"><text:s/></text:span><text:span text:style-name="T27_75">شما</text:span><text:span text:style-name="T27_76"><text:s/></text:span><text:span text:style-name="T27_77">به</text:span><text:span text:style-name="T27_78"><text:s/></text:span><text:span text:style-name="T27_79">عنوان</text:span><text:span text:style-name="T27_80"><text:s/></text:span><text:span text:style-name="T27_81">یک</text:span><text:span text:style-name="T27_82"><text:s/></text:span><text:span text:style-name="T27_83">تازه</text:span><text:span text:style-name="T27_84"><text:s/></text:span><text:span text:style-name="T27_85">کار</text:span><text:span text:style-name="T27_86"><text:s/></text:span><text:span text:style-name="T27_87">تفاوت</text:span><text:span text:style-name="T27_88"><text:s/></text:span><text:span text:style-name="T27_89">های</text:span><text:span text:style-name="T27_90"><text:s/></text:span><text:span text:style-name="T27_91">بسیار</text:span><text:span text:style-name="T27_92"><text:s/></text:span><text:span text:style-name="T27_93">کمی</text:span><text:span text:style-name="T27_94"><text:s/></text:span><text:span text:style-name="T27_95">را</text:span><text:span text:style-name="T27_96"><text:s/></text:span><text:span text:style-name="T27_97">مشاهده</text:span><text:span text:style-name="T27_98"><text:s/></text:span><text:span text:style-name="T27_99">خواهید</text:span><text:span text:style-name="T27_100"><text:s/></text:span><text:span text:style-name="T27_101">کرد</text:span><text:span text:style-name="T27_102">.</text:span><text:span text:style-name="T27_103">این</text:span><text:span text:style-name="T27_104"><text:s/></text:span><text:span text:style-name="T27_105">کتاب</text:span><text:span text:style-name="T27_106"><text:s/></text:span><text:span text:style-name="T27_107">بر</text:span><text:span text:style-name="T27_108"><text:s/></text:span><text:span text:style-name="T27_109">مبنای</text:span><text:span text:style-name="T27_110"><text:s text:c="2"/></text:span><text:span text:style-name="T27_111">پایتون</text:span><text:span text:style-name="T27_112"><text:s/>۳<text:s/></text:span><text:span text:style-name="T27_113">نوشته</text:span><text:span text:style-name="T27_114"><text:s/></text:span><text:span text:style-name="T27_115">شده</text:span><text:span text:style-name="T27_116"><text:s/></text:span><text:span text:style-name="T27_117">است</text:span><text:span text:style-name="T27_118"><text:s/></text:span><text:span text:style-name="T27_119">ولی</text:span><text:span text:style-name="T27_120"><text:s/></text:span><text:span text:style-name="T27_121">من</text:span><text:span text:style-name="T27_122"><text:s/></text:span><text:span text:style-name="T27_123">چند</text:span><text:span text:style-name="T27_124"><text:s/></text:span><text:span text:style-name="T27_125">یادداشت</text:span><text:span text:style-name="T27_126"><text:s/></text:span><text:span text:style-name="T27_127">درباره</text:span><text:span text:style-name="T27_128"><text:s/></text:span><text:span text:style-name="T27_129">ی</text:span><text:span text:style-name="T27_130"><text:s/></text:span><text:span text:style-name="T27_131">پایتون</text:span><text:span text:style-name="T27_132"><text:s/>۲<text:s/></text:span><text:span text:style-name="T27_133">نیز</text:span><text:span text:style-name="T27_134"><text:s/></text:span><text:span text:style-name="T27_135">در</text:span><text:span text:style-name="T27_136"><text:s/></text:span><text:span text:style-name="T27_137">این</text:span><text:span text:style-name="T27_138"><text:s/></text:span><text:span text:style-name="T27_139">کتاب</text:span><text:span text:style-name="T27_140"><text:s/></text:span><text:span text:style-name="T27_141">قرار</text:span><text:span text:style-name="T27_142"><text:s/></text:span><text:span text:style-name="T27_143">داده</text:span><text:span text:style-name="T27_144"><text:s/></text:span><text:span text:style-name="T27_145">ام</text:span><text:span text:style-name="T27_146">.</text:span></text:p>
      <text:p text:style-name="P28"><text:span text:style-name="T28_1">مفسر</text:span><text:span text:style-name="T28_2"><text:note text:note-class="footnote"><text:note-citation/><text:note-body><text:p text:style-name="P29"><text:span text:style-name="T29_1"><text:s/></text:span><text:span text:style-name="T29_2">interpreter</text:span></text:p></text:note-body></text:note></text:span><text:span text:style-name="T29_3"><text:s/></text:span><text:span text:style-name="T29_4">پایتون</text:span><text:span text:style-name="T29_5"><text:s/></text:span><text:span text:style-name="T29_6">یک</text:span><text:span text:style-name="T29_7"><text:s/></text:span><text:span text:style-name="T29_8">برنامه</text:span><text:span text:style-name="T29_9"><text:s/></text:span><text:span text:style-name="T29_10">است</text:span><text:span text:style-name="T29_11"><text:s/></text:span><text:span text:style-name="T29_12">که</text:span><text:span text:style-name="T29_13"><text:s/></text:span><text:span text:style-name="T29_14">کد</text:span><text:span text:style-name="T29_15"><text:s/></text:span><text:span text:style-name="T29_16">نوشته</text:span><text:span text:style-name="T29_17"><text:s/></text:span><text:span text:style-name="T29_18">شده</text:span><text:span text:style-name="T29_19"><text:s/></text:span><text:span text:style-name="T29_20">به</text:span><text:span text:style-name="T29_21"><text:s/></text:span><text:span text:style-name="T29_22">زبان</text:span><text:span text:style-name="T29_23"><text:s/></text:span><text:span text:style-name="T29_24">پایتون</text:span><text:span text:style-name="T29_25"><text:s/></text:span><text:span text:style-name="T29_26">را</text:span><text:span text:style-name="T29_27"><text:s/></text:span><text:span text:style-name="T29_28">می</text:span><text:span text:style-name="T29_29"><text:s/></text:span><text:span text:style-name="T29_30">خواند</text:span><text:span text:style-name="T29_31"><text:s/></text:span><text:span text:style-name="T29_32">و</text:span><text:span text:style-name="T29_33"><text:s/></text:span><text:span text:style-name="T29_34">اجرا</text:span><text:span text:style-name="T29_35"><text:s/></text:span><text:span text:style-name="T29_36">می</text:span><text:span text:style-name="T29_37"><text:s/></text:span><text:span text:style-name="T29_38">کند</text:span><text:span text:style-name="T29_39">.<text:s/></text:span><text:span text:style-name="T29_40">بسته</text:span><text:span text:style-name="T29_41"><text:s/></text:span><text:span text:style-name="T29_42">به</text:span><text:span text:style-name="T29_43"><text:s/></text:span><text:span text:style-name="T29_44">محیطی</text:span><text:span text:style-name="T29_45"><text:s/></text:span><text:span text:style-name="T29_46">که</text:span><text:span text:style-name="T29_47"><text:s/></text:span><text:span text:style-name="T29_48">پایتون</text:span><text:span text:style-name="T29_49"><text:s/></text:span><text:span text:style-name="T29_50">را</text:span><text:span text:style-name="T29_51"><text:s/></text:span><text:span text:style-name="T29_52">در</text:span><text:span text:style-name="T29_53"><text:s/></text:span><text:span text:style-name="T29_54">آن</text:span><text:span text:style-name="T29_55"><text:s/></text:span><text:span text:style-name="T29_56">اجرا</text:span><text:span text:style-name="T29_57"><text:s/></text:span><text:span text:style-name="T29_58">می</text:span><text:span text:style-name="T29_59"><text:s/></text:span><text:span text:style-name="T29_60">کنید</text:span><text:span text:style-name="T29_61"><text:s/>،<text:s/></text:span><text:span text:style-name="T29_62">ممکن</text:span><text:span text:style-name="T29_63"><text:s/></text:span><text:span text:style-name="T29_64">است</text:span><text:span text:style-name="T29_65"><text:s/></text:span><text:span text:style-name="T29_66">مفسر</text:span><text:span text:style-name="T29_67"><text:s/></text:span><text:span text:style-name="T29_68">را</text:span><text:span text:style-name="T29_69"><text:s/></text:span><text:span text:style-name="T29_70">با</text:span><text:span text:style-name="T29_71"><text:s/></text:span><text:span text:style-name="T29_72">کلیک</text:span><text:span text:style-name="T29_73"><text:s/></text:span><text:span text:style-name="T29_74">روی</text:span><text:span text:style-name="T29_75"><text:s/></text:span><text:span text:style-name="T29_76">یک</text:span><text:span text:style-name="T29_77"><text:s/></text:span><text:span text:style-name="T29_78">آیکون</text:span><text:span text:style-name="T29_79"><text:s/></text:span><text:span text:style-name="T29_80">یا</text:span><text:span text:style-name="T29_81"><text:s/></text:span><text:span text:style-name="T29_82">تایپ</text:span><text:span text:style-name="T29_83"><text:s/></text:span><text:span text:style-name="T29_84">python</text:span><text:span text:style-name="T29_85"><text:s/></text:span><text:span text:style-name="T29_86">در</text:span><text:span text:style-name="T29_87"><text:s/></text:span><text:span text:style-name="T29_88">یک</text:span><text:span text:style-name="T29_89"><text:s/></text:span><text:span text:style-name="T29_90">رابط</text:span><text:span text:style-name="T29_91"><text:s/></text:span><text:span text:style-name="T29_92">خط</text:span><text:span text:style-name="T29_93"><text:s/></text:span><text:span text:style-name="T29_94">فرمان</text:span><text:span text:style-name="T29_95"><text:s/></text:span><text:span text:style-name="T29_96">اجرا</text:span><text:span text:style-name="T29_97"><text:s/></text:span><text:span text:style-name="T29_98">کنید</text:span><text:span text:style-name="T29_99">.</text:span><text:span text:style-name="T29_100">وقتی</text:span><text:span text:style-name="T29_101"><text:s/></text:span><text:span text:style-name="T29_102">پایتون</text:span><text:span text:style-name="T29_103"><text:s/></text:span><text:span text:style-name="T29_104">را</text:span><text:span text:style-name="T29_105"><text:s/></text:span><text:span text:style-name="T29_106">اجرا</text:span><text:span text:style-name="T29_107"><text:s/></text:span><text:span text:style-name="T29_108">میکنید</text:span><text:span text:style-name="T29_109"><text:s/></text:span><text:span text:style-name="T29_110">با</text:span><text:span text:style-name="T29_111"><text:s/></text:span><text:span text:style-name="T29_112">خروجی</text:span><text:span text:style-name="T29_113"><text:s/></text:span><text:span text:style-name="T29_114">ای</text:span><text:span text:style-name="T29_115"><text:s/></text:span><text:span text:style-name="T29_116">مانند</text:span><text:span text:style-name="T29_117"><text:s/></text:span><text:span text:style-name="T29_118">این</text:span><text:span text:style-name="T29_119"><text:s/></text:span><text:span text:style-name="T29_120">روبرو</text:span><text:span text:style-name="T29_121"><text:s/></text:span><text:span text:style-name="T29_122">شوید</text:span><text:span text:style-name="T29_123">:</text:span></text:p>
      <text:p text:style-name="P30"/>
      <text:p text:style-name="P31"><text:span text:style-name="T31_1">&gt;&gt;&gt;<text:s/></text:span><text:span text:style-name="T31_2">Python</text:span><text:span text:style-name="T31_3"><text:s/>3.4.0<text:s/>(</text:span><text:span text:style-name="T31_4">default</text:span><text:span text:style-name="T31_5"><text:s/>,<text:s/></text:span><text:span text:style-name="T31_6">Jun</text:span><text:span text:style-name="T31_7"><text:s/>19<text:s/>2015<text:s/>,<text:s/>14:20:21)</text:span></text:p>
      <text:p text:style-name="P32"><text:span text:style-name="T32_1">[</text:span><text:span text:style-name="T32_2">GCC</text:span><text:span text:style-name="T32_3"><text:s/>4.8.2]<text:s/></text:span><text:span text:style-name="T32_4">on</text:span><text:span text:style-name="T32_5"><text:s/></text:span><text:span text:style-name="T32_6">linux</text:span></text:p>
      <text:p text:style-name="P33"><text:span text:style-name="T33_1">Type</text:span><text:span text:style-name="T33_2"><text:s/>“</text:span><text:span text:style-name="T33_3">help</text:span><text:span text:style-name="T33_4">”,<text:s/>“</text:span><text:span text:style-name="T33_5">copyright</text:span><text:span text:style-name="T33_6">”,<text:s/>“</text:span><text:span text:style-name="T33_7">credits</text:span><text:span text:style-name="T33_8">”<text:s/></text:span><text:span text:style-name="T33_9">or</text:span><text:span text:style-name="T33_10"><text:s/>“</text:span><text:span text:style-name="T33_11">license</text:span><text:span text:style-name="T33_12">”<text:s/></text:span><text:span text:style-name="T33_13">for</text:span><text:span text:style-name="T33_14"><text:s/></text:span><text:span text:style-name="T33_15">more</text:span><text:span text:style-name="T33_16"><text:s/></text:span><text:span text:style-name="T33_17">information</text:span><text:span text:style-name="T33_18">.</text:span></text:p>
      <text:p text:style-name="P34"><text:span text:style-name="T34_1">&gt;&gt;&gt;</text:span></text:p>
      <text:p text:style-name="P35"><text:span text:style-name="T35_1">سه</text:span><text:span text:style-name="T35_2"><text:s/></text:span><text:span text:style-name="T35_3">خط</text:span><text:span text:style-name="T35_4"><text:s/></text:span><text:span text:style-name="T35_5">اول</text:span><text:span text:style-name="T35_6"><text:s/></text:span><text:span text:style-name="T35_7">حامل</text:span><text:span text:style-name="T35_8"><text:s/></text:span><text:span text:style-name="T35_9">اطلاعاتی</text:span><text:span text:style-name="T35_10"><text:s/></text:span><text:span text:style-name="T35_11">درباره</text:span><text:span text:style-name="T35_12"><text:s/></text:span><text:span text:style-name="T35_13">مفسر</text:span><text:span text:style-name="T35_14"><text:s/></text:span><text:span text:style-name="T35_15">و</text:span><text:span text:style-name="T35_16"><text:s/></text:span><text:span text:style-name="T35_17">سیستم</text:span><text:span text:style-name="T35_18"><text:s/></text:span><text:span text:style-name="T35_19">عاملی</text:span><text:span text:style-name="T35_20"><text:s/></text:span><text:span text:style-name="T35_21">که</text:span><text:span text:style-name="T35_22"><text:s/></text:span><text:span text:style-name="T35_23">مفسر</text:span><text:span text:style-name="T35_24"><text:s/></text:span><text:span text:style-name="T35_25">در</text:span><text:span text:style-name="T35_26"><text:s/></text:span><text:span text:style-name="T35_27">آن</text:span><text:span text:style-name="T35_28"><text:s/></text:span><text:span text:style-name="T35_29">در</text:span><text:span text:style-name="T35_30"><text:s/></text:span><text:span text:style-name="T35_31">حال</text:span><text:span text:style-name="T35_32"><text:s/></text:span><text:span text:style-name="T35_33">اجرا</text:span><text:span text:style-name="T35_34"><text:s/></text:span><text:span text:style-name="T35_35">است</text:span><text:span text:style-name="T35_36"><text:s/></text:span><text:span text:style-name="T35_37">به</text:span><text:span text:style-name="T35_38"><text:s/></text:span><text:span text:style-name="T35_39">شما</text:span><text:span text:style-name="T35_40"><text:s/></text:span><text:span text:style-name="T35_41">می</text:span><text:span text:style-name="T35_42"><text:s/></text:span><text:span text:style-name="T35_43">دهد</text:span><text:span text:style-name="T35_44"><text:s/>،‌</text:span><text:span text:style-name="T35_45">به</text:span><text:span text:style-name="T35_46"><text:s/></text:span><text:span text:style-name="T35_47">همین</text:span><text:span text:style-name="T35_48"><text:s/></text:span><text:span text:style-name="T35_49">دلیل</text:span><text:span text:style-name="T35_50"><text:s/></text:span><text:span text:style-name="T35_51">ممکن</text:span><text:span text:style-name="T35_52"><text:s/></text:span><text:span text:style-name="T35_53">است</text:span><text:span text:style-name="T35_54"><text:s/></text:span><text:span text:style-name="T35_55">برای</text:span><text:span text:style-name="T35_56"><text:s/></text:span><text:span text:style-name="T35_57">شما</text:span><text:span text:style-name="T35_58"><text:s/></text:span><text:span text:style-name="T35_59">این</text:span><text:span text:style-name="T35_60"><text:s/></text:span><text:span text:style-name="T35_61">این</text:span><text:span text:style-name="T35_62"><text:s/></text:span><text:span text:style-name="T35_63">اطلاعات</text:span><text:span text:style-name="T35_64"><text:s/></text:span><text:span text:style-name="T35_65">متفاوت</text:span><text:span text:style-name="T35_66"><text:s/></text:span><text:span text:style-name="T35_67">باشد</text:span><text:span text:style-name="T35_68">.<text:s/></text:span><text:span text:style-name="T35_69">ولی</text:span><text:span text:style-name="T35_70"><text:s/></text:span><text:span text:style-name="T35_71">شما</text:span><text:span text:style-name="T35_72"><text:s/></text:span><text:span text:style-name="T35_73">باید</text:span><text:span text:style-name="T35_74"><text:s/></text:span><text:span text:style-name="T35_75">شماره</text:span><text:span text:style-name="T35_76"><text:s/></text:span><text:span text:style-name="T35_77">ی</text:span><text:span text:style-name="T35_78"><text:s/></text:span><text:span text:style-name="T35_79">نسخه</text:span><text:span text:style-name="T35_80"><text:s/></text:span><text:span text:style-name="T35_81">که</text:span><text:span text:style-name="T35_82"><text:s/></text:span><text:span text:style-name="T35_83">در</text:span><text:span text:style-name="T35_84"><text:s/></text:span><text:span text:style-name="T35_85">این</text:span><text:span text:style-name="T35_86"><text:s/></text:span><text:span text:style-name="T35_87">مثال</text:span><text:span text:style-name="T35_88"><text:s/>3.4.0<text:s/></text:span><text:span text:style-name="T35_89">است</text:span><text:span text:style-name="T35_90"><text:s/></text:span><text:span text:style-name="T35_91">و</text:span><text:span text:style-name="T35_92"><text:s/></text:span><text:span text:style-name="T35_93">با</text:span><text:span text:style-name="T35_94"><text:s/>3<text:s/></text:span><text:span text:style-name="T35_95">شروع</text:span><text:span text:style-name="T35_96"><text:s/></text:span><text:span text:style-name="T35_97">می</text:span><text:span text:style-name="T35_98"><text:s/></text:span><text:span text:style-name="T35_99">شود</text:span><text:span text:style-name="T35_100"><text:s/></text:span><text:span text:style-name="T35_101">را</text:span><text:span text:style-name="T35_102"><text:s/></text:span><text:span text:style-name="T35_103">ببینید</text:span><text:span text:style-name="T35_104"><text:s text:c="2"/></text:span><text:span text:style-name="T35_105">که</text:span><text:span text:style-name="T35_106"><text:s/></text:span><text:span text:style-name="T35_107">نشان</text:span><text:span text:style-name="T35_108"><text:s/></text:span><text:span text:style-name="T35_109">دهنده</text:span><text:span text:style-name="T35_110"><text:s text:c="2"/></text:span><text:span text:style-name="T35_111">ی</text:span><text:span text:style-name="T35_112"><text:s/></text:span><text:span text:style-name="T35_113">نسخه</text:span><text:span text:style-name="T35_114"><text:s/></text:span><text:span text:style-name="T35_115">پایتونی</text:span><text:span text:style-name="T35_116"><text:s/></text:span><text:span text:style-name="T35_117">است</text:span><text:span text:style-name="T35_118"><text:s/></text:span><text:span text:style-name="T35_119">که</text:span><text:span text:style-name="T35_120"><text:s/></text:span><text:span text:style-name="T35_121">شما</text:span><text:span text:style-name="T35_122"><text:s/></text:span><text:span text:style-name="T35_123">استفاده</text:span><text:span text:style-name="T35_124"><text:s/></text:span><text:span text:style-name="T35_125">می</text:span><text:span text:style-name="T35_126"><text:s/></text:span><text:span text:style-name="T35_127">کنید</text:span><text:span text:style-name="T35_128">.</text:span><text:span text:style-name="T35_129">که</text:span><text:span text:style-name="T35_130"><text:s/></text:span><text:span text:style-name="T35_131">اگر</text:span><text:span text:style-name="T35_132"><text:s/></text:span><text:span text:style-name="T35_133">با</text:span><text:span text:style-name="T35_134"><text:s/>2<text:s text:c="2"/></text:span><text:span text:style-name="T35_135">شروع</text:span><text:span text:style-name="T35_136"><text:s/></text:span><text:span text:style-name="T35_137">شود</text:span><text:span text:style-name="T35_138"><text:s/>(</text:span><text:span text:style-name="T35_139">درست</text:span><text:span text:style-name="T35_140"><text:s/></text:span><text:span text:style-name="T35_141">حدس</text:span><text:span text:style-name="T35_142"><text:s/></text:span><text:span text:style-name="T35_143">زدید</text:span><text:span text:style-name="T35_144">)<text:s/></text:span><text:span text:style-name="T35_145">شما</text:span><text:span text:style-name="T35_146"><text:s/></text:span><text:span text:style-name="T35_147">در</text:span><text:span text:style-name="T35_148"><text:s/></text:span><text:span text:style-name="T35_149">حال</text:span><text:span text:style-name="T35_150"><text:s/></text:span><text:span text:style-name="T35_151">اجرای</text:span><text:span text:style-name="T35_152"><text:s/></text:span><text:span text:style-name="T35_153">پایتون</text:span><text:span text:style-name="T35_154"><text:s/>۲<text:s/></text:span><text:span text:style-name="T35_155">هستید</text:span><text:span text:style-name="T35_156">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color="#000000" style:font-name="Calibri" fo:font-size="24pt" style:font-name-asian="Calibri" style:font-size-asian="24pt" style:font-name-complex="Calibri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color="#000000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494cm" fo:margin-bottom="0.141cm" fo:keep-with-next="always" fo:keep-together="always" style:writing-mode="lr-tb"/>
      <style:text-properties fo:color="#00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color="#000000"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color="#000000"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color="#000000"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